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3.694cm"/>
    </style:style>
    <style:style style:name="co3" style:family="table-column">
      <style:table-column-properties fo:break-before="auto" style:column-width="4.105cm"/>
    </style:style>
    <style:style style:name="co4" style:family="table-column">
      <style:table-column-properties fo:break-before="auto" style:column-width="4.082cm"/>
    </style:style>
    <style:style style:name="co5" style:family="table-column">
      <style:table-column-properties fo:break-before="auto" style:column-width="4.168cm"/>
    </style:style>
    <style:style style:name="co6" style:family="table-column">
      <style:table-column-properties fo:break-before="auto" style:column-width="3.822cm"/>
    </style:style>
    <style:style style:name="co7" style:family="table-column">
      <style:table-column-properties fo:break-before="auto" style:column-width="3.888cm"/>
    </style:style>
    <style:style style:name="co8" style:family="table-column">
      <style:table-column-properties fo:break-before="auto" style:column-width="2.808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2.916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3.496cm"/>
    </style:style>
    <style:style style:name="co13" style:family="table-column">
      <style:table-column-properties fo:break-before="auto" style:column-width="2.496cm"/>
    </style:style>
    <style:style style:name="co14" style:family="table-column">
      <style:table-column-properties fo:break-before="auto" style:column-width="3.759cm"/>
    </style:style>
    <style:style style:name="co15" style:family="table-column">
      <style:table-column-properties fo:break-before="auto" style:column-width="4.255cm"/>
    </style:style>
    <style:style style:name="co16" style:family="table-column">
      <style:table-column-properties fo:break-before="auto" style:column-width="2.14cm"/>
    </style:style>
    <style:style style:name="co17" style:family="table-column">
      <style:table-column-properties fo:break-before="auto" style:column-width="2.224cm"/>
    </style:style>
    <style:style style:name="co18" style:family="table-column">
      <style:table-column-properties fo:break-before="auto" style:column-width="3.715cm"/>
    </style:style>
    <style:style style:name="co19" style:family="table-column">
      <style:table-column-properties fo:break-before="auto" style:column-width="3.304cm"/>
    </style:style>
    <style:style style:name="co20" style:family="table-column">
      <style:table-column-properties fo:break-before="auto" style:column-width="3.649cm"/>
    </style:style>
    <style:style style:name="co21" style:family="table-column">
      <style:table-column-properties fo:break-before="auto" style:column-width="3.089cm"/>
    </style:style>
    <style:style style:name="co22" style:family="table-column">
      <style:table-column-properties fo:break-before="auto" style:column-width="2.466cm"/>
    </style:style>
    <style:style style:name="co23" style:family="table-column">
      <style:table-column-properties fo:break-before="auto" style:column-width="2.528cm"/>
    </style:style>
    <style:style style:name="co24" style:family="table-column">
      <style:table-column-properties fo:break-before="auto" style:column-width="2.404cm"/>
    </style:style>
    <style:style style:name="co25" style:family="table-column">
      <style:table-column-properties fo:break-before="auto" style:column-width="2.558cm"/>
    </style:style>
    <style:style style:name="co26" style:family="table-column">
      <style:table-column-properties fo:break-before="auto" style:column-width="3.283cm"/>
    </style:style>
    <style:style style:name="co27" style:family="table-column">
      <style:table-column-properties fo:break-before="auto" style:column-width="2.681cm"/>
    </style:style>
    <style:style style:name="co28" style:family="table-column">
      <style:table-column-properties fo:break-before="auto" style:column-width="3.78cm"/>
    </style:style>
    <style:style style:name="co29" style:family="table-column">
      <style:table-column-properties fo:break-before="auto" style:column-width="2.619cm"/>
    </style:style>
    <style:style style:name="co30" style:family="table-column">
      <style:table-column-properties fo:break-before="auto" style:column-width="3.672cm"/>
    </style:style>
    <style:style style:name="co31" style:family="table-column">
      <style:table-column-properties fo:break-before="auto" style:column-width="3.133cm"/>
    </style:style>
    <style:style style:name="co32" style:family="table-column">
      <style:table-column-properties fo:break-before="auto" style:column-width="2.77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3" style:family="table-cell" style:parent-style-name="Excel_20_Built-in_20_Normal">
      <style:text-properties fo:font-weight="bold" style:font-weight-asian="bold" style:font-weight-complex="bold"/>
    </style:style>
    <style:style style:name="ce4" style:family="table-cell" style:parent-style-name="Excel_20_Built-in_20_Normal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2" table:default-cell-style-name="ce3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5" table:default-cell-style-name="Excel_20_Built-in_20_Normal"/>
        <table:table-column table:style-name="co13" table:default-cell-style-name="Excel_20_Built-in_20_Normal"/>
        <table:table-column table:style-name="co1" table:number-columns-repeated="1000" table:default-cell-style-name="Excel_20_Built-in_20_Normal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1" office:value-type="string">
            <text:p>rand / bin</text:p>
          </table:table-cell>
          <table:table-cell table:style-name="ce1" office:value-type="string">
            <text:p>rand / exp</text:p>
          </table:table-cell>
          <table:table-cell table:style-name="ce2" office:value-type="string">
            <text:p>EXPECTED</text:p>
          </table:table-cell>
          <table:table-cell table:style-name="ce1" office:value-type="string">
            <text:p>krzyżowanie dwumianowe</text:p>
          </table:table-cell>
          <table:table-cell table:style-name="ce1" office:value-type="string">
            <text:p>krzyżowanie wykładnicze</text:p>
          </table:table-cell>
          <table:table-cell table:style-name="Default"/>
          <table:table-cell table:style-name="ce1" office:value-type="string">
            <text:p>avg / bin</text:p>
          </table:table-cell>
          <table:table-cell table:style-name="ce1" office:value-type="string">
            <text:p>avg / exp</text:p>
          </table:table-cell>
          <table:table-cell table:style-name="ce2" office:value-type="string">
            <text:p>EXPECTED</text:p>
          </table:table-cell>
          <table:table-cell table:style-name="ce1" office:value-type="string">
            <text:p>krzyżowanie dwumianowe</text:p>
          </table:table-cell>
          <table:table-cell table:style-name="ce1" office:value-type="string">
            <text:p>krzyżowanie wykładnicze</text:p>
          </table:table-cell>
          <table:table-cell table:style-name="Default"/>
          <table:table-cell table:style-name="ce1" office:value-type="string">
            <text:p>best / bin</text:p>
          </table:table-cell>
          <table:table-cell table:style-name="ce1" office:value-type="string">
            <text:p>best / exp</text:p>
          </table:table-cell>
          <table:table-cell table:style-name="ce2" office:value-type="string">
            <text:p>EXPECTED</text:p>
          </table:table-cell>
          <table:table-cell table:style-name="ce1" office:value-type="string">
            <text:p>krzyżowanie dwumianowe</text:p>
          </table:table-cell>
          <table:table-cell table:style-name="ce1" office:value-type="string">
            <text:p>krzyżowanie wykładnicze</text:p>
          </table:table-cell>
          <table:table-cell table:style-name="ce1"/>
          <table:table-cell table:style-name="ce2" office:value-type="string">
            <text:p>EXPECTED</text:p>
          </table:table-cell>
          <table:table-cell table:style-name="ce1" office:value-type="string">
            <text:p>wybór losowego osobnika z populacji</text:p>
          </table:table-cell>
          <table:table-cell table:style-name="ce1" office:value-type="string">
            <text:p>średnia ze wszystkich osobników w populacji</text:p>
          </table:table-cell>
          <table:table-cell table:style-name="ce1" office:value-type="string">
            <text:p>wybór najlepszego osobnika z populacji</text:p>
          </table:table-cell>
          <table:table-cell table:style-name="ce1"/>
          <table:table-cell table:style-name="ce2" office:value-type="string">
            <text:p>EXPECTED</text:p>
          </table:table-cell>
          <table:table-cell table:style-name="ce1" office:value-type="string">
            <text:p>wybór losowego osobnika z populacji</text:p>
          </table:table-cell>
          <table:table-cell table:style-name="ce1" office:value-type="string">
            <text:p>średnia ze wszystkich osobników w populacji</text:p>
          </table:table-cell>
          <table:table-cell table:style-name="ce1" office:value-type="string">
            <text:p>wybór najlepszego osobnika z populacji</text:p>
          </table:table-cell>
          <table:table-cell table:style-name="ce1" table:number-columns-repeated="992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B2]-[.D2])/[.D2])" office:value-type="float" office:value="0">
            <text:p>0</text:p>
          </table:table-cell>
          <table:table-cell table:formula="of:=ABS(([.C2]-[.D2])/[.D2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1400">
            <text:p>-1400</text:p>
          </table:table-cell>
          <table:table-cell office:value-type="float" office:value="-1399.997">
            <text:p>-1399,997</text:p>
          </table:table-cell>
          <table:table-cell table:style-name="ce3" office:value-type="float" office:value="-1400">
            <text:p>-1400</text:p>
          </table:table-cell>
          <table:table-cell table:formula="of:=ABS(([.D2]-[.H2])/[.D2])" office:value-type="float" office:value="0">
            <text:p>0</text:p>
          </table:table-cell>
          <table:table-cell table:formula="of:=ABS(([.D2]-[.I2])/[.D2])" office:value-type="float" office:value="0.00000214285714280647">
            <text:p>2,14285714280647E-006</text:p>
          </table:table-cell>
          <table:table-cell table:style-name="Default"/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D2]-[.N2])/[.D2])" office:value-type="float" office:value="0">
            <text:p>0</text:p>
          </table:table-cell>
          <table:table-cell table:formula="of:=ABS(([.D2]-[.O2])/[.D2])" office:value-type="float" office:value="0">
            <text:p>0</text:p>
          </table:table-cell>
          <table:table-cell/>
          <table:table-cell table:style-name="ce3" office:value-type="float" office:value="-1400">
            <text:p>-14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400">
            <text:p>-1400</text:p>
          </table:table-cell>
          <table:table-cell office:value-type="float" office:value="0">
            <text:p>0</text:p>
          </table:table-cell>
          <table:table-cell office:value-type="float" office:value="0.00000214285714280647">
            <text:p>2,14285714280647E-006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-1300">
            <text:p>-1300</text:p>
          </table:table-cell>
          <table:table-cell table:style-name="ce3" office:value-type="float" office:value="-1300">
            <text:p>-1300</text:p>
          </table:table-cell>
          <table:table-cell table:formula="of:=ABS(([.B3]-[.D3])/[.D3])" office:value-type="float" office:value="0">
            <text:p>0</text:p>
          </table:table-cell>
          <table:table-cell table:formula="of:=ABS(([.C3]-[.D3])/[.D3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1300">
            <text:p>-1300</text:p>
          </table:table-cell>
          <table:table-cell office:value-type="float" office:value="-1299.939">
            <text:p>-1299,939</text:p>
          </table:table-cell>
          <table:table-cell table:style-name="ce3" office:value-type="float" office:value="-1300">
            <text:p>-1300</text:p>
          </table:table-cell>
          <table:table-cell table:formula="of:=ABS(([.D3]-[.H3])/[.D3])" office:value-type="float" office:value="0">
            <text:p>0</text:p>
          </table:table-cell>
          <table:table-cell table:formula="of:=ABS(([.D3]-[.I3])/[.D3])" office:value-type="float" office:value="0.0000469230769230168">
            <text:p>4,69230769230168E-005</text:p>
          </table:table-cell>
          <table:table-cell table:style-name="Default"/>
          <table:table-cell table:number-columns-repeated="2" office:value-type="float" office:value="-1300">
            <text:p>-1300</text:p>
          </table:table-cell>
          <table:table-cell table:style-name="ce3" office:value-type="float" office:value="-1300">
            <text:p>-1300</text:p>
          </table:table-cell>
          <table:table-cell table:formula="of:=ABS(([.D3]-[.N3])/[.D3])" office:value-type="float" office:value="0">
            <text:p>0</text:p>
          </table:table-cell>
          <table:table-cell table:formula="of:=ABS(([.D3]-[.O3])/[.D3])" office:value-type="float" office:value="0">
            <text:p>0</text:p>
          </table:table-cell>
          <table:table-cell/>
          <table:table-cell table:style-name="ce3" office:value-type="float" office:value="-1300">
            <text:p>-13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300">
            <text:p>-1300</text:p>
          </table:table-cell>
          <table:table-cell office:value-type="float" office:value="0">
            <text:p>0</text:p>
          </table:table-cell>
          <table:table-cell office:value-type="float" office:value="0.0000469230769230168">
            <text:p>4,69230769230168E-00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-1200">
            <text:p>-1200</text:p>
          </table:table-cell>
          <table:table-cell table:style-name="ce3" office:value-type="float" office:value="-1200">
            <text:p>-1200</text:p>
          </table:table-cell>
          <table:table-cell table:formula="of:=ABS(([.B4]-[.D4])/[.D4])" office:value-type="float" office:value="0">
            <text:p>0</text:p>
          </table:table-cell>
          <table:table-cell table:formula="of:=ABS(([.C4]-[.D4])/[.D4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1024.86">
            <text:p>-1024,86</text:p>
          </table:table-cell>
          <table:table-cell office:value-type="float" office:value="-959.4715">
            <text:p>-959,4715</text:p>
          </table:table-cell>
          <table:table-cell table:style-name="ce3" office:value-type="float" office:value="-1200">
            <text:p>-1200</text:p>
          </table:table-cell>
          <table:table-cell table:formula="of:=ABS(([.D4]-[.H4])/[.D4])" office:value-type="float" office:value="0.14595">
            <text:p>0,14595</text:p>
          </table:table-cell>
          <table:table-cell table:formula="of:=ABS(([.D4]-[.I4])/[.D4])" office:value-type="float" office:value="0.200440416666667">
            <text:p>0,2004404167</text:p>
          </table:table-cell>
          <table:table-cell table:style-name="Default"/>
          <table:table-cell table:number-columns-repeated="2" office:value-type="float" office:value="-1200">
            <text:p>-1200</text:p>
          </table:table-cell>
          <table:table-cell table:style-name="ce3" office:value-type="float" office:value="-1200">
            <text:p>-1200</text:p>
          </table:table-cell>
          <table:table-cell table:formula="of:=ABS(([.D4]-[.N4])/[.D4])" office:value-type="float" office:value="0">
            <text:p>0</text:p>
          </table:table-cell>
          <table:table-cell table:formula="of:=ABS(([.D4]-[.O4])/[.D4])" office:value-type="float" office:value="0">
            <text:p>0</text:p>
          </table:table-cell>
          <table:table-cell/>
          <table:table-cell table:style-name="ce3" office:value-type="float" office:value="-1200">
            <text:p>-1200</text:p>
          </table:table-cell>
          <table:table-cell office:value-type="float" office:value="0">
            <text:p>0</text:p>
          </table:table-cell>
          <table:table-cell office:value-type="float" office:value="0.14595">
            <text:p>0,1459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1200">
            <text:p>-1200</text:p>
          </table:table-cell>
          <table:table-cell office:value-type="float" office:value="0">
            <text:p>0</text:p>
          </table:table-cell>
          <table:table-cell office:value-type="float" office:value="0.200440416666667">
            <text:p>0,2004404167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-1100">
            <text:p>-1100</text:p>
          </table:table-cell>
          <table:table-cell table:style-name="ce3" office:value-type="float" office:value="-1100">
            <text:p>-1100</text:p>
          </table:table-cell>
          <table:table-cell table:formula="of:=ABS(([.B5]-[.D5])/[.D5])" office:value-type="float" office:value="0">
            <text:p>0</text:p>
          </table:table-cell>
          <table:table-cell table:formula="of:=ABS(([.C5]-[.D5])/[.D5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888.0326">
            <text:p>-888,0326</text:p>
          </table:table-cell>
          <table:table-cell office:value-type="float" office:value="-816.6373">
            <text:p>-816,6373</text:p>
          </table:table-cell>
          <table:table-cell table:style-name="ce3" office:value-type="float" office:value="-1100">
            <text:p>-1100</text:p>
          </table:table-cell>
          <table:table-cell table:formula="of:=ABS(([.D5]-[.H5])/[.D5])" office:value-type="float" office:value="0.192697636363636">
            <text:p>0,1926976364</text:p>
          </table:table-cell>
          <table:table-cell table:formula="of:=ABS(([.D5]-[.I5])/[.D5])" office:value-type="float" office:value="0.257602454545455">
            <text:p>0,2576024545</text:p>
          </table:table-cell>
          <table:table-cell table:style-name="Default"/>
          <table:table-cell table:number-columns-repeated="2" office:value-type="float" office:value="-1100">
            <text:p>-1100</text:p>
          </table:table-cell>
          <table:table-cell table:style-name="ce3" office:value-type="float" office:value="-1100">
            <text:p>-1100</text:p>
          </table:table-cell>
          <table:table-cell table:formula="of:=ABS(([.D5]-[.N5])/[.D5])" office:value-type="float" office:value="0">
            <text:p>0</text:p>
          </table:table-cell>
          <table:table-cell table:formula="of:=ABS(([.D5]-[.O5])/[.D5])" office:value-type="float" office:value="0">
            <text:p>0</text:p>
          </table:table-cell>
          <table:table-cell/>
          <table:table-cell table:style-name="ce3" office:value-type="float" office:value="-1100">
            <text:p>-1100</text:p>
          </table:table-cell>
          <table:table-cell office:value-type="float" office:value="0">
            <text:p>0</text:p>
          </table:table-cell>
          <table:table-cell office:value-type="float" office:value="0.192697636363636">
            <text:p>0,1926976364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1100">
            <text:p>-1100</text:p>
          </table:table-cell>
          <table:table-cell office:value-type="float" office:value="0">
            <text:p>0</text:p>
          </table:table-cell>
          <table:table-cell office:value-type="float" office:value="0.257602454545455">
            <text:p>0,257602454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-1000">
            <text:p>-1000</text:p>
          </table:table-cell>
          <table:table-cell table:style-name="ce3" office:value-type="float" office:value="-1000">
            <text:p>-1000</text:p>
          </table:table-cell>
          <table:table-cell table:formula="of:=ABS(([.B6]-[.D6])/[.D6])" office:value-type="float" office:value="0">
            <text:p>0</text:p>
          </table:table-cell>
          <table:table-cell table:formula="of:=ABS(([.C6]-[.D6])/[.D6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999.9958">
            <text:p>-999,9958</text:p>
          </table:table-cell>
          <table:table-cell office:value-type="float" office:value="-999.9998">
            <text:p>-999,9998</text:p>
          </table:table-cell>
          <table:table-cell table:style-name="ce3" office:value-type="float" office:value="-1000">
            <text:p>-1000</text:p>
          </table:table-cell>
          <table:table-cell table:formula="of:=ABS(([.D6]-[.H6])/[.D6])" office:value-type="float" office:value="0.0000041999999999689">
            <text:p>0,0000042</text:p>
          </table:table-cell>
          <table:table-cell table:formula="of:=ABS(([.D6]-[.I6])/[.D6])" office:value-type="float" office:value="0.000000199999999949796">
            <text:p>0,0000002</text:p>
          </table:table-cell>
          <table:table-cell table:style-name="Default"/>
          <table:table-cell table:number-columns-repeated="2" office:value-type="float" office:value="-1000">
            <text:p>-1000</text:p>
          </table:table-cell>
          <table:table-cell table:style-name="ce3" office:value-type="float" office:value="-1000">
            <text:p>-1000</text:p>
          </table:table-cell>
          <table:table-cell table:formula="of:=ABS(([.D6]-[.N6])/[.D6])" office:value-type="float" office:value="0">
            <text:p>0</text:p>
          </table:table-cell>
          <table:table-cell table:formula="of:=ABS(([.D6]-[.O6])/[.D6])" office:value-type="float" office:value="0">
            <text:p>0</text:p>
          </table:table-cell>
          <table:table-cell/>
          <table:table-cell table:style-name="ce3"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0.0000041999999999689">
            <text:p>0,0000042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0.000000199999999949796">
            <text:p>0,0000002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-900">
            <text:p>-900</text:p>
          </table:table-cell>
          <table:table-cell table:style-name="ce3" office:value-type="float" office:value="-900">
            <text:p>-900</text:p>
          </table:table-cell>
          <table:table-cell table:formula="of:=ABS(([.B7]-[.D7])/[.D7])" office:value-type="float" office:value="0">
            <text:p>0</text:p>
          </table:table-cell>
          <table:table-cell table:formula="of:=ABS(([.C7]-[.D7])/[.D7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900">
            <text:p>-900</text:p>
          </table:table-cell>
          <table:table-cell office:value-type="float" office:value="-899.9999">
            <text:p>-899,9999</text:p>
          </table:table-cell>
          <table:table-cell table:style-name="ce3" office:value-type="float" office:value="-900">
            <text:p>-900</text:p>
          </table:table-cell>
          <table:table-cell table:formula="of:=ABS(([.D7]-[.H7])/[.D7])" office:value-type="float" office:value="0">
            <text:p>0</text:p>
          </table:table-cell>
          <table:table-cell table:formula="of:=ABS(([.D7]-[.I7])/[.D7])" office:value-type="float" office:value="0.00000011111111108322">
            <text:p>1,1111111108322E-007</text:p>
          </table:table-cell>
          <table:table-cell table:style-name="Default"/>
          <table:table-cell table:number-columns-repeated="2" office:value-type="float" office:value="-900">
            <text:p>-900</text:p>
          </table:table-cell>
          <table:table-cell table:style-name="ce3" office:value-type="float" office:value="-900">
            <text:p>-900</text:p>
          </table:table-cell>
          <table:table-cell table:formula="of:=ABS(([.D7]-[.N7])/[.D7])" office:value-type="float" office:value="0">
            <text:p>0</text:p>
          </table:table-cell>
          <table:table-cell table:formula="of:=ABS(([.D7]-[.O7])/[.D7])" office:value-type="float" office:value="0">
            <text:p>0</text:p>
          </table:table-cell>
          <table:table-cell/>
          <table:table-cell table:style-name="ce3" office:value-type="float" office:value="-900">
            <text:p>-9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900">
            <text:p>-900</text:p>
          </table:table-cell>
          <table:table-cell office:value-type="float" office:value="0">
            <text:p>0</text:p>
          </table:table-cell>
          <table:table-cell office:value-type="float" office:value="0.00000011111111108322">
            <text:p>1,1111111108322E-007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-711.6652">
            <text:p>-711,6652</text:p>
          </table:table-cell>
          <table:table-cell table:style-name="ce3" office:value-type="float" office:value="-800">
            <text:p>-800</text:p>
          </table:table-cell>
          <table:table-cell table:formula="of:=ABS(([.B8]-[.D8])/[.D8])" office:value-type="float" office:value="0.1104185">
            <text:p>0,1104185</text:p>
          </table:table-cell>
          <table:table-cell table:formula="of:=ABS(([.C8]-[.D8])/[.D8])" office:value-type="float" office:value="0.1104185">
            <text:p>0,1104185</text:p>
          </table:table-cell>
          <table:table-cell table:style-name="Default"/>
          <table:table-cell table:style-name="Excel_20_Built-in_20_Normal" office:value-type="float" office:value="-800">
            <text:p>-800</text:p>
          </table:table-cell>
          <table:table-cell office:value-type="float" office:value="-799.4801">
            <text:p>-799,4801</text:p>
          </table:table-cell>
          <table:table-cell table:style-name="ce3" office:value-type="float" office:value="-800">
            <text:p>-800</text:p>
          </table:table-cell>
          <table:table-cell table:formula="of:=ABS(([.D8]-[.H8])/[.D8])" office:value-type="float" office:value="0">
            <text:p>0</text:p>
          </table:table-cell>
          <table:table-cell table:formula="of:=ABS(([.D8]-[.I8])/[.D8])" office:value-type="float" office:value="0.000649875000000009">
            <text:p>0,000649875</text:p>
          </table:table-cell>
          <table:table-cell table:style-name="Default"/>
          <table:table-cell table:number-columns-repeated="2" office:value-type="float" office:value="-800">
            <text:p>-800</text:p>
          </table:table-cell>
          <table:table-cell table:style-name="ce3" office:value-type="float" office:value="-800">
            <text:p>-800</text:p>
          </table:table-cell>
          <table:table-cell table:formula="of:=ABS(([.D8]-[.N8])/[.D8])" office:value-type="float" office:value="0">
            <text:p>0</text:p>
          </table:table-cell>
          <table:table-cell table:formula="of:=ABS(([.D8]-[.O8])/[.D8])" office:value-type="float" office:value="0">
            <text:p>0</text:p>
          </table:table-cell>
          <table:table-cell/>
          <table:table-cell table:style-name="ce3" office:value-type="float" office:value="-800">
            <text:p>-800</text:p>
          </table:table-cell>
          <table:table-cell office:value-type="float" office:value="0.1104185">
            <text:p>0,110418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float" office:value="-800">
            <text:p>-800</text:p>
          </table:table-cell>
          <table:table-cell office:value-type="float" office:value="0.1104185">
            <text:p>0,1104185</text:p>
          </table:table-cell>
          <table:table-cell office:value-type="float" office:value="0.000649875000000009">
            <text:p>0,00064987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679.9703">
            <text:p>-679,9703</text:p>
          </table:table-cell>
          <table:table-cell office:value-type="float" office:value="-679.9997">
            <text:p>-679,9997</text:p>
          </table:table-cell>
          <table:table-cell table:style-name="ce3" office:value-type="float" office:value="-700">
            <text:p>-700</text:p>
          </table:table-cell>
          <table:table-cell table:formula="of:=ABS(([.B9]-[.D9])/[.D9])" office:value-type="float" office:value="0.0286138571428572">
            <text:p>0,0286138571</text:p>
          </table:table-cell>
          <table:table-cell table:formula="of:=ABS(([.C9]-[.D9])/[.D9])" office:value-type="float" office:value="0.0285718571428572">
            <text:p>0,0285718571</text:p>
          </table:table-cell>
          <table:table-cell table:style-name="Default"/>
          <table:table-cell table:style-name="Excel_20_Built-in_20_Normal" office:value-type="float" office:value="-699.9742">
            <text:p>-699,9742</text:p>
          </table:table-cell>
          <table:table-cell office:value-type="float" office:value="-699.9954">
            <text:p>-699,9954</text:p>
          </table:table-cell>
          <table:table-cell table:style-name="ce3" office:value-type="float" office:value="-700">
            <text:p>-700</text:p>
          </table:table-cell>
          <table:table-cell table:formula="of:=ABS(([.D9]-[.H9])/[.D9])" office:value-type="float" office:value="0.0000368571428571483">
            <text:p>3,68571428571483E-005</text:p>
          </table:table-cell>
          <table:table-cell table:formula="of:=ABS(([.D9]-[.I9])/[.D9])" office:value-type="float" office:value="0.00000657142857140311">
            <text:p>6,57142857140311E-006</text:p>
          </table:table-cell>
          <table:table-cell table:style-name="Default"/>
          <table:table-cell table:number-columns-repeated="2" office:value-type="float" office:value="-700">
            <text:p>-700</text:p>
          </table:table-cell>
          <table:table-cell table:style-name="ce3" office:value-type="float" office:value="-700">
            <text:p>-700</text:p>
          </table:table-cell>
          <table:table-cell table:formula="of:=ABS(([.D9]-[.N9])/[.D9])" office:value-type="float" office:value="0">
            <text:p>0</text:p>
          </table:table-cell>
          <table:table-cell table:formula="of:=ABS(([.D9]-[.O9])/[.D9])" office:value-type="float" office:value="0">
            <text:p>0</text:p>
          </table:table-cell>
          <table:table-cell/>
          <table:table-cell table:style-name="ce3" office:value-type="float" office:value="-700">
            <text:p>-700</text:p>
          </table:table-cell>
          <table:table-cell office:value-type="float" office:value="0.0286138571428572">
            <text:p>0,0286138571</text:p>
          </table:table-cell>
          <table:table-cell office:value-type="float" office:value="0.0000368571428571483">
            <text:p>3,68571428571483E-00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700">
            <text:p>-700</text:p>
          </table:table-cell>
          <table:table-cell office:value-type="float" office:value="0.0285718571428572">
            <text:p>0,0285718571</text:p>
          </table:table-cell>
          <table:table-cell office:value-type="float" office:value="0.00000657142857140311">
            <text:p>6,57142857140311E-006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7">
            <text:p>-597</text:p>
          </table:table-cell>
          <table:table-cell table:style-name="ce3" office:value-type="float" office:value="-600">
            <text:p>-600</text:p>
          </table:table-cell>
          <table:table-cell table:formula="of:=ABS(([.B10]-[.D10])/[.D10])" office:value-type="float" office:value="0">
            <text:p>0</text:p>
          </table:table-cell>
          <table:table-cell table:formula="of:=ABS(([.C10]-[.D10])/[.D10])" office:value-type="float" office:value="0.005">
            <text:p>0,005</text:p>
          </table:table-cell>
          <table:table-cell table:style-name="Default"/>
          <table:table-cell table:style-name="Excel_20_Built-in_20_Normal" office:value-type="float" office:value="-599.4461">
            <text:p>-599,4461</text:p>
          </table:table-cell>
          <table:table-cell office:value-type="float" office:value="-599.9893">
            <text:p>-599,9893</text:p>
          </table:table-cell>
          <table:table-cell table:style-name="ce3" office:value-type="float" office:value="-600">
            <text:p>-600</text:p>
          </table:table-cell>
          <table:table-cell table:formula="of:=ABS(([.D10]-[.H10])/[.D10])" office:value-type="float" office:value="0.000923166666666665">
            <text:p>0,0009231667</text:p>
          </table:table-cell>
          <table:table-cell table:formula="of:=ABS(([.D10]-[.I10])/[.D10])" office:value-type="float" office:value="0.0000178333333334043">
            <text:p>1,78333333334043E-005</text:p>
          </table:table-cell>
          <table:table-cell table:style-name="Default"/>
          <table:table-cell office:value-type="float" office:value="-599.9927">
            <text:p>-599,9927</text:p>
          </table:table-cell>
          <table:table-cell office:value-type="float" office:value="-600">
            <text:p>-600</text:p>
          </table:table-cell>
          <table:table-cell table:style-name="ce3" office:value-type="float" office:value="-600">
            <text:p>-600</text:p>
          </table:table-cell>
          <table:table-cell table:formula="of:=ABS(([.D10]-[.N10])/[.D10])" office:value-type="float" office:value="0.0000121666666666442">
            <text:p>1,21666666666442E-005</text:p>
          </table:table-cell>
          <table:table-cell table:formula="of:=ABS(([.D10]-[.O10])/[.D10])" office:value-type="float" office:value="0">
            <text:p>0</text:p>
          </table:table-cell>
          <table:table-cell/>
          <table:table-cell table:style-name="ce3" office:value-type="float" office:value="-600">
            <text:p>-600</text:p>
          </table:table-cell>
          <table:table-cell office:value-type="float" office:value="0">
            <text:p>0</text:p>
          </table:table-cell>
          <table:table-cell office:value-type="float" office:value="0.000923166666666665">
            <text:p>0,0009231667</text:p>
          </table:table-cell>
          <table:table-cell office:value-type="float" office:value="0.0000121666666666442">
            <text:p>1,21666666666442E-005</text:p>
          </table:table-cell>
          <table:table-cell/>
          <table:table-cell table:style-name="ce3" office:value-type="float" office:value="-600">
            <text:p>-600</text:p>
          </table:table-cell>
          <table:table-cell office:value-type="float" office:value="0.005">
            <text:p>0,005</text:p>
          </table:table-cell>
          <table:table-cell office:value-type="float" office:value="0.0000178333333334043">
            <text:p>1,78333333334043E-00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-500">
            <text:p>-500</text:p>
          </table:table-cell>
          <table:table-cell table:style-name="ce3" office:value-type="float" office:value="-500">
            <text:p>-500</text:p>
          </table:table-cell>
          <table:table-cell table:formula="of:=ABS(([.B11]-[.D11])/[.D11])" office:value-type="float" office:value="0">
            <text:p>0</text:p>
          </table:table-cell>
          <table:table-cell table:formula="of:=ABS(([.C11]-[.D11])/[.D11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499.9015">
            <text:p>-499,9015</text:p>
          </table:table-cell>
          <table:table-cell office:value-type="float" office:value="-499.7222">
            <text:p>-499,7222</text:p>
          </table:table-cell>
          <table:table-cell table:style-name="ce3" office:value-type="float" office:value="-500">
            <text:p>-500</text:p>
          </table:table-cell>
          <table:table-cell table:formula="of:=ABS(([.D11]-[.H11])/[.D11])" office:value-type="float" office:value="0.000197000000000003">
            <text:p>0,000197</text:p>
          </table:table-cell>
          <table:table-cell table:formula="of:=ABS(([.D11]-[.I11])/[.D11])" office:value-type="float" office:value="0.000555600000000027">
            <text:p>0,0005556</text:p>
          </table:table-cell>
          <table:table-cell table:style-name="Default"/>
          <table:table-cell office:value-type="float" office:value="-500">
            <text:p>-500</text:p>
          </table:table-cell>
          <table:table-cell office:value-type="float" office:value="-499.9926">
            <text:p>-499,9926</text:p>
          </table:table-cell>
          <table:table-cell table:style-name="ce3" office:value-type="float" office:value="-500">
            <text:p>-500</text:p>
          </table:table-cell>
          <table:table-cell table:formula="of:=ABS(([.D11]-[.N11])/[.D11])" office:value-type="float" office:value="0">
            <text:p>0</text:p>
          </table:table-cell>
          <table:table-cell table:formula="of:=ABS(([.D11]-[.O11])/[.D11])" office:value-type="float" office:value="0.0000148000000000366">
            <text:p>0,0000148</text:p>
          </table:table-cell>
          <table:table-cell/>
          <table:table-cell table:style-name="ce3" office:value-type="float" office:value="-500">
            <text:p>-500</text:p>
          </table:table-cell>
          <table:table-cell office:value-type="float" office:value="0">
            <text:p>0</text:p>
          </table:table-cell>
          <table:table-cell office:value-type="float" office:value="0.000197000000000003">
            <text:p>0,000197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500">
            <text:p>-500</text:p>
          </table:table-cell>
          <table:table-cell office:value-type="float" office:value="0">
            <text:p>0</text:p>
          </table:table-cell>
          <table:table-cell office:value-type="float" office:value="0.000555600000000027">
            <text:p>0,0005556</text:p>
          </table:table-cell>
          <table:table-cell office:value-type="float" office:value="0.0000148000000000366">
            <text:p>0,0000148</text:p>
          </table:table-cell>
          <table:table-cell table:number-columns-repeated="996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-400">
            <text:p>-400</text:p>
          </table:table-cell>
          <table:table-cell table:style-name="ce3" office:value-type="float" office:value="-400">
            <text:p>-400</text:p>
          </table:table-cell>
          <table:table-cell table:formula="of:=ABS(([.B12]-[.D12])/[.D12])" office:value-type="float" office:value="0">
            <text:p>0</text:p>
          </table:table-cell>
          <table:table-cell table:formula="of:=ABS(([.C12]-[.D12])/[.D12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396.2258">
            <text:p>-396,2258</text:p>
          </table:table-cell>
          <table:table-cell office:value-type="float" office:value="-400">
            <text:p>-400</text:p>
          </table:table-cell>
          <table:table-cell table:style-name="ce3" office:value-type="float" office:value="-400">
            <text:p>-400</text:p>
          </table:table-cell>
          <table:table-cell table:formula="of:=ABS(([.D12]-[.H12])/[.D12])" office:value-type="float" office:value="0.00943550000000002">
            <text:p>0,0094355</text:p>
          </table:table-cell>
          <table:table-cell table:formula="of:=ABS(([.D12]-[.I12])/[.D12])" office:value-type="float" office:value="0">
            <text:p>0</text:p>
          </table:table-cell>
          <table:table-cell table:style-name="Default"/>
          <table:table-cell table:number-columns-repeated="2" office:value-type="float" office:value="-400">
            <text:p>-400</text:p>
          </table:table-cell>
          <table:table-cell table:style-name="ce3" office:value-type="float" office:value="-400">
            <text:p>-400</text:p>
          </table:table-cell>
          <table:table-cell table:formula="of:=ABS(([.D12]-[.N12])/[.D12])" office:value-type="float" office:value="0">
            <text:p>0</text:p>
          </table:table-cell>
          <table:table-cell table:formula="of:=ABS(([.D12]-[.O12])/[.D12])" office:value-type="float" office:value="0">
            <text:p>0</text:p>
          </table:table-cell>
          <table:table-cell/>
          <table:table-cell table:style-name="ce3" office:value-type="float" office:value="-400">
            <text:p>-400</text:p>
          </table:table-cell>
          <table:table-cell office:value-type="float" office:value="0">
            <text:p>0</text:p>
          </table:table-cell>
          <table:table-cell office:value-type="float" office:value="0.00943550000000002">
            <text:p>0,009435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400">
            <text:p>-400</text:p>
          </table:table-cell>
          <table:table-cell table:number-columns-repeated="3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99.005">
            <text:p>-299,005</text:p>
          </table:table-cell>
          <table:table-cell office:value-type="float" office:value="-295.0252">
            <text:p>-295,0252</text:p>
          </table:table-cell>
          <table:table-cell table:style-name="ce3" office:value-type="float" office:value="-300">
            <text:p>-300</text:p>
          </table:table-cell>
          <table:table-cell table:formula="of:=ABS(([.B13]-[.D13])/[.D13])" office:value-type="float" office:value="0.00331666666666668">
            <text:p>0,0033166667</text:p>
          </table:table-cell>
          <table:table-cell table:formula="of:=ABS(([.C13]-[.D13])/[.D13])" office:value-type="float" office:value="0.0165826666666667">
            <text:p>0,0165826667</text:p>
          </table:table-cell>
          <table:table-cell table:style-name="Default"/>
          <table:table-cell table:style-name="Excel_20_Built-in_20_Normal" office:value-type="float" office:value="-299.9985">
            <text:p>-299,9985</text:p>
          </table:table-cell>
          <table:table-cell office:value-type="float" office:value="-300">
            <text:p>-300</text:p>
          </table:table-cell>
          <table:table-cell table:style-name="ce3" office:value-type="float" office:value="-300">
            <text:p>-300</text:p>
          </table:table-cell>
          <table:table-cell table:formula="of:=ABS(([.D13]-[.H13])/[.D13])" office:value-type="float" office:value="0.00000500000000007124">
            <text:p>0,000005</text:p>
          </table:table-cell>
          <table:table-cell table:formula="of:=ABS(([.D13]-[.I13])/[.D13])" office:value-type="float" office:value="0">
            <text:p>0</text:p>
          </table:table-cell>
          <table:table-cell table:style-name="Default"/>
          <table:table-cell table:number-columns-repeated="2" office:value-type="float" office:value="-300">
            <text:p>-300</text:p>
          </table:table-cell>
          <table:table-cell table:style-name="ce3" office:value-type="float" office:value="-300">
            <text:p>-300</text:p>
          </table:table-cell>
          <table:table-cell table:formula="of:=ABS(([.D13]-[.N13])/[.D13])" office:value-type="float" office:value="0">
            <text:p>0</text:p>
          </table:table-cell>
          <table:table-cell table:formula="of:=ABS(([.D13]-[.O13])/[.D13])" office:value-type="float" office:value="0">
            <text:p>0</text:p>
          </table:table-cell>
          <table:table-cell/>
          <table:table-cell table:style-name="ce3" office:value-type="float" office:value="-300">
            <text:p>-300</text:p>
          </table:table-cell>
          <table:table-cell office:value-type="float" office:value="0.00331666666666668">
            <text:p>0,0033166667</text:p>
          </table:table-cell>
          <table:table-cell office:value-type="float" office:value="0.00000500000000007124">
            <text:p>0,00000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300">
            <text:p>-300</text:p>
          </table:table-cell>
          <table:table-cell office:value-type="float" office:value="0.0165826666666667">
            <text:p>0,0165826667</text:p>
          </table:table-cell>
          <table:table-cell table:number-columns-repeated="2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98.0101">
            <text:p>-198,0101</text:p>
          </table:table-cell>
          <table:table-cell office:value-type="float" office:value="-200">
            <text:p>-200</text:p>
          </table:table-cell>
          <table:table-cell table:style-name="ce3" office:value-type="float" office:value="-200">
            <text:p>-200</text:p>
          </table:table-cell>
          <table:table-cell table:formula="of:=ABS(([.B14]-[.D14])/[.D14])" office:value-type="float" office:value="0.00994950000000003">
            <text:p>0,0099495</text:p>
          </table:table-cell>
          <table:table-cell table:formula="of:=ABS(([.C14]-[.D14])/[.D14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-200">
            <text:p>-200</text:p>
          </table:table-cell>
          <table:table-cell office:value-type="float" office:value="-197.2395">
            <text:p>-197,2395</text:p>
          </table:table-cell>
          <table:table-cell table:style-name="ce3" office:value-type="float" office:value="-200">
            <text:p>-200</text:p>
          </table:table-cell>
          <table:table-cell table:formula="of:=ABS(([.D14]-[.H14])/[.D14])" office:value-type="float" office:value="0">
            <text:p>0</text:p>
          </table:table-cell>
          <table:table-cell table:formula="of:=ABS(([.D14]-[.I14])/[.D14])" office:value-type="float" office:value="0.0138025">
            <text:p>0,0138025</text:p>
          </table:table-cell>
          <table:table-cell table:style-name="Default"/>
          <table:table-cell table:number-columns-repeated="2" office:value-type="float" office:value="-200">
            <text:p>-200</text:p>
          </table:table-cell>
          <table:table-cell table:style-name="ce3" office:value-type="float" office:value="-200">
            <text:p>-200</text:p>
          </table:table-cell>
          <table:table-cell table:formula="of:=ABS(([.D14]-[.N14])/[.D14])" office:value-type="float" office:value="0">
            <text:p>0</text:p>
          </table:table-cell>
          <table:table-cell table:formula="of:=ABS(([.D14]-[.O14])/[.D14])" office:value-type="float" office:value="0">
            <text:p>0</text:p>
          </table:table-cell>
          <table:table-cell/>
          <table:table-cell table:style-name="ce3" office:value-type="float" office:value="-200">
            <text:p>-200</text:p>
          </table:table-cell>
          <table:table-cell office:value-type="float" office:value="0.00994950000000003">
            <text:p>0,009949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0.0138025">
            <text:p>0,013802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99.68783">
            <text:p>-99,68783</text:p>
          </table:table-cell>
          <table:table-cell office:value-type="float" office:value="458.5593">
            <text:p>458,5593</text:p>
          </table:table-cell>
          <table:table-cell table:style-name="ce3" office:value-type="float" office:value="-100">
            <text:p>-100</text:p>
          </table:table-cell>
          <table:table-cell table:formula="of:=ABS(([.B15]-[.D15])/[.D15])" office:value-type="float" office:value="0.00312169999999995">
            <text:p>0,0031217</text:p>
          </table:table-cell>
          <table:table-cell table:formula="of:=ABS(([.C15]-[.D15])/[.D15])" office:value-type="float" office:value="5.585593">
            <text:p>5,585593</text:p>
          </table:table-cell>
          <table:table-cell table:style-name="Default"/>
          <table:table-cell table:style-name="Excel_20_Built-in_20_Normal" office:value-type="float" office:value="-96.71519">
            <text:p>-96,71519</text:p>
          </table:table-cell>
          <table:table-cell office:value-type="float" office:value="-79.96757">
            <text:p>-79,96757</text:p>
          </table:table-cell>
          <table:table-cell table:style-name="ce3" office:value-type="float" office:value="-100">
            <text:p>-100</text:p>
          </table:table-cell>
          <table:table-cell table:formula="of:=ABS(([.D15]-[.H15])/[.D15])" office:value-type="float" office:value="0.0328480999999999">
            <text:p>0,0328481</text:p>
          </table:table-cell>
          <table:table-cell table:formula="of:=ABS(([.D15]-[.I15])/[.D15])" office:value-type="float" office:value="0.2003243">
            <text:p>0,2003243</text:p>
          </table:table-cell>
          <table:table-cell table:style-name="Default"/>
          <table:table-cell office:value-type="float" office:value="-99.37565">
            <text:p>-99,37565</text:p>
          </table:table-cell>
          <table:table-cell office:value-type="float" office:value="-66.48556">
            <text:p>-66,48556</text:p>
          </table:table-cell>
          <table:table-cell table:style-name="ce3" office:value-type="float" office:value="-100">
            <text:p>-100</text:p>
          </table:table-cell>
          <table:table-cell table:formula="of:=ABS(([.D15]-[.N15])/[.D15])" office:value-type="float" office:value="0.00624350000000007">
            <text:p>0,0062435</text:p>
          </table:table-cell>
          <table:table-cell table:formula="of:=ABS(([.D15]-[.O15])/[.D15])" office:value-type="float" office:value="0.3351444">
            <text:p>0,3351444</text:p>
          </table:table-cell>
          <table:table-cell/>
          <table:table-cell table:style-name="ce3" office:value-type="float" office:value="-100">
            <text:p>-100</text:p>
          </table:table-cell>
          <table:table-cell office:value-type="float" office:value="0.00312169999999995">
            <text:p>0,0031217</text:p>
          </table:table-cell>
          <table:table-cell office:value-type="float" office:value="0.0328480999999999">
            <text:p>0,0328481</text:p>
          </table:table-cell>
          <table:table-cell office:value-type="float" office:value="0.00624350000000007">
            <text:p>0,0062435</text:p>
          </table:table-cell>
          <table:table-cell/>
          <table:table-cell table:style-name="ce3" office:value-type="float" office:value="-100">
            <text:p>-100</text:p>
          </table:table-cell>
          <table:table-cell office:value-type="float" office:value="5.585593">
            <text:p>5,585593</text:p>
          </table:table-cell>
          <table:table-cell office:value-type="float" office:value="0.2003243">
            <text:p>0,2003243</text:p>
          </table:table-cell>
          <table:table-cell office:value-type="float" office:value="0.3351444">
            <text:p>0,3351444</text:p>
          </table:table-cell>
          <table:table-cell table:number-columns-repeated="99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8.5045">
            <text:p>158,5045</text:p>
          </table:table-cell>
          <table:table-cell office:value-type="float" office:value="174.9496">
            <text:p>174,9496</text:p>
          </table:table-cell>
          <table:table-cell table:style-name="ce3" office:value-type="float" office:value="100">
            <text:p>100</text:p>
          </table:table-cell>
          <table:table-cell table:formula="of:=ABS(([.B16]-[.D16])/[.D16])" office:value-type="float" office:value="0.585045">
            <text:p>0,585045</text:p>
          </table:table-cell>
          <table:table-cell table:formula="of:=ABS(([.C16]-[.D16])/[.D16])" office:value-type="float" office:value="0.749496">
            <text:p>0,749496</text:p>
          </table:table-cell>
          <table:table-cell table:style-name="Default"/>
          <table:table-cell table:style-name="Excel_20_Built-in_20_Normal" office:value-type="float" office:value="100.3123">
            <text:p>100,3123</text:p>
          </table:table-cell>
          <table:table-cell office:value-type="float" office:value="122.652">
            <text:p>122,652</text:p>
          </table:table-cell>
          <table:table-cell table:style-name="ce3" office:value-type="float" office:value="100">
            <text:p>100</text:p>
          </table:table-cell>
          <table:table-cell table:formula="of:=ABS(([.D16]-[.H16])/[.D16])" office:value-type="float" office:value="0.00312299999999993">
            <text:p>0,003123</text:p>
          </table:table-cell>
          <table:table-cell table:formula="of:=ABS(([.D16]-[.I16])/[.D16])" office:value-type="float" office:value="0.22652">
            <text:p>0,22652</text:p>
          </table:table-cell>
          <table:table-cell table:style-name="Default"/>
          <table:table-cell office:value-type="float" office:value="117.0694">
            <text:p>117,0694</text:p>
          </table:table-cell>
          <table:table-cell office:value-type="float" office:value="100.3122">
            <text:p>100,3122</text:p>
          </table:table-cell>
          <table:table-cell table:style-name="ce3" office:value-type="float" office:value="100">
            <text:p>100</text:p>
          </table:table-cell>
          <table:table-cell table:formula="of:=ABS(([.D16]-[.N16])/[.D16])" office:value-type="float" office:value="0.170694">
            <text:p>0,170694</text:p>
          </table:table-cell>
          <table:table-cell table:formula="of:=ABS(([.D16]-[.O16])/[.D16])" office:value-type="float" office:value="0.00312200000000004">
            <text:p>0,003122</text:p>
          </table:table-cell>
          <table:table-cell/>
          <table:table-cell table:style-name="ce3" office:value-type="float" office:value="100">
            <text:p>100</text:p>
          </table:table-cell>
          <table:table-cell office:value-type="float" office:value="0.585045">
            <text:p>0,585045</text:p>
          </table:table-cell>
          <table:table-cell office:value-type="float" office:value="0.00312299999999993">
            <text:p>0,003123</text:p>
          </table:table-cell>
          <table:table-cell office:value-type="float" office:value="0.170694">
            <text:p>0,170694</text:p>
          </table:table-cell>
          <table:table-cell/>
          <table:table-cell table:style-name="ce3" office:value-type="float" office:value="100">
            <text:p>100</text:p>
          </table:table-cell>
          <table:table-cell office:value-type="float" office:value="0.749496">
            <text:p>0,749496</text:p>
          </table:table-cell>
          <table:table-cell office:value-type="float" office:value="0.22652">
            <text:p>0,22652</text:p>
          </table:table-cell>
          <table:table-cell office:value-type="float" office:value="0.00312200000000004">
            <text:p>0,003122</text:p>
          </table:table-cell>
          <table:table-cell table:number-columns-repeated="996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00">
            <text:p>200</text:p>
          </table:table-cell>
          <table:table-cell table:style-name="ce3" office:value-type="float" office:value="200">
            <text:p>200</text:p>
          </table:table-cell>
          <table:table-cell table:formula="of:=ABS(([.B17]-[.D17])/[.D17])" office:value-type="float" office:value="0">
            <text:p>0</text:p>
          </table:table-cell>
          <table:table-cell table:formula="of:=ABS(([.C17]-[.D17])/[.D17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205.3461">
            <text:p>205,3461</text:p>
          </table:table-cell>
          <table:table-cell office:value-type="float" office:value="207.7793">
            <text:p>207,7793</text:p>
          </table:table-cell>
          <table:table-cell table:style-name="ce3" office:value-type="float" office:value="200">
            <text:p>200</text:p>
          </table:table-cell>
          <table:table-cell table:formula="of:=ABS(([.D17]-[.H17])/[.D17])" office:value-type="float" office:value="0.0267305">
            <text:p>0,0267305</text:p>
          </table:table-cell>
          <table:table-cell table:formula="of:=ABS(([.D17]-[.I17])/[.D17])" office:value-type="float" office:value="0.0388965">
            <text:p>0,0388965</text:p>
          </table:table-cell>
          <table:table-cell table:style-name="Default"/>
          <table:table-cell table:number-columns-repeated="2" office:value-type="float" office:value="200">
            <text:p>200</text:p>
          </table:table-cell>
          <table:table-cell table:style-name="ce3" office:value-type="float" office:value="200">
            <text:p>200</text:p>
          </table:table-cell>
          <table:table-cell table:formula="of:=ABS(([.D17]-[.N17])/[.D17])" office:value-type="float" office:value="0">
            <text:p>0</text:p>
          </table:table-cell>
          <table:table-cell table:formula="of:=ABS(([.D17]-[.O17])/[.D17])" office:value-type="float" office:value="0">
            <text:p>0</text:p>
          </table:table-cell>
          <table:table-cell/>
          <table:table-cell table:style-name="ce3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267305">
            <text:p>0,026730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0388965">
            <text:p>0,0388965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0">
            <text:p>300</text:p>
          </table:table-cell>
          <table:table-cell table:style-name="ce3" office:value-type="float" office:value="300">
            <text:p>300</text:p>
          </table:table-cell>
          <table:table-cell table:formula="of:=ABS(([.B18]-[.D18])/[.D18])" office:value-type="float" office:value="0.00673200000000008">
            <text:p>0,006732</text:p>
          </table:table-cell>
          <table:table-cell table:formula="of:=ABS(([.C18]-[.D18])/[.D18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305.4988">
            <text:p>305,4988</text:p>
          </table:table-cell>
          <table:table-cell office:value-type="float" office:value="304.0274">
            <text:p>304,0274</text:p>
          </table:table-cell>
          <table:table-cell table:style-name="ce3" office:value-type="float" office:value="300">
            <text:p>300</text:p>
          </table:table-cell>
          <table:table-cell table:formula="of:=ABS(([.D18]-[.H18])/[.D18])" office:value-type="float" office:value="0.0183293333333334">
            <text:p>0,0183293333</text:p>
          </table:table-cell>
          <table:table-cell table:formula="of:=ABS(([.D18]-[.I18])/[.D18])" office:value-type="float" office:value="0.0134246666666667">
            <text:p>0,0134246667</text:p>
          </table:table-cell>
          <table:table-cell table:style-name="Default"/>
          <table:table-cell office:value-type="float" office:value="303.7462">
            <text:p>303,7462</text:p>
          </table:table-cell>
          <table:table-cell office:value-type="float" office:value="302.0196">
            <text:p>302,0196</text:p>
          </table:table-cell>
          <table:table-cell table:style-name="ce3" office:value-type="float" office:value="300">
            <text:p>300</text:p>
          </table:table-cell>
          <table:table-cell table:formula="of:=ABS(([.D18]-[.N18])/[.D18])" office:value-type="float" office:value="0.0124873333333333">
            <text:p>0,0124873333</text:p>
          </table:table-cell>
          <table:table-cell table:formula="of:=ABS(([.D18]-[.O18])/[.D18])" office:value-type="float" office:value="0.00673200000000008">
            <text:p>0,006732</text:p>
          </table:table-cell>
          <table:table-cell/>
          <table:table-cell table:style-name="ce3" office:value-type="float" office:value="300">
            <text:p>300</text:p>
          </table:table-cell>
          <table:table-cell office:value-type="float" office:value="0.00673200000000008">
            <text:p>0,006732</text:p>
          </table:table-cell>
          <table:table-cell office:value-type="float" office:value="0.0183293333333334">
            <text:p>0,0183293333</text:p>
          </table:table-cell>
          <table:table-cell office:value-type="float" office:value="0.0124873333333333">
            <text:p>0,0124873333</text:p>
          </table:table-cell>
          <table:table-cell/>
          <table:table-cell table:style-name="ce3"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0.0134246666666667">
            <text:p>0,0134246667</text:p>
          </table:table-cell>
          <table:table-cell office:value-type="float" office:value="0.00673200000000008">
            <text:p>0,006732</text:p>
          </table:table-cell>
          <table:table-cell table:number-columns-repeated="996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400">
            <text:p>400</text:p>
          </table:table-cell>
          <table:table-cell table:style-name="ce3" office:value-type="float" office:value="400">
            <text:p>400</text:p>
          </table:table-cell>
          <table:table-cell table:formula="of:=ABS(([.B19]-[.D19])/[.D19])" office:value-type="float" office:value="0">
            <text:p>0</text:p>
          </table:table-cell>
          <table:table-cell table:formula="of:=ABS(([.C19]-[.D19])/[.D19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405.4569">
            <text:p>405,4569</text:p>
          </table:table-cell>
          <table:table-cell office:value-type="float" office:value="405.0404">
            <text:p>405,0404</text:p>
          </table:table-cell>
          <table:table-cell table:style-name="ce3" office:value-type="float" office:value="400">
            <text:p>400</text:p>
          </table:table-cell>
          <table:table-cell table:formula="of:=ABS(([.D19]-[.H19])/[.D19])" office:value-type="float" office:value="0.01364225">
            <text:p>0,01364225</text:p>
          </table:table-cell>
          <table:table-cell table:formula="of:=ABS(([.D19]-[.I19])/[.D19])" office:value-type="float" office:value="0.0126009999999999">
            <text:p>0,012601</text:p>
          </table:table-cell>
          <table:table-cell table:style-name="Default"/>
          <table:table-cell office:value-type="float" office:value="402.0035">
            <text:p>402,0035</text:p>
          </table:table-cell>
          <table:table-cell office:value-type="float" office:value="400">
            <text:p>400</text:p>
          </table:table-cell>
          <table:table-cell table:style-name="ce3" office:value-type="float" office:value="400">
            <text:p>400</text:p>
          </table:table-cell>
          <table:table-cell table:formula="of:=ABS(([.D19]-[.N19])/[.D19])" office:value-type="float" office:value="0.00500874999999994">
            <text:p>0,00500875</text:p>
          </table:table-cell>
          <table:table-cell table:formula="of:=ABS(([.D19]-[.O19])/[.D19])" office:value-type="float" office:value="0">
            <text:p>0</text:p>
          </table:table-cell>
          <table:table-cell/>
          <table:table-cell table:style-name="ce3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01364225">
            <text:p>0,01364225</text:p>
          </table:table-cell>
          <table:table-cell office:value-type="float" office:value="0.00500874999999994">
            <text:p>0,00500875</text:p>
          </table:table-cell>
          <table:table-cell/>
          <table:table-cell table:style-name="ce3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0126009999999999">
            <text:p>0,012601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500">
            <text:p>500</text:p>
          </table:table-cell>
          <table:table-cell table:style-name="ce3" office:value-type="float" office:value="500">
            <text:p>500</text:p>
          </table:table-cell>
          <table:table-cell table:formula="of:=ABS(([.B20]-[.D20])/[.D20])" office:value-type="float" office:value="0">
            <text:p>0</text:p>
          </table:table-cell>
          <table:table-cell table:formula="of:=ABS(([.C20]-[.D20])/[.D20])" office:value-type="float" office:value="0">
            <text:p>0</text:p>
          </table:table-cell>
          <table:table-cell table:style-name="Default"/>
          <table:table-cell table:style-name="Excel_20_Built-in_20_Normal" office:value-type="float" office:value="500.1756">
            <text:p>500,1756</text:p>
          </table:table-cell>
          <table:table-cell office:value-type="float" office:value="500.1277">
            <text:p>500,1277</text:p>
          </table:table-cell>
          <table:table-cell table:style-name="ce3" office:value-type="float" office:value="500">
            <text:p>500</text:p>
          </table:table-cell>
          <table:table-cell table:formula="of:=ABS(([.D20]-[.H20])/[.D20])" office:value-type="float" office:value="0.000351199999999949">
            <text:p>0,0003512</text:p>
          </table:table-cell>
          <table:table-cell table:formula="of:=ABS(([.D20]-[.I20])/[.D20])" office:value-type="float" office:value="0.000255400000000009">
            <text:p>0,0002554</text:p>
          </table:table-cell>
          <table:table-cell table:style-name="Default"/>
          <table:table-cell office:value-type="float" office:value="500">
            <text:p>500</text:p>
          </table:table-cell>
          <table:table-cell office:value-type="float" office:value="500.0632">
            <text:p>500,0632</text:p>
          </table:table-cell>
          <table:table-cell table:style-name="ce3" office:value-type="float" office:value="500">
            <text:p>500</text:p>
          </table:table-cell>
          <table:table-cell table:formula="of:=ABS(([.D20]-[.N20])/[.D20])" office:value-type="float" office:value="0">
            <text:p>0</text:p>
          </table:table-cell>
          <table:table-cell table:formula="of:=ABS(([.D20]-[.O20])/[.D20])" office:value-type="float" office:value="0.00012639999999999">
            <text:p>0,0001264</text:p>
          </table:table-cell>
          <table:table-cell/>
          <table:table-cell table:style-name="ce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0351199999999949">
            <text:p>0,0003512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0255400000000009">
            <text:p>0,0002554</text:p>
          </table:table-cell>
          <table:table-cell office:value-type="float" office:value="0.00012639999999999">
            <text:p>0,0001264</text:p>
          </table:table-cell>
          <table:table-cell table:number-columns-repeated="99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600.0194">
            <text:p>600,0194</text:p>
          </table:table-cell>
          <table:table-cell table:style-name="ce3" office:value-type="float" office:value="600">
            <text:p>600</text:p>
          </table:table-cell>
          <table:table-cell table:formula="of:=ABS(([.B21]-[.D21])/[.D21])" office:value-type="float" office:value="0.0000323333333333646">
            <text:p>3,23333333333646E-005</text:p>
          </table:table-cell>
          <table:table-cell table:formula="of:=ABS(([.C21]-[.D21])/[.D21])" office:value-type="float" office:value="0.0000323333333333646">
            <text:p>3,23333333333646E-005</text:p>
          </table:table-cell>
          <table:table-cell table:style-name="Default"/>
          <table:table-cell table:style-name="Excel_20_Built-in_20_Normal" office:value-type="float" office:value="600.0195">
            <text:p>600,0195</text:p>
          </table:table-cell>
          <table:table-cell office:value-type="float" office:value="600.0195">
            <text:p>600,0195</text:p>
          </table:table-cell>
          <table:table-cell table:style-name="ce3" office:value-type="float" office:value="600">
            <text:p>600</text:p>
          </table:table-cell>
          <table:table-cell table:formula="of:=ABS(([.D21]-[.H21])/[.D21])" office:value-type="float" office:value="0.0000324999999999894">
            <text:p>0,0000325</text:p>
          </table:table-cell>
          <table:table-cell table:formula="of:=ABS(([.D21]-[.I21])/[.D21])" office:value-type="float" office:value="0.0000324999999999894">
            <text:p>0,0000325</text:p>
          </table:table-cell>
          <table:table-cell table:style-name="Default"/>
          <table:table-cell office:value-type="float" office:value="600">
            <text:p>600</text:p>
          </table:table-cell>
          <table:table-cell office:value-type="float" office:value="600.0419">
            <text:p>600,0419</text:p>
          </table:table-cell>
          <table:table-cell table:style-name="ce3" office:value-type="float" office:value="600">
            <text:p>600</text:p>
          </table:table-cell>
          <table:table-cell table:formula="of:=ABS(([.D21]-[.N21])/[.D21])" office:value-type="float" office:value="0">
            <text:p>0</text:p>
          </table:table-cell>
          <table:table-cell table:formula="of:=ABS(([.D21]-[.O21])/[.D21])" office:value-type="float" office:value="0.0000698333333334252">
            <text:p>6,98333333334252E-005</text:p>
          </table:table-cell>
          <table:table-cell/>
          <table:table-cell table:style-name="ce3" office:value-type="float" office:value="600">
            <text:p>600</text:p>
          </table:table-cell>
          <table:table-cell office:value-type="float" office:value="0.0000323333333333646">
            <text:p>3,23333333333646E-005</text:p>
          </table:table-cell>
          <table:table-cell office:value-type="float" office:value="0.0000324999999999894">
            <text:p>0,0000325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600">
            <text:p>600</text:p>
          </table:table-cell>
          <table:table-cell office:value-type="float" office:value="0.0000323333333333646">
            <text:p>3,23333333333646E-005</text:p>
          </table:table-cell>
          <table:table-cell office:value-type="float" office:value="0.0000324999999999894">
            <text:p>0,0000325</text:p>
          </table:table-cell>
          <table:table-cell office:value-type="float" office:value="0.0000698333333334252">
            <text:p>6,98333333334252E-005</text:p>
          </table:table-cell>
          <table:table-cell table:number-columns-repeated="99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  <table:table-cell table:style-name="ce3" office:value-type="float" office:value="700">
            <text:p>700</text:p>
          </table:table-cell>
          <table:table-cell table:formula="of:=ABS(([.B22]-[.D22])/[.D22])" office:value-type="float" office:value="0">
            <text:p>0</text:p>
          </table:table-cell>
          <table:table-cell table:formula="of:=ABS(([.C22]-[.D22])/[.D22])" office:value-type="float" office:value="0.285714285714286">
            <text:p>0,2857142857</text:p>
          </table:table-cell>
          <table:table-cell table:style-name="Default"/>
          <table:table-cell table:style-name="Excel_20_Built-in_20_Normal" office:value-type="float" office:value="910.2265">
            <text:p>910,2265</text:p>
          </table:table-cell>
          <table:table-cell office:value-type="float" office:value="700.0263">
            <text:p>700,0263</text:p>
          </table:table-cell>
          <table:table-cell table:style-name="ce3" office:value-type="float" office:value="700">
            <text:p>700</text:p>
          </table:table-cell>
          <table:table-cell table:formula="of:=ABS(([.D22]-[.H22])/[.D22])" office:value-type="float" office:value="0.300323571428571">
            <text:p>0,3003235714</text:p>
          </table:table-cell>
          <table:table-cell table:formula="of:=ABS(([.D22]-[.I22])/[.D22])" office:value-type="float" office:value="0.0000375714285714171">
            <text:p>3,75714285714171E-005</text:p>
          </table:table-cell>
          <table:table-cell table:style-name="Default"/>
          <table:table-cell office:value-type="float" office:value="900">
            <text:p>900</text:p>
          </table:table-cell>
          <table:table-cell office:value-type="float" office:value="711.3752">
            <text:p>711,3752</text:p>
          </table:table-cell>
          <table:table-cell table:style-name="ce3" office:value-type="float" office:value="700">
            <text:p>700</text:p>
          </table:table-cell>
          <table:table-cell table:formula="of:=ABS(([.D22]-[.N22])/[.D22])" office:value-type="float" office:value="0.285714285714286">
            <text:p>0,2857142857</text:p>
          </table:table-cell>
          <table:table-cell table:formula="of:=ABS(([.D22]-[.O22])/[.D22])" office:value-type="float" office:value="0.0162502857142856">
            <text:p>0,0162502857</text:p>
          </table:table-cell>
          <table:table-cell/>
          <table:table-cell table:style-name="ce3"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0.300323571428571">
            <text:p>0,3003235714</text:p>
          </table:table-cell>
          <table:table-cell office:value-type="float" office:value="0.285714285714286">
            <text:p>0,2857142857</text:p>
          </table:table-cell>
          <table:table-cell/>
          <table:table-cell table:style-name="ce3" office:value-type="float" office:value="700">
            <text:p>700</text:p>
          </table:table-cell>
          <table:table-cell office:value-type="float" office:value="0.285714285714286">
            <text:p>0,2857142857</text:p>
          </table:table-cell>
          <table:table-cell office:value-type="float" office:value="0.0000375714285714171">
            <text:p>3,75714285714171E-005</text:p>
          </table:table-cell>
          <table:table-cell office:value-type="float" office:value="0.0162502857142856">
            <text:p>0,0162502857</text:p>
          </table:table-cell>
          <table:table-cell table:number-columns-repeated="996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473.798">
            <text:p>1473,798</text:p>
          </table:table-cell>
          <table:table-cell table:style-name="ce3" office:value-type="float" office:value="800">
            <text:p>800</text:p>
          </table:table-cell>
          <table:table-cell table:formula="of:=ABS(([.B23]-[.D23])/[.D23])" office:value-type="float" office:value="0.8422475">
            <text:p>0,8422475</text:p>
          </table:table-cell>
          <table:table-cell table:formula="of:=ABS(([.C23]-[.D23])/[.D23])" office:value-type="float" office:value="0.8422475">
            <text:p>0,8422475</text:p>
          </table:table-cell>
          <table:table-cell table:style-name="Default"/>
          <table:table-cell table:style-name="Excel_20_Built-in_20_Normal" office:value-type="float" office:value="841.1363">
            <text:p>841,1363</text:p>
          </table:table-cell>
          <table:table-cell office:value-type="float" office:value="851.2916">
            <text:p>851,2916</text:p>
          </table:table-cell>
          <table:table-cell table:style-name="ce3" office:value-type="float" office:value="800">
            <text:p>800</text:p>
          </table:table-cell>
          <table:table-cell table:formula="of:=ABS(([.D23]-[.H23])/[.D23])" office:value-type="float" office:value="0.051420375">
            <text:p>0,051420375</text:p>
          </table:table-cell>
          <table:table-cell table:formula="of:=ABS(([.D23]-[.I23])/[.D23])" office:value-type="float" office:value="0.0641145">
            <text:p>0,0641145</text:p>
          </table:table-cell>
          <table:table-cell table:style-name="Default"/>
          <table:table-cell office:value-type="float" office:value="923.9188">
            <text:p>923,9188</text:p>
          </table:table-cell>
          <table:table-cell office:value-type="float" office:value="917.3027">
            <text:p>917,3027</text:p>
          </table:table-cell>
          <table:table-cell table:style-name="ce3" office:value-type="float" office:value="800">
            <text:p>800</text:p>
          </table:table-cell>
          <table:table-cell table:formula="of:=ABS(([.D23]-[.N23])/[.D23])" office:value-type="float" office:value="0.1548985">
            <text:p>0,1548985</text:p>
          </table:table-cell>
          <table:table-cell table:formula="of:=ABS(([.D23]-[.O23])/[.D23])" office:value-type="float" office:value="0.146628375">
            <text:p>0,146628375</text:p>
          </table:table-cell>
          <table:table-cell/>
          <table:table-cell table:style-name="ce3" office:value-type="float" office:value="800">
            <text:p>800</text:p>
          </table:table-cell>
          <table:table-cell office:value-type="float" office:value="0.8422475">
            <text:p>0,8422475</text:p>
          </table:table-cell>
          <table:table-cell office:value-type="float" office:value="0.051420375">
            <text:p>0,051420375</text:p>
          </table:table-cell>
          <table:table-cell office:value-type="float" office:value="0.1548985">
            <text:p>0,1548985</text:p>
          </table:table-cell>
          <table:table-cell/>
          <table:table-cell table:style-name="ce3" office:value-type="float" office:value="800">
            <text:p>800</text:p>
          </table:table-cell>
          <table:table-cell office:value-type="float" office:value="0.8422475">
            <text:p>0,8422475</text:p>
          </table:table-cell>
          <table:table-cell office:value-type="float" office:value="0.0641145">
            <text:p>0,0641145</text:p>
          </table:table-cell>
          <table:table-cell office:value-type="float" office:value="0.146628375">
            <text:p>0,146628375</text:p>
          </table:table-cell>
          <table:table-cell table:number-columns-repeated="99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1440.659">
            <text:p>1440,659</text:p>
          </table:table-cell>
          <table:table-cell table:style-name="ce3" office:value-type="float" office:value="900">
            <text:p>900</text:p>
          </table:table-cell>
          <table:table-cell table:formula="of:=ABS(([.B24]-[.D24])/[.D24])" office:value-type="float" office:value="0">
            <text:p>0</text:p>
          </table:table-cell>
          <table:table-cell table:formula="of:=ABS(([.C24]-[.D24])/[.D24])" office:value-type="float" office:value="0.600732222222222">
            <text:p>0,6007322222</text:p>
          </table:table-cell>
          <table:table-cell table:style-name="Default"/>
          <table:table-cell table:style-name="Excel_20_Built-in_20_Normal" office:value-type="float" office:value="900.0001">
            <text:p>900,0001</text:p>
          </table:table-cell>
          <table:table-cell office:value-type="float" office:value="916.1321">
            <text:p>916,1321</text:p>
          </table:table-cell>
          <table:table-cell table:style-name="ce3" office:value-type="float" office:value="900">
            <text:p>900</text:p>
          </table:table-cell>
          <table:table-cell table:formula="of:=ABS(([.D24]-[.H24])/[.D24])" office:value-type="float" office:value="0.00000011111111108322">
            <text:p>1,1111111108322E-007</text:p>
          </table:table-cell>
          <table:table-cell table:formula="of:=ABS(([.D24]-[.I24])/[.D24])" office:value-type="float" office:value="0.0179245555555556">
            <text:p>0,0179245556</text:p>
          </table:table-cell>
          <table:table-cell table:style-name="Default"/>
          <table:table-cell office:value-type="float" office:value="978.7674">
            <text:p>978,7674</text:p>
          </table:table-cell>
          <table:table-cell office:value-type="float" office:value="903.852">
            <text:p>903,852</text:p>
          </table:table-cell>
          <table:table-cell table:style-name="ce3" office:value-type="float" office:value="900">
            <text:p>900</text:p>
          </table:table-cell>
          <table:table-cell table:formula="of:=ABS(([.D24]-[.N24])/[.D24])" office:value-type="float" office:value="0.0875193333333333">
            <text:p>0,0875193333</text:p>
          </table:table-cell>
          <table:table-cell table:formula="of:=ABS(([.D24]-[.O24])/[.D24])" office:value-type="float" office:value="0.00427999999999997">
            <text:p>0,00428</text:p>
          </table:table-cell>
          <table:table-cell/>
          <table:table-cell table:style-name="ce3"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0.00000011111111108322">
            <text:p>1,1111111108322E-007</text:p>
          </table:table-cell>
          <table:table-cell office:value-type="float" office:value="0.0875193333333333">
            <text:p>0,0875193333</text:p>
          </table:table-cell>
          <table:table-cell/>
          <table:table-cell table:style-name="ce3" office:value-type="float" office:value="900">
            <text:p>900</text:p>
          </table:table-cell>
          <table:table-cell office:value-type="float" office:value="0.600732222222222">
            <text:p>0,6007322222</text:p>
          </table:table-cell>
          <table:table-cell office:value-type="float" office:value="0.0179245555555556">
            <text:p>0,0179245556</text:p>
          </table:table-cell>
          <table:table-cell office:value-type="float" office:value="0.00427999999999997">
            <text:p>0,00428</text:p>
          </table:table-cell>
          <table:table-cell table:number-columns-repeated="99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00">
            <text:p>1000</text:p>
          </table:table-cell>
          <table:table-cell office:value-type="float" office:value="1129.194">
            <text:p>1129,194</text:p>
          </table:table-cell>
          <table:table-cell table:style-name="ce3" office:value-type="float" office:value="1000">
            <text:p>1000</text:p>
          </table:table-cell>
          <table:table-cell table:formula="of:=ABS(([.B25]-[.D25])/[.D25])" office:value-type="float" office:value="0">
            <text:p>0</text:p>
          </table:table-cell>
          <table:table-cell table:formula="of:=ABS(([.C25]-[.D25])/[.D25])" office:value-type="float" office:value="0.129194">
            <text:p>0,129194</text:p>
          </table:table-cell>
          <table:table-cell table:style-name="Default"/>
          <table:table-cell table:style-name="Excel_20_Built-in_20_Normal" office:value-type="float" office:value="1000">
            <text:p>1000</text:p>
          </table:table-cell>
          <table:table-cell office:value-type="float" office:value="1000">
            <text:p>1000</text:p>
          </table:table-cell>
          <table:table-cell table:style-name="ce3" office:value-type="float" office:value="1000">
            <text:p>1000</text:p>
          </table:table-cell>
          <table:table-cell table:formula="of:=ABS(([.D25]-[.H25])/[.D25])" office:value-type="float" office:value="0">
            <text:p>0</text:p>
          </table:table-cell>
          <table:table-cell table:formula="of:=ABS(([.D25]-[.I25])/[.D25])" office:value-type="float" office:value="0">
            <text:p>0</text:p>
          </table:table-cell>
          <table:table-cell table:style-name="Default"/>
          <table:table-cell table:number-columns-repeated="2" office:value-type="float" office:value="1000">
            <text:p>1000</text:p>
          </table:table-cell>
          <table:table-cell table:style-name="ce3" office:value-type="float" office:value="1000">
            <text:p>1000</text:p>
          </table:table-cell>
          <table:table-cell table:formula="of:=ABS(([.D25]-[.N25])/[.D25])" office:value-type="float" office:value="0">
            <text:p>0</text:p>
          </table:table-cell>
          <table:table-cell table:formula="of:=ABS(([.D25]-[.O25])/[.D25])" office:value-type="float" office:value="0">
            <text:p>0</text:p>
          </table:table-cell>
          <table:table-cell/>
          <table:table-cell table:style-name="ce3"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1000">
            <text:p>1000</text:p>
          </table:table-cell>
          <table:table-cell office:value-type="float" office:value="0.129194">
            <text:p>0,129194</text:p>
          </table:table-cell>
          <table:table-cell table:number-columns-repeated="2"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table:style-name="ce3" office:value-type="float" office:value="1100">
            <text:p>1100</text:p>
          </table:table-cell>
          <table:table-cell table:formula="of:=ABS(([.B26]-[.D26])/[.D26])" office:value-type="float" office:value="0.0909090909090909">
            <text:p>0,0909090909</text:p>
          </table:table-cell>
          <table:table-cell table:formula="of:=ABS(([.C26]-[.D26])/[.D26])" office:value-type="float" office:value="0.181818181818182">
            <text:p>0,1818181818</text:p>
          </table:table-cell>
          <table:table-cell table:style-name="Default"/>
          <table:table-cell table:style-name="Excel_20_Built-in_20_Normal" office:value-type="float" office:value="1184.501">
            <text:p>1184,501</text:p>
          </table:table-cell>
          <table:table-cell office:value-type="float" office:value="1100">
            <text:p>1100</text:p>
          </table:table-cell>
          <table:table-cell table:style-name="ce3" office:value-type="float" office:value="1100">
            <text:p>1100</text:p>
          </table:table-cell>
          <table:table-cell table:formula="of:=ABS(([.D26]-[.H26])/[.D26])" office:value-type="float" office:value="0.0768190909090909">
            <text:p>0,0768190909</text:p>
          </table:table-cell>
          <table:table-cell table:formula="of:=ABS(([.D26]-[.I26])/[.D26])" office:value-type="float" office:value="0">
            <text:p>0</text:p>
          </table:table-cell>
          <table:table-cell table:style-name="Default"/>
          <table:table-cell office:value-type="float" office:value="1102.194">
            <text:p>1102,194</text:p>
          </table:table-cell>
          <table:table-cell office:value-type="float" office:value="1101.7621">
            <text:p>1101,7621</text:p>
          </table:table-cell>
          <table:table-cell table:style-name="ce3" office:value-type="float" office:value="1100">
            <text:p>1100</text:p>
          </table:table-cell>
          <table:table-cell table:formula="of:=ABS(([.D26]-[.N26])/[.D26])" office:value-type="float" office:value="0.00199454545454542">
            <text:p>0,0019945455</text:p>
          </table:table-cell>
          <table:table-cell table:formula="of:=ABS(([.D26]-[.O26])/[.D26])" office:value-type="float" office:value="0.00160190909090902">
            <text:p>0,0016019091</text:p>
          </table:table-cell>
          <table:table-cell/>
          <table:table-cell table:style-name="ce3" office:value-type="float" office:value="1100">
            <text:p>1100</text:p>
          </table:table-cell>
          <table:table-cell office:value-type="float" office:value="0.0909090909090909">
            <text:p>0,0909090909</text:p>
          </table:table-cell>
          <table:table-cell office:value-type="float" office:value="0.0768190909090909">
            <text:p>0,0768190909</text:p>
          </table:table-cell>
          <table:table-cell office:value-type="float" office:value="0.00199454545454542">
            <text:p>0,0019945455</text:p>
          </table:table-cell>
          <table:table-cell/>
          <table:table-cell table:style-name="ce3" office:value-type="float" office:value="1100">
            <text:p>1100</text:p>
          </table:table-cell>
          <table:table-cell office:value-type="float" office:value="0.181818181818182">
            <text:p>0,1818181818</text:p>
          </table:table-cell>
          <table:table-cell office:value-type="float" office:value="0">
            <text:p>0</text:p>
          </table:table-cell>
          <table:table-cell office:value-type="float" office:value="0.00160190909090902">
            <text:p>0,0016019091</text:p>
          </table:table-cell>
          <table:table-cell table:number-columns-repeated="99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00.081">
            <text:p>1200,081</text:p>
          </table:table-cell>
          <table:table-cell table:style-name="ce3" office:value-type="float" office:value="1200">
            <text:p>1200</text:p>
          </table:table-cell>
          <table:table-cell table:formula="of:=ABS(([.B27]-[.D27])/[.D27])" office:value-type="float" office:value="0">
            <text:p>0</text:p>
          </table:table-cell>
          <table:table-cell table:formula="of:=ABS(([.C27]-[.D27])/[.D27])" office:value-type="float" office:value="0.0000674999999999197">
            <text:p>0,0000675</text:p>
          </table:table-cell>
          <table:table-cell table:style-name="Default"/>
          <table:table-cell table:style-name="Excel_20_Built-in_20_Normal" office:value-type="float" office:value="1201.754">
            <text:p>1201,754</text:p>
          </table:table-cell>
          <table:table-cell office:value-type="float" office:value="1205.136">
            <text:p>1205,136</text:p>
          </table:table-cell>
          <table:table-cell table:style-name="ce3" office:value-type="float" office:value="1200">
            <text:p>1200</text:p>
          </table:table-cell>
          <table:table-cell table:formula="of:=ABS(([.D27]-[.H27])/[.D27])" office:value-type="float" office:value="0.00146166666666659">
            <text:p>0,0014616667</text:p>
          </table:table-cell>
          <table:table-cell table:formula="of:=ABS(([.D27]-[.I27])/[.D27])" office:value-type="float" office:value="0.00427999999999997">
            <text:p>0,00428</text:p>
          </table:table-cell>
          <table:table-cell table:style-name="Default"/>
          <table:table-cell table:number-columns-repeated="2" office:value-type="float" office:value="1200">
            <text:p>1200</text:p>
          </table:table-cell>
          <table:table-cell table:style-name="ce3" office:value-type="float" office:value="1200">
            <text:p>1200</text:p>
          </table:table-cell>
          <table:table-cell table:formula="of:=ABS(([.D27]-[.N27])/[.D27])" office:value-type="float" office:value="0">
            <text:p>0</text:p>
          </table:table-cell>
          <table:table-cell table:formula="of:=ABS(([.D27]-[.O27])/[.D27])" office:value-type="float" office:value="0">
            <text:p>0</text:p>
          </table:table-cell>
          <table:table-cell/>
          <table:table-cell table:style-name="ce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0.00146166666666659">
            <text:p>0,0014616667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1200">
            <text:p>1200</text:p>
          </table:table-cell>
          <table:table-cell office:value-type="float" office:value="0.0000674999999999197">
            <text:p>0,0000675</text:p>
          </table:table-cell>
          <table:table-cell office:value-type="float" office:value="0.00427999999999997">
            <text:p>0,00428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53.969">
            <text:p>2053,969</text:p>
          </table:table-cell>
          <table:table-cell office:value-type="float" office:value="2349.932">
            <text:p>2349,932</text:p>
          </table:table-cell>
          <table:table-cell table:style-name="ce3" office:value-type="float" office:value="1300">
            <text:p>1300</text:p>
          </table:table-cell>
          <table:table-cell table:formula="of:=ABS(([.B28]-[.D28])/[.D28])" office:value-type="float" office:value="0.579976153846154">
            <text:p>0,5799761538</text:p>
          </table:table-cell>
          <table:table-cell table:formula="of:=ABS(([.C28]-[.D28])/[.D28])" office:value-type="float" office:value="0.80764">
            <text:p>0,80764</text:p>
          </table:table-cell>
          <table:table-cell table:style-name="Default"/>
          <table:table-cell table:style-name="Excel_20_Built-in_20_Normal" office:value-type="float" office:value="1644.641">
            <text:p>1644,641</text:p>
          </table:table-cell>
          <table:table-cell office:value-type="float" office:value="1613.554">
            <text:p>1613,554</text:p>
          </table:table-cell>
          <table:table-cell table:style-name="ce3" office:value-type="float" office:value="1300">
            <text:p>1300</text:p>
          </table:table-cell>
          <table:table-cell table:formula="of:=ABS(([.D28]-[.H28])/[.D28])" office:value-type="float" office:value="0.265108461538462">
            <text:p>0,2651084615</text:p>
          </table:table-cell>
          <table:table-cell table:formula="of:=ABS(([.D28]-[.I28])/[.D28])" office:value-type="float" office:value="0.241195384615385">
            <text:p>0,2411953846</text:p>
          </table:table-cell>
          <table:table-cell table:style-name="Default"/>
          <table:table-cell office:value-type="float" office:value="1400">
            <text:p>1400</text:p>
          </table:table-cell>
          <table:table-cell office:value-type="float" office:value="1387.3285">
            <text:p>1387,3285</text:p>
          </table:table-cell>
          <table:table-cell table:style-name="ce3" office:value-type="float" office:value="1300">
            <text:p>1300</text:p>
          </table:table-cell>
          <table:table-cell table:formula="of:=ABS(([.D28]-[.N28])/[.D28])" office:value-type="float" office:value="0.0769230769230769">
            <text:p>0,0769230769</text:p>
          </table:table-cell>
          <table:table-cell table:formula="of:=ABS(([.D28]-[.O28])/[.D28])" office:value-type="float" office:value="0.0671757692307693">
            <text:p>0,0671757692</text:p>
          </table:table-cell>
          <table:table-cell/>
          <table:table-cell table:style-name="ce3" office:value-type="float" office:value="1300">
            <text:p>1300</text:p>
          </table:table-cell>
          <table:table-cell office:value-type="float" office:value="0.579976153846154">
            <text:p>0,5799761538</text:p>
          </table:table-cell>
          <table:table-cell office:value-type="float" office:value="0.265108461538462">
            <text:p>0,2651084615</text:p>
          </table:table-cell>
          <table:table-cell office:value-type="float" office:value="0.0769230769230769">
            <text:p>0,0769230769</text:p>
          </table:table-cell>
          <table:table-cell/>
          <table:table-cell table:style-name="ce3" office:value-type="float" office:value="1300">
            <text:p>1300</text:p>
          </table:table-cell>
          <table:table-cell office:value-type="float" office:value="0.80764">
            <text:p>0,80764</text:p>
          </table:table-cell>
          <table:table-cell office:value-type="float" office:value="0.241195384615385">
            <text:p>0,2411953846</text:p>
          </table:table-cell>
          <table:table-cell office:value-type="float" office:value="0.0671757692307693">
            <text:p>0,0671757692</text:p>
          </table:table-cell>
          <table:table-cell table:number-columns-repeated="996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518.616">
            <text:p>2518,616</text:p>
          </table:table-cell>
          <table:table-cell table:style-name="ce3" office:value-type="float" office:value="1400">
            <text:p>1400</text:p>
          </table:table-cell>
          <table:table-cell table:formula="of:=ABS(([.B29]-[.D29])/[.D29])" office:value-type="float" office:value="0.799011428571429">
            <text:p>0,7990114286</text:p>
          </table:table-cell>
          <table:table-cell table:formula="of:=ABS(([.C29]-[.D29])/[.D29])" office:value-type="float" office:value="0.799011428571429">
            <text:p>0,7990114286</text:p>
          </table:table-cell>
          <table:table-cell table:style-name="Default"/>
          <table:table-cell table:style-name="Excel_20_Built-in_20_Normal" office:value-type="float" office:value="1400.311">
            <text:p>1400,311</text:p>
          </table:table-cell>
          <table:table-cell office:value-type="float" office:value="1400.005">
            <text:p>1400,005</text:p>
          </table:table-cell>
          <table:table-cell table:style-name="ce3" office:value-type="float" office:value="1400">
            <text:p>1400</text:p>
          </table:table-cell>
          <table:table-cell table:formula="of:=ABS(([.D29]-[.H29])/[.D29])" office:value-type="float" office:value="0.000222142857142801">
            <text:p>0,0002221429</text:p>
          </table:table-cell>
          <table:table-cell table:formula="of:=ABS(([.D29]-[.I29])/[.D29])" office:value-type="float" office:value="0.00000357142857150653">
            <text:p>3,57142857150653E-006</text:p>
          </table:table-cell>
          <table:table-cell table:style-name="Default"/>
          <table:table-cell office:value-type="float" office:value="1500">
            <text:p>1500</text:p>
          </table:table-cell>
          <table:table-cell office:value-type="float" office:value="1510.4932">
            <text:p>1510,4932</text:p>
          </table:table-cell>
          <table:table-cell table:style-name="ce3" office:value-type="float" office:value="1400">
            <text:p>1400</text:p>
          </table:table-cell>
          <table:table-cell table:formula="of:=ABS(([.D29]-[.N29])/[.D29])" office:value-type="float" office:value="0.0714285714285714">
            <text:p>0,0714285714</text:p>
          </table:table-cell>
          <table:table-cell table:formula="of:=ABS(([.D29]-[.O29])/[.D29])" office:value-type="float" office:value="0.0789237142857142">
            <text:p>0,0789237143</text:p>
          </table:table-cell>
          <table:table-cell/>
          <table:table-cell table:style-name="ce3" office:value-type="float" office:value="1400">
            <text:p>1400</text:p>
          </table:table-cell>
          <table:table-cell office:value-type="float" office:value="0.799011428571429">
            <text:p>0,7990114286</text:p>
          </table:table-cell>
          <table:table-cell office:value-type="float" office:value="0.000222142857142801">
            <text:p>0,0002221429</text:p>
          </table:table-cell>
          <table:table-cell office:value-type="float" office:value="0.0714285714285714">
            <text:p>0,0714285714</text:p>
          </table:table-cell>
          <table:table-cell/>
          <table:table-cell table:style-name="ce3" office:value-type="float" office:value="1400">
            <text:p>1400</text:p>
          </table:table-cell>
          <table:table-cell office:value-type="float" office:value="0.799011428571429">
            <text:p>0,7990114286</text:p>
          </table:table-cell>
          <table:table-cell office:value-type="float" office:value="0.00000357142857150653">
            <text:p>3,57142857150653E-006</text:p>
          </table:table-cell>
          <table:table-cell office:value-type="float" office:value="0.0789237142857142">
            <text:p>0,0789237143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>
            <text:p>rand / bin</text:p>
          </table:table-cell>
          <table:table-cell office:value-type="string">
            <text:p>rand / exp</text:p>
          </table:table-cell>
          <table:table-cell table:number-columns-repeated="4"/>
          <table:table-cell office:value-type="string">
            <text:p>avg / bin</text:p>
          </table:table-cell>
          <table:table-cell office:value-type="string">
            <text:p>avg / exp</text:p>
          </table:table-cell>
          <table:table-cell table:number-columns-repeated="4"/>
          <table:table-cell office:value-type="string">
            <text:p>best / bin</text:p>
          </table:table-cell>
          <table:table-cell office:value-type="string">
            <text:p>best / exp</text:p>
          </table:table-cell>
          <table:table-cell table:number-columns-repeated="2"/>
          <table:table-cell office:value-type="string">
            <text:p>rand / bin</text:p>
          </table:table-cell>
          <table:table-cell office:value-type="string">
            <text:p>avg / bin</text:p>
          </table:table-cell>
          <table:table-cell office:value-type="string">
            <text:p>best / bin</text:p>
          </table:table-cell>
          <table:table-cell table:number-columns-repeated="2"/>
          <table:table-cell office:value-type="string">
            <text:p>rand / expa</text:p>
          </table:table-cell>
          <table:table-cell office:value-type="string">
            <text:p>avg / exp</text:p>
          </table:table-cell>
          <table:table-cell office:value-type="string">
            <text:p>best / exp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Arkusz1.H60" table:end-x="0.677cm" table:end-y="0.282cm" draw:z-index="0" draw:style-name="gr1" draw:text-style-name="P1" svg:width="24.411cm" svg:height="13.899cm" svg:x="1.787cm" svg:y="0.21cm">
              <draw:object draw:notify-on-update-of-ranges="Arkusz1.D2:Arkusz1.D29 Arkusz1.D2:Arkusz1.D29 Arkusz1.E1:Arkusz1.E1 Arkusz1.E2:Arkusz1.E29 Arkusz1.D2:Arkusz1.D29 Arkusz1.F1:Arkusz1.F1 Arkusz1.F2:Arkusz1.F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Arkusz1.U60" table:end-x="1.712cm" table:end-y="0.282cm" draw:z-index="3" draw:style-name="gr1" draw:text-style-name="P1" svg:width="29.484cm" svg:height="13.994cm" svg:x="0.111cm" svg:y="0.115cm">
              <draw:object draw:notify-on-update-of-ranges="Arkusz1.T2:Arkusz1.T29 Arkusz1.T2:Arkusz1.T29 Arkusz1.U1:Arkusz1.U1 Arkusz1.U2:Arkusz1.U29 Arkusz1.T2:Arkusz1.T29 Arkusz1.V1:Arkusz1.V1 Arkusz1.V2:Arkusz1.V29 Arkusz1.T2:Arkusz1.T29 Arkusz1.W1:Arkusz1.W1 Arkusz1.W2:Arkusz1.W2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/>
          <table:table-cell>
            <draw:frame table:end-cell-address="Arkusz1.H90" table:end-x="0.947cm" table:end-y="0.286cm" draw:z-index="1" draw:style-name="gr1" draw:text-style-name="P1" svg:width="24.523cm" svg:height="14.063cm" svg:x="0.093cm" svg:y="0.05cm">
              <draw:object draw:notify-on-update-of-ranges="Arkusz1.J2:Arkusz1.J29 Arkusz1.J2:Arkusz1.J29 Arkusz1.K1:Arkusz1.K1 Arkusz1.K2:Arkusz1.K29 Arkusz1.J2:Arkusz1.J29 Arkusz1.L1:Arkusz1.L1 Arkusz1.L2:Arkusz1.L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Arkusz1.U91" table:end-x="1.712cm" table:end-y="0.176cm" draw:z-index="4" draw:style-name="gr1" draw:text-style-name="P1" svg:width="29.504cm" svg:height="14.149cm" svg:x="0.091cm" svg:y="0.348cm">
              <draw:object draw:notify-on-update-of-ranges="Arkusz1.Y2:Arkusz1.Y29 Arkusz1.Y2:Arkusz1.Y29 Arkusz1.Z1:Arkusz1.Z1 Arkusz1.Z2:Arkusz1.Z29 Arkusz1.Y2:Arkusz1.Y29 Arkusz1.AA1:Arkusz1.AA1 Arkusz1.AA2:Arkusz1.AA29 Arkusz1.Y2:Arkusz1.Y29 Arkusz1.AB1:Arkusz1.AB1 Arkusz1.AB2:Arkusz1.AB29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/>
          <table:table-cell>
            <draw:frame table:end-cell-address="Arkusz1.H120" table:end-x="0.947cm" table:end-y="0.18cm" draw:z-index="2" draw:style-name="gr1" draw:text-style-name="P1" svg:width="24.57cm" svg:height="13.939cm" svg:x="0.046cm" svg:y="0.068cm">
              <draw:object draw:notify-on-update-of-ranges="Arkusz1.P2:Arkusz1.P29 Arkusz1.P2:Arkusz1.P29 Arkusz1.Q1:Arkusz1.Q1 Arkusz1.Q2:Arkusz1.Q29 Arkusz1.P2:Arkusz1.P29 Arkusz1.R1:Arkusz1.R1 Arkusz1.R2:Arkusz1.R2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2" table:default-cell-style-name="ce3"/>
        <table:table-column table:style-name="co1" table:default-cell-style-name="Excel_20_Built-in_20_Normal"/>
        <table:table-column table:style-name="co16" table:default-cell-style-name="Excel_20_Built-in_20_Normal"/>
        <table:table-column table:style-name="co1" table:default-cell-style-name="Excel_20_Built-in_20_Normal"/>
        <table:table-column table:style-name="co17" table:default-cell-style-name="Excel_20_Built-in_20_Normal"/>
        <table:table-column table:style-name="co9" table:default-cell-style-name="Excel_20_Built-in_20_Normal"/>
        <table:table-column table:style-name="co18" table:default-cell-style-name="Excel_20_Built-in_20_Normal"/>
        <table:table-column table:style-name="co2" table:default-cell-style-name="ce3"/>
        <table:table-column table:style-name="co1" table:default-cell-style-name="ce3"/>
        <table:table-column table:style-name="co1" table:number-columns-repeated="3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" table:default-cell-style-name="ce3"/>
        <table:table-column table:style-name="co1" table:default-cell-style-name="ce3"/>
        <table:table-column table:style-name="co1" table:number-columns-repeated="3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3" table:default-cell-style-name="Excel_20_Built-in_20_Normal"/>
        <table:table-column table:style-name="co1" table:number-columns-repeated="996" table:default-cell-style-name="Excel_20_Built-in_20_Normal"/>
        <table:table-row table:style-name="ro1">
          <table:table-cell office:value-type="string">
            <text:p>F=0.2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office:value-type="string">
            <text:p>wybór losowego osobnika z populacji</text:p>
          </table:table-cell>
          <table:table-cell office:value-type="string">
            <text:p>średnia ze wszystkich osobników w populacji</text:p>
          </table:table-cell>
          <table:table-cell/>
          <table:table-cell office:value-type="string">
            <text:p>F=0.5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table:style-name="Excel_20_Built-in_20_Normal" office:value-type="string">
            <text:p>wybór losowego osobnika z populacji</text:p>
          </table:table-cell>
          <table:table-cell office:value-type="string">
            <text:p>średnia ze wszystkich osobników w populacji</text:p>
          </table:table-cell>
          <table:table-cell/>
          <table:table-cell office:value-type="string">
            <text:p>F=0.8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table:style-name="Excel_20_Built-in_20_Normal" office:value-type="string">
            <text:p>wybór losowego osobnika z populacji</text:p>
          </table:table-cell>
          <table:table-cell office:value-type="string">
            <text:p>średnia ze wszystkich osobników w populacji</text:p>
          </table:table-cell>
          <table:table-cell/>
          <table:table-cell table:style-name="ce2" office:value-type="string">
            <text:p>EXPECTED</text:p>
          </table:table-cell>
          <table:table-cell table:number-columns-repeated="2" office:value-type="string">
            <text:p>F=0.2</text:p>
          </table:table-cell>
          <table:table-cell office:value-type="string">
            <text:p>F=0.5</text:p>
          </table:table-cell>
          <table:table-cell office:value-type="string">
            <text:p>F =0.5</text:p>
          </table:table-cell>
          <table:table-cell office:value-type="string">
            <text:p>F=0.8</text:p>
          </table:table-cell>
          <table:table-cell office:value-type="string">
            <text:p>F =0.8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400">
            <text:p>-1400</text:p>
          </table:table-cell>
          <table:table-cell office:value-type="float" office:value="-1397.534">
            <text:p>-1397,534</text:p>
          </table:table-cell>
          <table:table-cell office:value-type="float" office:value="-1400">
            <text:p>-1400</text:p>
          </table:table-cell>
          <table:table-cell table:formula="of:=ABS(([.D2] - [.B2])/[.D2])" office:value-type="float" office:value="0">
            <text:p>0</text:p>
          </table:table-cell>
          <table:table-cell table:formula="of:=ABS(([.D2] - [.C2])/[.D2])" office:value-type="float" office:value="0.0017614285714285">
            <text:p>0,0017614286</text:p>
          </table:table-cell>
          <table:table-cell/>
          <table:table-cell office:value-type="float" office:value="1">
            <text:p>1</text:p>
          </table:table-cell>
          <table:table-cell office:value-type="float" office:value="-1400">
            <text:p>-1400</text:p>
          </table:table-cell>
          <table:table-cell office:value-type="float" office:value="-1399.995">
            <text:p>-1399,995</text:p>
          </table:table-cell>
          <table:table-cell office:value-type="float" office:value="-1400">
            <text:p>-1400</text:p>
          </table:table-cell>
          <table:table-cell table:style-name="ce4" table:formula="of:=ABS(([.K2] - [.I2])/[.K2])" office:value-type="float" office:value="0">
            <text:p>0</text:p>
          </table:table-cell>
          <table:table-cell table:style-name="ce4" table:formula="of:=ABS(([.K2] - [.J2])/[.K2])" office:value-type="float" office:value="0.00000357142857150653">
            <text:p>3,57142857150653E-006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-1400">
            <text:p>-1400</text:p>
          </table:table-cell>
          <table:table-cell table:style-name="ce4" table:formula="of:=ABS(([.R2] - [.P2])/[.R2])" office:value-type="float" office:value="0">
            <text:p>0</text:p>
          </table:table-cell>
          <table:table-cell table:formula="of:=ABS(([.R2] - [.Q2])/[.R2])" office:value-type="float" office:value="0">
            <text:p>0</text:p>
          </table:table-cell>
          <table:table-cell/>
          <table:table-cell table:style-name="ce3" office:value-type="float" office:value="-1400">
            <text:p>-1400</text:p>
          </table:table-cell>
          <table:table-cell office:value-type="float" office:value="0">
            <text:p>0</text:p>
          </table:table-cell>
          <table:table-cell office:value-type="float" office:value="0.0017614285714285">
            <text:p>0,00176142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357142857150653">
            <text:p>3,57142857150653E-006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23245.75">
            <text:p>23245,75</text:p>
          </table:table-cell>
          <table:table-cell office:value-type="float" office:value="-1300">
            <text:p>-1300</text:p>
          </table:table-cell>
          <table:table-cell table:formula="of:=ABS(([.D3] - [.B3])/[.D3])" office:value-type="float" office:value="0">
            <text:p>0</text:p>
          </table:table-cell>
          <table:table-cell table:formula="of:=ABS(([.D3] - [.C3])/[.D3])" office:value-type="float" office:value="18.8813461538462">
            <text:p>18,8813461538</text:p>
          </table:table-cell>
          <table:table-cell/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-1295.273">
            <text:p>-1295,273</text:p>
          </table:table-cell>
          <table:table-cell office:value-type="float" office:value="-1300">
            <text:p>-1300</text:p>
          </table:table-cell>
          <table:table-cell table:style-name="ce4" table:formula="of:=ABS(([.K3] - [.I3])/[.K3])" office:value-type="float" office:value="0">
            <text:p>0</text:p>
          </table:table-cell>
          <table:table-cell table:style-name="ce4" table:formula="of:=ABS(([.K3] - [.J3])/[.K3])" office:value-type="float" office:value="0.00363615384615391">
            <text:p>0,0036361538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-1300">
            <text:p>-1300</text:p>
          </table:table-cell>
          <table:table-cell table:style-name="ce4" table:formula="of:=ABS(([.R3] - [.P3])/[.R3])" office:value-type="float" office:value="0">
            <text:p>0</text:p>
          </table:table-cell>
          <table:table-cell table:formula="of:=ABS(([.R3] - [.Q3])/[.R3])" office:value-type="float" office:value="0">
            <text:p>0</text:p>
          </table:table-cell>
          <table:table-cell/>
          <table:table-cell table:style-name="ce3" office:value-type="float" office:value="-1300">
            <text:p>-1300</text:p>
          </table:table-cell>
          <table:table-cell office:value-type="float" office:value="0">
            <text:p>0</text:p>
          </table:table-cell>
          <table:table-cell office:value-type="float" office:value="18.8813461538462">
            <text:p>18,881346153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363615384615391">
            <text:p>0,0036361538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1116116">
            <text:p>1116116</text:p>
          </table:table-cell>
          <table:table-cell office:value-type="float" office:value="-1200">
            <text:p>-1200</text:p>
          </table:table-cell>
          <table:table-cell table:formula="of:=ABS(([.D4] - [.B4])/[.D4])" office:value-type="float" office:value="0">
            <text:p>0</text:p>
          </table:table-cell>
          <table:table-cell table:formula="of:=ABS(([.D4] - [.C4])/[.D4])" office:value-type="float" office:value="931.096666666667">
            <text:p>931,0966666667</text:p>
          </table:table-cell>
          <table:table-cell/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-978.0623">
            <text:p>-978,0623</text:p>
          </table:table-cell>
          <table:table-cell office:value-type="float" office:value="-1200">
            <text:p>-1200</text:p>
          </table:table-cell>
          <table:table-cell table:style-name="ce4" table:formula="of:=ABS(([.K4] - [.I4])/[.K4])" office:value-type="float" office:value="0">
            <text:p>0</text:p>
          </table:table-cell>
          <table:table-cell table:style-name="ce4" table:formula="of:=ABS(([.K4] - [.J4])/[.K4])" office:value-type="float" office:value="0.184948083333333">
            <text:p>0,1849480833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-1200">
            <text:p>-1200</text:p>
          </table:table-cell>
          <table:table-cell table:style-name="ce4" table:formula="of:=ABS(([.R4] - [.P4])/[.R4])" office:value-type="float" office:value="0">
            <text:p>0</text:p>
          </table:table-cell>
          <table:table-cell table:formula="of:=ABS(([.R4] - [.Q4])/[.R4])" office:value-type="float" office:value="0">
            <text:p>0</text:p>
          </table:table-cell>
          <table:table-cell/>
          <table:table-cell table:style-name="ce3" office:value-type="float" office:value="-1200">
            <text:p>-1200</text:p>
          </table:table-cell>
          <table:table-cell office:value-type="float" office:value="0">
            <text:p>0</text:p>
          </table:table-cell>
          <table:table-cell office:value-type="float" office:value="931.096666666667">
            <text:p>931,096666666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84948083333333">
            <text:p>0,1849480833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100">
            <text:p>-1100</text:p>
          </table:table-cell>
          <table:table-cell office:value-type="float" office:value="181164.5">
            <text:p>181164,5</text:p>
          </table:table-cell>
          <table:table-cell office:value-type="float" office:value="-1100">
            <text:p>-1100</text:p>
          </table:table-cell>
          <table:table-cell table:formula="of:=ABS(([.D5] - [.B5])/[.D5])" office:value-type="float" office:value="0">
            <text:p>0</text:p>
          </table:table-cell>
          <table:table-cell table:formula="of:=ABS(([.D5] - [.C5])/[.D5])" office:value-type="float" office:value="165.695">
            <text:p>165,695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-1100">
            <text:p>-1100</text:p>
          </table:table-cell>
          <table:table-cell table:style-name="ce4" table:formula="of:=ABS(([.K5] - [.I5])/[.K5])" office:value-type="float" office:value="0">
            <text:p>0</text:p>
          </table:table-cell>
          <table:table-cell table:style-name="ce4" table:formula="of:=ABS(([.K5] - [.J5])/[.K5])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-1100">
            <text:p>-1100</text:p>
          </table:table-cell>
          <table:table-cell table:style-name="ce4" table:formula="of:=ABS(([.R5] - [.P5])/[.R5])" office:value-type="float" office:value="0">
            <text:p>0</text:p>
          </table:table-cell>
          <table:table-cell table:formula="of:=ABS(([.R5] - [.Q5])/[.R5])" office:value-type="float" office:value="0">
            <text:p>0</text:p>
          </table:table-cell>
          <table:table-cell/>
          <table:table-cell table:style-name="ce3" office:value-type="float" office:value="-1100">
            <text:p>-1100</text:p>
          </table:table-cell>
          <table:table-cell office:value-type="float" office:value="0">
            <text:p>0</text:p>
          </table:table-cell>
          <table:table-cell office:value-type="float" office:value="165.695">
            <text:p>165,695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00">
            <text:p>-1000</text:p>
          </table:table-cell>
          <table:table-cell office:value-type="float" office:value="-996.7731">
            <text:p>-996,7731</text:p>
          </table:table-cell>
          <table:table-cell office:value-type="float" office:value="-1000">
            <text:p>-1000</text:p>
          </table:table-cell>
          <table:table-cell table:formula="of:=ABS(([.D6] - [.B6])/[.D6])" office:value-type="float" office:value="0">
            <text:p>0</text:p>
          </table:table-cell>
          <table:table-cell table:formula="of:=ABS(([.D6] - [.C6])/[.D6])" office:value-type="float" office:value="0.0032269">
            <text:p>0,0032269</text:p>
          </table:table-cell>
          <table:table-cell/>
          <table:table-cell office:value-type="float" office:value="5">
            <text:p>5</text:p>
          </table:table-cell>
          <table:table-cell office:value-type="float" office:value="-1000">
            <text:p>-1000</text:p>
          </table:table-cell>
          <table:table-cell office:value-type="float" office:value="-999.9972">
            <text:p>-999,9972</text:p>
          </table:table-cell>
          <table:table-cell office:value-type="float" office:value="-1000">
            <text:p>-1000</text:p>
          </table:table-cell>
          <table:table-cell table:style-name="ce4" table:formula="of:=ABS(([.K6] - [.I6])/[.K6])" office:value-type="float" office:value="0">
            <text:p>0</text:p>
          </table:table-cell>
          <table:table-cell table:style-name="ce4" table:formula="of:=ABS(([.K6] - [.J6])/[.K6])" office:value-type="float" office:value="0.00000279999999997926">
            <text:p>0,0000028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-1000">
            <text:p>-1000</text:p>
          </table:table-cell>
          <table:table-cell table:style-name="ce4" table:formula="of:=ABS(([.R6] - [.P6])/[.R6])" office:value-type="float" office:value="0">
            <text:p>0</text:p>
          </table:table-cell>
          <table:table-cell table:formula="of:=ABS(([.R6] - [.Q6])/[.R6])" office:value-type="float" office:value="0">
            <text:p>0</text:p>
          </table:table-cell>
          <table:table-cell/>
          <table:table-cell table:style-name="ce3"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0.0032269">
            <text:p>0,003226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0279999999997926">
            <text:p>0,0000028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899.9946">
            <text:p>-899,9946</text:p>
          </table:table-cell>
          <table:table-cell office:value-type="float" office:value="-899.9988">
            <text:p>-899,9988</text:p>
          </table:table-cell>
          <table:table-cell office:value-type="float" office:value="-900">
            <text:p>-900</text:p>
          </table:table-cell>
          <table:table-cell table:formula="of:=ABS(([.D7] - [.B7])/[.D7])" office:value-type="float" office:value="0.0000060000000000097">
            <text:p>0,000006</text:p>
          </table:table-cell>
          <table:table-cell table:formula="of:=ABS(([.D7] - [.C7])/[.D7])" office:value-type="float" office:value="0.0000013333333333776">
            <text:p>1,3333333333776E-006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-900">
            <text:p>-900</text:p>
          </table:table-cell>
          <table:table-cell table:style-name="ce4" table:formula="of:=ABS(([.K7] - [.I7])/[.K7])" office:value-type="float" office:value="0">
            <text:p>0</text:p>
          </table:table-cell>
          <table:table-cell table:style-name="ce4" table:formula="of:=ABS(([.K7] - [.J7])/[.K7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-900">
            <text:p>-900</text:p>
          </table:table-cell>
          <table:table-cell table:style-name="ce4" table:formula="of:=ABS(([.R7] - [.P7])/[.R7])" office:value-type="float" office:value="0">
            <text:p>0</text:p>
          </table:table-cell>
          <table:table-cell table:formula="of:=ABS(([.R7] - [.Q7])/[.R7])" office:value-type="float" office:value="0">
            <text:p>0</text:p>
          </table:table-cell>
          <table:table-cell/>
          <table:table-cell table:style-name="ce3" office:value-type="float" office:value="-900">
            <text:p>-900</text:p>
          </table:table-cell>
          <table:table-cell office:value-type="float" office:value="0.0000060000000000097">
            <text:p>0,000006</text:p>
          </table:table-cell>
          <table:table-cell office:value-type="float" office:value="0.0000013333333333776">
            <text:p>1,3333333333776E-006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7.4983">
            <text:p>-797,4983</text:p>
          </table:table-cell>
          <table:table-cell office:value-type="float" office:value="-800">
            <text:p>-800</text:p>
          </table:table-cell>
          <table:table-cell table:formula="of:=ABS(([.D8] - [.B8])/[.D8])" office:value-type="float" office:value="0">
            <text:p>0</text:p>
          </table:table-cell>
          <table:table-cell table:formula="of:=ABS(([.D8] - [.C8])/[.D8])" office:value-type="float" office:value="0.00312712500000003">
            <text:p>0,003127125</text:p>
          </table:table-cell>
          <table:table-cell/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9.9829">
            <text:p>-799,9829</text:p>
          </table:table-cell>
          <table:table-cell office:value-type="float" office:value="-800">
            <text:p>-800</text:p>
          </table:table-cell>
          <table:table-cell table:style-name="ce4" table:formula="of:=ABS(([.K8] - [.I8])/[.K8])" office:value-type="float" office:value="0">
            <text:p>0</text:p>
          </table:table-cell>
          <table:table-cell table:style-name="ce4" table:formula="of:=ABS(([.K8] - [.J8])/[.K8])" office:value-type="float" office:value="0.0000213750000000346">
            <text:p>0,000021375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-800">
            <text:p>-800</text:p>
          </table:table-cell>
          <table:table-cell table:style-name="ce4" table:formula="of:=ABS(([.R8] - [.P8])/[.R8])" office:value-type="float" office:value="0">
            <text:p>0</text:p>
          </table:table-cell>
          <table:table-cell table:formula="of:=ABS(([.R8] - [.Q8])/[.R8])" office:value-type="float" office:value="0">
            <text:p>0</text:p>
          </table:table-cell>
          <table:table-cell/>
          <table:table-cell table:style-name="ce3" office:value-type="float" office:value="-800">
            <text:p>-800</text:p>
          </table:table-cell>
          <table:table-cell office:value-type="float" office:value="0">
            <text:p>0</text:p>
          </table:table-cell>
          <table:table-cell office:value-type="float" office:value="0.00312712500000003">
            <text:p>0,0031271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0213750000000346">
            <text:p>0,000021375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700">
            <text:p>-700</text:p>
          </table:table-cell>
          <table:table-cell office:value-type="float" office:value="-691.5221">
            <text:p>-691,5221</text:p>
          </table:table-cell>
          <table:table-cell office:value-type="float" office:value="-700">
            <text:p>-700</text:p>
          </table:table-cell>
          <table:table-cell table:formula="of:=ABS(([.D9] - [.B9])/[.D9])" office:value-type="float" office:value="0">
            <text:p>0</text:p>
          </table:table-cell>
          <table:table-cell table:formula="of:=ABS(([.D9] - [.C9])/[.D9])" office:value-type="float" office:value="0.0121112857142857">
            <text:p>0,0121112857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-700">
            <text:p>-700</text:p>
          </table:table-cell>
          <table:table-cell table:style-name="ce4" table:formula="of:=ABS(([.K9] - [.I9])/[.K9])" office:value-type="float" office:value="0">
            <text:p>0</text:p>
          </table:table-cell>
          <table:table-cell table:style-name="ce4" table:formula="of:=ABS(([.K9] - [.J9])/[.K9])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-700">
            <text:p>-700</text:p>
          </table:table-cell>
          <table:table-cell table:style-name="ce4" table:formula="of:=ABS(([.R9] - [.P9])/[.R9])" office:value-type="float" office:value="0">
            <text:p>0</text:p>
          </table:table-cell>
          <table:table-cell table:formula="of:=ABS(([.R9] - [.Q9])/[.R9])" office:value-type="float" office:value="0">
            <text:p>0</text:p>
          </table:table-cell>
          <table:table-cell/>
          <table:table-cell table:style-name="ce3" office:value-type="float" office:value="-700">
            <text:p>-700</text:p>
          </table:table-cell>
          <table:table-cell office:value-type="float" office:value="0">
            <text:p>0</text:p>
          </table:table-cell>
          <table:table-cell office:value-type="float" office:value="0.0121112857142857">
            <text:p>0,0121112857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9.0594">
            <text:p>-599,0594</text:p>
          </table:table-cell>
          <table:table-cell office:value-type="float" office:value="-600">
            <text:p>-600</text:p>
          </table:table-cell>
          <table:table-cell table:formula="of:=ABS(([.D10] - [.B10])/[.D10])" office:value-type="float" office:value="0">
            <text:p>0</text:p>
          </table:table-cell>
          <table:table-cell table:formula="of:=ABS(([.D10] - [.C10])/[.D10])" office:value-type="float" office:value="0.0015676666666667">
            <text:p>0,0015676667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-600">
            <text:p>-600</text:p>
          </table:table-cell>
          <table:table-cell table:style-name="ce4" table:formula="of:=ABS(([.K10] - [.I10])/[.K10])" office:value-type="float" office:value="0">
            <text:p>0</text:p>
          </table:table-cell>
          <table:table-cell table:style-name="ce4" table:formula="of:=ABS(([.K10] - [.J10])/[.K10]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8.9099">
            <text:p>-598,9099</text:p>
          </table:table-cell>
          <table:table-cell office:value-type="float" office:value="-600">
            <text:p>-600</text:p>
          </table:table-cell>
          <table:table-cell table:style-name="ce4" table:formula="of:=ABS(([.R10] - [.P10])/[.R10])" office:value-type="float" office:value="0">
            <text:p>0</text:p>
          </table:table-cell>
          <table:table-cell table:formula="of:=ABS(([.R10] - [.Q10])/[.R10])" office:value-type="float" office:value="0.00181683333333334">
            <text:p>0,0018168333</text:p>
          </table:table-cell>
          <table:table-cell/>
          <table:table-cell table:style-name="ce3" office:value-type="float" office:value="-600">
            <text:p>-600</text:p>
          </table:table-cell>
          <table:table-cell office:value-type="float" office:value="0">
            <text:p>0</text:p>
          </table:table-cell>
          <table:table-cell office:value-type="float" office:value="0.0015676666666667">
            <text:p>0,0015676667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.00181683333333334">
            <text:p>0,0018168333</text:p>
          </table:table-cell>
          <table:table-cell table:number-columns-repeated="99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99.9901">
            <text:p>-499,9901</text:p>
          </table:table-cell>
          <table:table-cell office:value-type="float" office:value="-499.0636">
            <text:p>-499,0636</text:p>
          </table:table-cell>
          <table:table-cell office:value-type="float" office:value="-500">
            <text:p>-500</text:p>
          </table:table-cell>
          <table:table-cell table:formula="of:=ABS(([.D11] - [.B11])/[.D11])" office:value-type="float" office:value="0.000019800000000032">
            <text:p>0,0000198</text:p>
          </table:table-cell>
          <table:table-cell table:formula="of:=ABS(([.D11] - [.C11])/[.D11])" office:value-type="float" office:value="0.00187279999999998">
            <text:p>0,0018728</text:p>
          </table:table-cell>
          <table:table-cell/>
          <table:table-cell office:value-type="float" office:value="10">
            <text:p>10</text:p>
          </table:table-cell>
          <table:table-cell office:value-type="float" office:value="-500">
            <text:p>-500</text:p>
          </table:table-cell>
          <table:table-cell office:value-type="float" office:value="-499.8942">
            <text:p>-499,8942</text:p>
          </table:table-cell>
          <table:table-cell office:value-type="float" office:value="-500">
            <text:p>-500</text:p>
          </table:table-cell>
          <table:table-cell table:style-name="ce4" table:formula="of:=ABS(([.K11] - [.I11])/[.K11])" office:value-type="float" office:value="0">
            <text:p>0</text:p>
          </table:table-cell>
          <table:table-cell table:style-name="ce4" table:formula="of:=ABS(([.K11] - [.J11])/[.K11])" office:value-type="float" office:value="0.000211599999999976">
            <text:p>0,0002116</text:p>
          </table:table-cell>
          <table:table-cell/>
          <table:table-cell office:value-type="float" office:value="10">
            <text:p>10</text:p>
          </table:table-cell>
          <table:table-cell office:value-type="float" office:value="-499.9926">
            <text:p>-499,9926</text:p>
          </table:table-cell>
          <table:table-cell office:value-type="float" office:value="-499.9522">
            <text:p>-499,9522</text:p>
          </table:table-cell>
          <table:table-cell office:value-type="float" office:value="-500">
            <text:p>-500</text:p>
          </table:table-cell>
          <table:table-cell table:style-name="ce4" table:formula="of:=ABS(([.R11] - [.P11])/[.R11])" office:value-type="float" office:value="0.0000148000000000366">
            <text:p>0,0000148</text:p>
          </table:table-cell>
          <table:table-cell table:formula="of:=ABS(([.R11] - [.Q11])/[.R11])" office:value-type="float" office:value="0.0000955999999999903">
            <text:p>0,0000956</text:p>
          </table:table-cell>
          <table:table-cell/>
          <table:table-cell table:style-name="ce3" office:value-type="float" office:value="-500">
            <text:p>-500</text:p>
          </table:table-cell>
          <table:table-cell office:value-type="float" office:value="0.000019800000000032">
            <text:p>0,0000198</text:p>
          </table:table-cell>
          <table:table-cell office:value-type="float" office:value="0.00187279999999998">
            <text:p>0,001872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211599999999976">
            <text:p>0,0002116</text:p>
          </table:table-cell>
          <table:table-cell table:style-name="ce4" office:value-type="float" office:value="0.0000148000000000366">
            <text:p>0,0000148</text:p>
          </table:table-cell>
          <table:table-cell office:value-type="float" office:value="0.0000955999999999903">
            <text:p>0,0000956</text:p>
          </table:table-cell>
          <table:table-cell table:number-columns-repeated="99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9.7083">
            <text:p>-399,7083</text:p>
          </table:table-cell>
          <table:table-cell office:value-type="float" office:value="-400">
            <text:p>-400</text:p>
          </table:table-cell>
          <table:table-cell table:formula="of:=ABS(([.D12] - [.B12])/[.D12])" office:value-type="float" office:value="0">
            <text:p>0</text:p>
          </table:table-cell>
          <table:table-cell table:formula="of:=ABS(([.D12] - [.C12])/[.D12])" office:value-type="float" office:value="0.000729249999999979">
            <text:p>0,00072925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-400">
            <text:p>-400</text:p>
          </table:table-cell>
          <table:table-cell table:style-name="ce4" table:formula="of:=ABS(([.K12] - [.I12])/[.K12])" office:value-type="float" office:value="0">
            <text:p>0</text:p>
          </table:table-cell>
          <table:table-cell table:style-name="ce4" table:formula="of:=ABS(([.K12] - [.J12])/[.K12])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5.7877">
            <text:p>-395,7877</text:p>
          </table:table-cell>
          <table:table-cell office:value-type="float" office:value="-400">
            <text:p>-400</text:p>
          </table:table-cell>
          <table:table-cell table:style-name="ce4" table:formula="of:=ABS(([.R12] - [.P12])/[.R12])" office:value-type="float" office:value="0">
            <text:p>0</text:p>
          </table:table-cell>
          <table:table-cell table:formula="of:=ABS(([.R12] - [.Q12])/[.R12])" office:value-type="float" office:value="0.0105307500000001">
            <text:p>0,01053075</text:p>
          </table:table-cell>
          <table:table-cell/>
          <table:table-cell table:style-name="ce3" office:value-type="float" office:value="-400">
            <text:p>-400</text:p>
          </table:table-cell>
          <table:table-cell office:value-type="float" office:value="0">
            <text:p>0</text:p>
          </table:table-cell>
          <table:table-cell office:value-type="float" office:value="0.000729249999999979">
            <text:p>0,00072925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.0105307500000001">
            <text:p>0,01053075</text:p>
          </table:table-cell>
          <table:table-cell table:number-columns-repeated="99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7.9883">
            <text:p>-297,9883</text:p>
          </table:table-cell>
          <table:table-cell office:value-type="float" office:value="-300">
            <text:p>-300</text:p>
          </table:table-cell>
          <table:table-cell table:formula="of:=ABS(([.D13] - [.B13])/[.D13])" office:value-type="float" office:value="0">
            <text:p>0</text:p>
          </table:table-cell>
          <table:table-cell table:formula="of:=ABS(([.D13] - [.C13])/[.D13])" office:value-type="float" office:value="0.00670566666666673">
            <text:p>0,0067056667</text:p>
          </table:table-cell>
          <table:table-cell/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6.0832">
            <text:p>-296,0832</text:p>
          </table:table-cell>
          <table:table-cell office:value-type="float" office:value="-300">
            <text:p>-300</text:p>
          </table:table-cell>
          <table:table-cell table:style-name="ce4" table:formula="of:=ABS(([.K13] - [.I13])/[.K13])" office:value-type="float" office:value="0">
            <text:p>0</text:p>
          </table:table-cell>
          <table:table-cell table:style-name="ce4" table:formula="of:=ABS(([.K13] - [.J13])/[.K13])" office:value-type="float" office:value="0.0130560000000001">
            <text:p>0,013056</text:p>
          </table:table-cell>
          <table:table-cell/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6.6161">
            <text:p>-296,6161</text:p>
          </table:table-cell>
          <table:table-cell office:value-type="float" office:value="-300">
            <text:p>-300</text:p>
          </table:table-cell>
          <table:table-cell table:style-name="ce4" table:formula="of:=ABS(([.R13] - [.P13])/[.R13])" office:value-type="float" office:value="0">
            <text:p>0</text:p>
          </table:table-cell>
          <table:table-cell table:formula="of:=ABS(([.R13] - [.Q13])/[.R13])" office:value-type="float" office:value="0.0112796666666666">
            <text:p>0,0112796667</text:p>
          </table:table-cell>
          <table:table-cell/>
          <table:table-cell table:style-name="ce3"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0.00670566666666673">
            <text:p>0,006705666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30560000000001">
            <text:p>0,013056</text:p>
          </table:table-cell>
          <table:table-cell table:style-name="ce4" office:value-type="float" office:value="0">
            <text:p>0</text:p>
          </table:table-cell>
          <table:table-cell office:value-type="float" office:value="0.0112796666666666">
            <text:p>0,0112796667</text:p>
          </table:table-cell>
          <table:table-cell table:number-columns-repeated="99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00">
            <text:p>-200</text:p>
          </table:table-cell>
          <table:table-cell office:value-type="float" office:value="-196.4516">
            <text:p>-196,4516</text:p>
          </table:table-cell>
          <table:table-cell office:value-type="float" office:value="-200">
            <text:p>-200</text:p>
          </table:table-cell>
          <table:table-cell table:formula="of:=ABS(([.D14] - [.B14])/[.D14])" office:value-type="float" office:value="0">
            <text:p>0</text:p>
          </table:table-cell>
          <table:table-cell table:formula="of:=ABS(([.D14] - [.C14])/[.D14])" office:value-type="float" office:value="0.0177419999999999">
            <text:p>0,017742</text:p>
          </table:table-cell>
          <table:table-cell/>
          <table:table-cell office:value-type="float" office:value="13">
            <text:p>13</text:p>
          </table:table-cell>
          <table:table-cell office:value-type="float" office:value="-200">
            <text:p>-200</text:p>
          </table:table-cell>
          <table:table-cell office:value-type="float" office:value="-196.4791">
            <text:p>-196,4791</text:p>
          </table:table-cell>
          <table:table-cell office:value-type="float" office:value="-200">
            <text:p>-200</text:p>
          </table:table-cell>
          <table:table-cell table:style-name="ce4" table:formula="of:=ABS(([.K14] - [.I14])/[.K14])" office:value-type="float" office:value="0">
            <text:p>0</text:p>
          </table:table-cell>
          <table:table-cell table:style-name="ce4" table:formula="of:=ABS(([.K14] - [.J14])/[.K14])" office:value-type="float" office:value="0.0176045000000001">
            <text:p>0,0176045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-200">
            <text:p>-200</text:p>
          </table:table-cell>
          <table:table-cell table:style-name="ce4" table:formula="of:=ABS(([.R14] - [.P14])/[.R14])" office:value-type="float" office:value="0">
            <text:p>0</text:p>
          </table:table-cell>
          <table:table-cell table:formula="of:=ABS(([.R14] - [.Q14])/[.R14])" office:value-type="float" office:value="0">
            <text:p>0</text:p>
          </table:table-cell>
          <table:table-cell/>
          <table:table-cell table:style-name="ce3"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0.0177419999999999">
            <text:p>0,01774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76045000000001">
            <text:p>0,0176045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00">
            <text:p>-100</text:p>
          </table:table-cell>
          <table:table-cell office:value-type="float" office:value="-99.21282">
            <text:p>-99,21282</text:p>
          </table:table-cell>
          <table:table-cell office:value-type="float" office:value="-100">
            <text:p>-100</text:p>
          </table:table-cell>
          <table:table-cell table:formula="of:=ABS(([.D15] - [.B15])/[.D15])" office:value-type="float" office:value="0">
            <text:p>0</text:p>
          </table:table-cell>
          <table:table-cell table:formula="of:=ABS(([.D15] - [.C15])/[.D15])" office:value-type="float" office:value="0.00787180000000006">
            <text:p>0,0078718</text:p>
          </table:table-cell>
          <table:table-cell/>
          <table:table-cell office:value-type="float" office:value="14">
            <text:p>14</text:p>
          </table:table-cell>
          <table:table-cell office:value-type="float" office:value="-100">
            <text:p>-100</text:p>
          </table:table-cell>
          <table:table-cell office:value-type="float" office:value="-65.42365">
            <text:p>-65,42365</text:p>
          </table:table-cell>
          <table:table-cell office:value-type="float" office:value="-100">
            <text:p>-100</text:p>
          </table:table-cell>
          <table:table-cell table:style-name="ce4" table:formula="of:=ABS(([.K15] - [.I15])/[.K15])" office:value-type="float" office:value="0">
            <text:p>0</text:p>
          </table:table-cell>
          <table:table-cell table:style-name="ce4" table:formula="of:=ABS(([.K15] - [.J15])/[.K15])" office:value-type="float" office:value="0.3457635">
            <text:p>0,3457635</text:p>
          </table:table-cell>
          <table:table-cell/>
          <table:table-cell office:value-type="float" office:value="14">
            <text:p>14</text:p>
          </table:table-cell>
          <table:table-cell office:value-type="float" office:value="-99.37565">
            <text:p>-99,37565</text:p>
          </table:table-cell>
          <table:table-cell office:value-type="float" office:value="-45.01767">
            <text:p>-45,01767</text:p>
          </table:table-cell>
          <table:table-cell office:value-type="float" office:value="-100">
            <text:p>-100</text:p>
          </table:table-cell>
          <table:table-cell table:style-name="ce4" table:formula="of:=ABS(([.R15] - [.P15])/[.R15])" office:value-type="float" office:value="0.00624350000000007">
            <text:p>0,0062435</text:p>
          </table:table-cell>
          <table:table-cell table:formula="of:=ABS(([.R15] - [.Q15])/[.R15])" office:value-type="float" office:value="0.5498233">
            <text:p>0,5498233</text:p>
          </table:table-cell>
          <table:table-cell/>
          <table:table-cell table:style-name="ce3"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0.00787180000000006">
            <text:p>0,007871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457635">
            <text:p>0,3457635</text:p>
          </table:table-cell>
          <table:table-cell table:style-name="ce4" office:value-type="float" office:value="0.00624350000000007">
            <text:p>0,0062435</text:p>
          </table:table-cell>
          <table:table-cell office:value-type="float" office:value="0.5498233">
            <text:p>0,5498233</text:p>
          </table:table-cell>
          <table:table-cell table:number-columns-repeated="99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0.3122">
            <text:p>100,3122</text:p>
          </table:table-cell>
          <table:table-cell office:value-type="float" office:value="117.8144">
            <text:p>117,8144</text:p>
          </table:table-cell>
          <table:table-cell office:value-type="float" office:value="100">
            <text:p>100</text:p>
          </table:table-cell>
          <table:table-cell table:formula="of:=ABS(([.D16] - [.B16])/[.D16])" office:value-type="float" office:value="0.00312200000000004">
            <text:p>0,003122</text:p>
          </table:table-cell>
          <table:table-cell table:formula="of:=ABS(([.D16] - [.C16])/[.D16])" office:value-type="float" office:value="0.178144">
            <text:p>0,178144</text:p>
          </table:table-cell>
          <table:table-cell/>
          <table:table-cell office:value-type="float" office:value="15">
            <text:p>15</text:p>
          </table:table-cell>
          <table:table-cell office:value-type="float" office:value="100.3122">
            <text:p>100,3122</text:p>
          </table:table-cell>
          <table:table-cell office:value-type="float" office:value="130.4853">
            <text:p>130,4853</text:p>
          </table:table-cell>
          <table:table-cell office:value-type="float" office:value="100">
            <text:p>100</text:p>
          </table:table-cell>
          <table:table-cell table:style-name="ce4" table:formula="of:=ABS(([.K16] - [.I16])/[.K16])" office:value-type="float" office:value="0.00312200000000004">
            <text:p>0,003122</text:p>
          </table:table-cell>
          <table:table-cell table:style-name="ce4" table:formula="of:=ABS(([.K16] - [.J16])/[.K16])" office:value-type="float" office:value="0.304853">
            <text:p>0,304853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00.6243">
            <text:p>100,6243</text:p>
          </table:table-cell>
          <table:table-cell office:value-type="float" office:value="100">
            <text:p>100</text:p>
          </table:table-cell>
          <table:table-cell table:style-name="ce4" table:formula="of:=ABS(([.R16] - [.P16])/[.R16])" office:value-type="float" office:value="0">
            <text:p>0</text:p>
          </table:table-cell>
          <table:table-cell table:formula="of:=ABS(([.R16] - [.Q16])/[.R16])" office:value-type="float" office:value="0.00624300000000005">
            <text:p>0,006243</text:p>
          </table:table-cell>
          <table:table-cell/>
          <table:table-cell table:style-name="ce3" office:value-type="float" office:value="100">
            <text:p>100</text:p>
          </table:table-cell>
          <table:table-cell office:value-type="float" office:value="0.00312200000000004">
            <text:p>0,003122</text:p>
          </table:table-cell>
          <table:table-cell office:value-type="float" office:value="0.178144">
            <text:p>0,178144</text:p>
          </table:table-cell>
          <table:table-cell table:style-name="ce4" office:value-type="float" office:value="0.00312200000000004">
            <text:p>0,003122</text:p>
          </table:table-cell>
          <table:table-cell table:style-name="ce4" office:value-type="float" office:value="0.304853">
            <text:p>0,304853</text:p>
          </table:table-cell>
          <table:table-cell table:style-name="ce4" office:value-type="float" office:value="0">
            <text:p>0</text:p>
          </table:table-cell>
          <table:table-cell office:value-type="float" office:value="0.00624300000000005">
            <text:p>0,006243</text:p>
          </table:table-cell>
          <table:table-cell table:number-columns-repeated="99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.0007">
            <text:p>200,0007</text:p>
          </table:table-cell>
          <table:table-cell office:value-type="float" office:value="204.3826">
            <text:p>204,3826</text:p>
          </table:table-cell>
          <table:table-cell office:value-type="float" office:value="200">
            <text:p>200</text:p>
          </table:table-cell>
          <table:table-cell table:formula="of:=ABS(([.D17] - [.B17])/[.D17])" office:value-type="float" office:value="0.00000349999999997408">
            <text:p>0,0000035</text:p>
          </table:table-cell>
          <table:table-cell table:formula="of:=ABS(([.D17] - [.C17])/[.D17])" office:value-type="float" office:value="0.021913">
            <text:p>0,021913</text:p>
          </table:table-cell>
          <table:table-cell/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206.4275">
            <text:p>206,4275</text:p>
          </table:table-cell>
          <table:table-cell office:value-type="float" office:value="200">
            <text:p>200</text:p>
          </table:table-cell>
          <table:table-cell table:style-name="ce4" table:formula="of:=ABS(([.K17] - [.I17])/[.K17])" office:value-type="float" office:value="0">
            <text:p>0</text:p>
          </table:table-cell>
          <table:table-cell table:style-name="ce4" table:formula="of:=ABS(([.K17] - [.J17])/[.K17])" office:value-type="float" office:value="0.0321375">
            <text:p>0,0321375</text:p>
          </table:table-cell>
          <table:table-cell/>
          <table:table-cell office:value-type="float" office:value="16">
            <text:p>16</text:p>
          </table:table-cell>
          <table:table-cell office:value-type="float" office:value="200.067">
            <text:p>200,067</text:p>
          </table:table-cell>
          <table:table-cell office:value-type="float" office:value="203.0594">
            <text:p>203,0594</text:p>
          </table:table-cell>
          <table:table-cell office:value-type="float" office:value="200">
            <text:p>200</text:p>
          </table:table-cell>
          <table:table-cell table:style-name="ce4" table:formula="of:=ABS(([.R17] - [.P17])/[.R17])" office:value-type="float" office:value="0.000335000000000036">
            <text:p>0,000335</text:p>
          </table:table-cell>
          <table:table-cell table:formula="of:=ABS(([.R17] - [.Q17])/[.R17])" office:value-type="float" office:value="0.0152970000000001">
            <text:p>0,015297</text:p>
          </table:table-cell>
          <table:table-cell/>
          <table:table-cell table:style-name="ce3" office:value-type="float" office:value="200">
            <text:p>200</text:p>
          </table:table-cell>
          <table:table-cell office:value-type="float" office:value="0.00000349999999997408">
            <text:p>0,0000035</text:p>
          </table:table-cell>
          <table:table-cell office:value-type="float" office:value="0.021913">
            <text:p>0,02191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321375">
            <text:p>0,0321375</text:p>
          </table:table-cell>
          <table:table-cell table:style-name="ce4" office:value-type="float" office:value="0.000335000000000036">
            <text:p>0,000335</text:p>
          </table:table-cell>
          <table:table-cell office:value-type="float" office:value="0.0152970000000001">
            <text:p>0,015297</text:p>
          </table:table-cell>
          <table:table-cell table:number-columns-repeated="99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.0626">
            <text:p>300,0626</text:p>
          </table:table-cell>
          <table:table-cell office:value-type="float" office:value="308.5668">
            <text:p>308,5668</text:p>
          </table:table-cell>
          <table:table-cell office:value-type="float" office:value="300">
            <text:p>300</text:p>
          </table:table-cell>
          <table:table-cell table:formula="of:=ABS(([.D18] - [.B18])/[.D18])" office:value-type="float" office:value="0.000208666666666583">
            <text:p>0,0002086667</text:p>
          </table:table-cell>
          <table:table-cell table:formula="of:=ABS(([.D18] - [.C18])/[.D18])" office:value-type="float" office:value="0.028556">
            <text:p>0,028556</text:p>
          </table:table-cell>
          <table:table-cell/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4.774">
            <text:p>304,774</text:p>
          </table:table-cell>
          <table:table-cell office:value-type="float" office:value="300">
            <text:p>300</text:p>
          </table:table-cell>
          <table:table-cell table:style-name="ce4" table:formula="of:=ABS(([.K18] - [.I18])/[.K18])" office:value-type="float" office:value="0.00673200000000008">
            <text:p>0,006732</text:p>
          </table:table-cell>
          <table:table-cell table:style-name="ce4" table:formula="of:=ABS(([.K18] - [.J18])/[.K18])" office:value-type="float" office:value="0.0159133333333333">
            <text:p>0,0159133333</text:p>
          </table:table-cell>
          <table:table-cell/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2.8151">
            <text:p>302,8151</text:p>
          </table:table-cell>
          <table:table-cell office:value-type="float" office:value="300">
            <text:p>300</text:p>
          </table:table-cell>
          <table:table-cell table:style-name="ce4" table:formula="of:=ABS(([.R18] - [.P18])/[.R18])" office:value-type="float" office:value="0.00673200000000008">
            <text:p>0,006732</text:p>
          </table:table-cell>
          <table:table-cell table:formula="of:=ABS(([.R18] - [.Q18])/[.R18])" office:value-type="float" office:value="0.00938366666666657">
            <text:p>0,0093836667</text:p>
          </table:table-cell>
          <table:table-cell/>
          <table:table-cell table:style-name="ce3" office:value-type="float" office:value="300">
            <text:p>300</text:p>
          </table:table-cell>
          <table:table-cell office:value-type="float" office:value="0.000208666666666583">
            <text:p>0,0002086667</text:p>
          </table:table-cell>
          <table:table-cell office:value-type="float" office:value="0.028556">
            <text:p>0,028556</text:p>
          </table:table-cell>
          <table:table-cell table:style-name="ce4" office:value-type="float" office:value="0.00673200000000008">
            <text:p>0,006732</text:p>
          </table:table-cell>
          <table:table-cell table:style-name="ce4" office:value-type="float" office:value="0.0159133333333333">
            <text:p>0,0159133333</text:p>
          </table:table-cell>
          <table:table-cell table:style-name="ce4" office:value-type="float" office:value="0.00673200000000008">
            <text:p>0,006732</text:p>
          </table:table-cell>
          <table:table-cell office:value-type="float" office:value="0.00938366666666657">
            <text:p>0,0093836667</text:p>
          </table:table-cell>
          <table:table-cell table:number-columns-repeated="99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2.033">
            <text:p>402,033</text:p>
          </table:table-cell>
          <table:table-cell office:value-type="float" office:value="407.6667">
            <text:p>407,6667</text:p>
          </table:table-cell>
          <table:table-cell office:value-type="float" office:value="400">
            <text:p>400</text:p>
          </table:table-cell>
          <table:table-cell table:formula="of:=ABS(([.D19] - [.B19])/[.D19])" office:value-type="float" office:value="0.00508250000000004">
            <text:p>0,0050825</text:p>
          </table:table-cell>
          <table:table-cell table:formula="of:=ABS(([.D19] - [.C19])/[.D19])" office:value-type="float" office:value="0.01916675">
            <text:p>0,01916675</text:p>
          </table:table-cell>
          <table:table-cell/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04.6784">
            <text:p>404,6784</text:p>
          </table:table-cell>
          <table:table-cell office:value-type="float" office:value="400">
            <text:p>400</text:p>
          </table:table-cell>
          <table:table-cell table:style-name="ce4" table:formula="of:=ABS(([.K19] - [.I19])/[.K19])" office:value-type="float" office:value="0">
            <text:p>0</text:p>
          </table:table-cell>
          <table:table-cell table:style-name="ce4" table:formula="of:=ABS(([.K19] - [.J19])/[.K19])" office:value-type="float" office:value="0.011696">
            <text:p>0,011696</text:p>
          </table:table-cell>
          <table:table-cell/>
          <table:table-cell office:value-type="float" office:value="18">
            <text:p>18</text:p>
          </table:table-cell>
          <table:table-cell office:value-type="float" office:value="400.2014">
            <text:p>400,2014</text:p>
          </table:table-cell>
          <table:table-cell office:value-type="float" office:value="402.826">
            <text:p>402,826</text:p>
          </table:table-cell>
          <table:table-cell office:value-type="float" office:value="400">
            <text:p>400</text:p>
          </table:table-cell>
          <table:table-cell table:style-name="ce4" table:formula="of:=ABS(([.R19] - [.P19])/[.R19])" office:value-type="float" office:value="0.000503499999999946">
            <text:p>0,0005035</text:p>
          </table:table-cell>
          <table:table-cell table:formula="of:=ABS(([.R19] - [.Q19])/[.R19])" office:value-type="float" office:value="0.00706500000000005">
            <text:p>0,007065</text:p>
          </table:table-cell>
          <table:table-cell/>
          <table:table-cell table:style-name="ce3" office:value-type="float" office:value="400">
            <text:p>400</text:p>
          </table:table-cell>
          <table:table-cell office:value-type="float" office:value="0.00508250000000004">
            <text:p>0,0050825</text:p>
          </table:table-cell>
          <table:table-cell office:value-type="float" office:value="0.01916675">
            <text:p>0,0191667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11696">
            <text:p>0,011696</text:p>
          </table:table-cell>
          <table:table-cell table:style-name="ce4" office:value-type="float" office:value="0.000503499999999946">
            <text:p>0,0005035</text:p>
          </table:table-cell>
          <table:table-cell office:value-type="float" office:value="0.00706500000000005">
            <text:p>0,007065</text:p>
          </table:table-cell>
          <table:table-cell table:number-columns-repeated="99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1421">
            <text:p>500,1421</text:p>
          </table:table-cell>
          <table:table-cell office:value-type="float" office:value="500">
            <text:p>500</text:p>
          </table:table-cell>
          <table:table-cell table:formula="of:=ABS(([.D20] - [.B20])/[.D20])" office:value-type="float" office:value="0">
            <text:p>0</text:p>
          </table:table-cell>
          <table:table-cell table:formula="of:=ABS(([.D20] - [.C20])/[.D20])" office:value-type="float" office:value="0.000284200000000055">
            <text:p>0,0002842</text:p>
          </table:table-cell>
          <table:table-cell/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1223">
            <text:p>500,1223</text:p>
          </table:table-cell>
          <table:table-cell office:value-type="float" office:value="500">
            <text:p>500</text:p>
          </table:table-cell>
          <table:table-cell table:style-name="ce4" table:formula="of:=ABS(([.K20] - [.I20])/[.K20])" office:value-type="float" office:value="0">
            <text:p>0</text:p>
          </table:table-cell>
          <table:table-cell table:style-name="ce4" table:formula="of:=ABS(([.K20] - [.J20])/[.K20])" office:value-type="float" office:value="0.000244599999999991">
            <text:p>0,0002446</text:p>
          </table:table-cell>
          <table:table-cell/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0152">
            <text:p>500,0152</text:p>
          </table:table-cell>
          <table:table-cell office:value-type="float" office:value="500">
            <text:p>500</text:p>
          </table:table-cell>
          <table:table-cell table:style-name="ce4" table:formula="of:=ABS(([.R20] - [.P20])/[.R20])" office:value-type="float" office:value="0">
            <text:p>0</text:p>
          </table:table-cell>
          <table:table-cell table:formula="of:=ABS(([.R20] - [.Q20])/[.R20])" office:value-type="float" office:value="0.000030399999999986">
            <text:p>0,0000304</text:p>
          </table:table-cell>
          <table:table-cell/>
          <table:table-cell table:style-name="ce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0284200000000055">
            <text:p>0,000284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244599999999991">
            <text:p>0,0002446</text:p>
          </table:table-cell>
          <table:table-cell table:style-name="ce4" office:value-type="float" office:value="0">
            <text:p>0</text:p>
          </table:table-cell>
          <table:table-cell office:value-type="float" office:value="0.000030399999999986">
            <text:p>0,0000304</text:p>
          </table:table-cell>
          <table:table-cell table:number-columns-repeated="99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600.0194">
            <text:p>600,0194</text:p>
          </table:table-cell>
          <table:table-cell office:value-type="float" office:value="600">
            <text:p>600</text:p>
          </table:table-cell>
          <table:table-cell table:formula="of:=ABS(([.D21] - [.B21])/[.D21])" office:value-type="float" office:value="0.0000323333333333646">
            <text:p>3,23333333333646E-005</text:p>
          </table:table-cell>
          <table:table-cell table:formula="of:=ABS(([.D21] - [.C21])/[.D21])" office:value-type="float" office:value="0.0000323333333333646">
            <text:p>3,23333333333646E-005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600.0194">
            <text:p>600,0194</text:p>
          </table:table-cell>
          <table:table-cell office:value-type="float" office:value="600">
            <text:p>600</text:p>
          </table:table-cell>
          <table:table-cell table:style-name="ce4" table:formula="of:=ABS(([.K21] - [.I21])/[.K21])" office:value-type="float" office:value="0.0000323333333333646">
            <text:p>3,23333333333646E-005</text:p>
          </table:table-cell>
          <table:table-cell table:style-name="ce4" table:formula="of:=ABS(([.K21] - [.J21])/[.K21])" office:value-type="float" office:value="0.0000323333333333646">
            <text:p>3,23333333333646E-005</text:p>
          </table:table-cell>
          <table:table-cell/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600.0195">
            <text:p>600,0195</text:p>
          </table:table-cell>
          <table:table-cell office:value-type="float" office:value="600">
            <text:p>600</text:p>
          </table:table-cell>
          <table:table-cell table:style-name="ce4" table:formula="of:=ABS(([.R21] - [.P21])/[.R21])" office:value-type="float" office:value="0">
            <text:p>0</text:p>
          </table:table-cell>
          <table:table-cell table:formula="of:=ABS(([.R21] - [.Q21])/[.R21])" office:value-type="float" office:value="0.0000324999999999894">
            <text:p>0,0000325</text:p>
          </table:table-cell>
          <table:table-cell/>
          <table:table-cell table:style-name="ce3" office:value-type="float" office:value="600">
            <text:p>600</text:p>
          </table:table-cell>
          <table:table-cell table:number-columns-repeated="2" office:value-type="float" office:value="0.0000323333333333646">
            <text:p>3,23333333333646E-005</text:p>
          </table:table-cell>
          <table:table-cell table:number-columns-repeated="2" table:style-name="ce4" office:value-type="float" office:value="0.0000323333333333646">
            <text:p>3,23333333333646E-005</text:p>
          </table:table-cell>
          <table:table-cell table:style-name="ce4" office:value-type="float" office:value="0">
            <text:p>0</text:p>
          </table:table-cell>
          <table:table-cell office:value-type="float" office:value="0.0000324999999999894">
            <text:p>0,0000325</text:p>
          </table:table-cell>
          <table:table-cell table:number-columns-repeated="99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918.9835">
            <text:p>918,9835</text:p>
          </table:table-cell>
          <table:table-cell office:value-type="float" office:value="700">
            <text:p>700</text:p>
          </table:table-cell>
          <table:table-cell table:formula="of:=ABS(([.D22] - [.B22])/[.D22])" office:value-type="float" office:value="0">
            <text:p>0</text:p>
          </table:table-cell>
          <table:table-cell table:formula="of:=ABS(([.D22] - [.C22])/[.D22])" office:value-type="float" office:value="0.312833571428571">
            <text:p>0,3128335714</text:p>
          </table:table-cell>
          <table:table-cell/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910.7025">
            <text:p>910,7025</text:p>
          </table:table-cell>
          <table:table-cell office:value-type="float" office:value="700">
            <text:p>700</text:p>
          </table:table-cell>
          <table:table-cell table:style-name="ce4" table:formula="of:=ABS(([.K22] - [.I22])/[.K22])" office:value-type="float" office:value="0">
            <text:p>0</text:p>
          </table:table-cell>
          <table:table-cell table:style-name="ce4" table:formula="of:=ABS(([.K22] - [.J22])/[.K22])" office:value-type="float" office:value="0.301003571428571">
            <text:p>0,3010035714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700">
            <text:p>700</text:p>
          </table:table-cell>
          <table:table-cell table:style-name="ce4" table:formula="of:=ABS(([.R22] - [.P22])/[.R22])" office:value-type="float" office:value="0">
            <text:p>0</text:p>
          </table:table-cell>
          <table:table-cell table:formula="of:=ABS(([.R22] - [.Q22])/[.R22])" office:value-type="float" office:value="0">
            <text:p>0</text:p>
          </table:table-cell>
          <table:table-cell/>
          <table:table-cell table:style-name="ce3"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0.312833571428571">
            <text:p>0,31283357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01003571428571">
            <text:p>0,3010035714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01.6223">
            <text:p>801,6223</text:p>
          </table:table-cell>
          <table:table-cell office:value-type="float" office:value="865.5707">
            <text:p>865,5707</text:p>
          </table:table-cell>
          <table:table-cell office:value-type="float" office:value="800">
            <text:p>800</text:p>
          </table:table-cell>
          <table:table-cell table:formula="of:=ABS(([.D23] - [.B23])/[.D23])" office:value-type="float" office:value="0.00202787499999999">
            <text:p>0,002027875</text:p>
          </table:table-cell>
          <table:table-cell table:formula="of:=ABS(([.D23] - [.C23])/[.D23])" office:value-type="float" office:value="0.081963375">
            <text:p>0,081963375</text:p>
          </table:table-cell>
          <table:table-cell/>
          <table:table-cell office:value-type="float" office:value="22">
            <text:p>22</text:p>
          </table:table-cell>
          <table:table-cell office:value-type="float" office:value="800">
            <text:p>800</text:p>
          </table:table-cell>
          <table:table-cell office:value-type="float" office:value="851.7775">
            <text:p>851,7775</text:p>
          </table:table-cell>
          <table:table-cell office:value-type="float" office:value="800">
            <text:p>800</text:p>
          </table:table-cell>
          <table:table-cell table:style-name="ce4" table:formula="of:=ABS(([.K23] - [.I23])/[.K23])" office:value-type="float" office:value="0">
            <text:p>0</text:p>
          </table:table-cell>
          <table:table-cell table:style-name="ce4" table:formula="of:=ABS(([.K23] - [.J23])/[.K23])" office:value-type="float" office:value="0.064721875">
            <text:p>0,064721875</text:p>
          </table:table-cell>
          <table:table-cell/>
          <table:table-cell office:value-type="float" office:value="22">
            <text:p>22</text:p>
          </table:table-cell>
          <table:table-cell office:value-type="float" office:value="800">
            <text:p>800</text:p>
          </table:table-cell>
          <table:table-cell office:value-type="float" office:value="922.7553">
            <text:p>922,7553</text:p>
          </table:table-cell>
          <table:table-cell office:value-type="float" office:value="800">
            <text:p>800</text:p>
          </table:table-cell>
          <table:table-cell table:style-name="ce4" table:formula="of:=ABS(([.R23] - [.P23])/[.R23])" office:value-type="float" office:value="0">
            <text:p>0</text:p>
          </table:table-cell>
          <table:table-cell table:formula="of:=ABS(([.R23] - [.Q23])/[.R23])" office:value-type="float" office:value="0.153444125">
            <text:p>0,153444125</text:p>
          </table:table-cell>
          <table:table-cell/>
          <table:table-cell table:style-name="ce3" office:value-type="float" office:value="800">
            <text:p>800</text:p>
          </table:table-cell>
          <table:table-cell office:value-type="float" office:value="0.00202787499999999">
            <text:p>0,002027875</text:p>
          </table:table-cell>
          <table:table-cell office:value-type="float" office:value="0.081963375">
            <text:p>0,08196337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64721875">
            <text:p>0,064721875</text:p>
          </table:table-cell>
          <table:table-cell table:style-name="ce4" office:value-type="float" office:value="0">
            <text:p>0</text:p>
          </table:table-cell>
          <table:table-cell office:value-type="float" office:value="0.153444125">
            <text:p>0,153444125</text:p>
          </table:table-cell>
          <table:table-cell table:number-columns-repeated="99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1150.765">
            <text:p>1150,765</text:p>
          </table:table-cell>
          <table:table-cell office:value-type="float" office:value="900">
            <text:p>900</text:p>
          </table:table-cell>
          <table:table-cell table:formula="of:=ABS(([.D24] - [.B24])/[.D24])" office:value-type="float" office:value="0">
            <text:p>0</text:p>
          </table:table-cell>
          <table:table-cell table:formula="of:=ABS(([.D24] - [.C24])/[.D24])" office:value-type="float" office:value="0.278627777777778">
            <text:p>0,2786277778</text:p>
          </table:table-cell>
          <table:table-cell/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00.1163">
            <text:p>900,1163</text:p>
          </table:table-cell>
          <table:table-cell office:value-type="float" office:value="900">
            <text:p>900</text:p>
          </table:table-cell>
          <table:table-cell table:style-name="ce4" table:formula="of:=ABS(([.K24] - [.I24])/[.K24])" office:value-type="float" office:value="0">
            <text:p>0</text:p>
          </table:table-cell>
          <table:table-cell table:style-name="ce4" table:formula="of:=ABS(([.K24] - [.J24])/[.K24])" office:value-type="float" office:value="0.000129222222222249">
            <text:p>0,0001292222</text:p>
          </table:table-cell>
          <table:table-cell/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61.9144">
            <text:p>961,9144</text:p>
          </table:table-cell>
          <table:table-cell office:value-type="float" office:value="900">
            <text:p>900</text:p>
          </table:table-cell>
          <table:table-cell table:style-name="ce4" table:formula="of:=ABS(([.R24] - [.P24])/[.R24])" office:value-type="float" office:value="0">
            <text:p>0</text:p>
          </table:table-cell>
          <table:table-cell table:formula="of:=ABS(([.R24] - [.Q24])/[.R24])" office:value-type="float" office:value="0.0687937777777778">
            <text:p>0,0687937778</text:p>
          </table:table-cell>
          <table:table-cell/>
          <table:table-cell table:style-name="ce3"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0.278627777777778">
            <text:p>0,278627777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129222222222249">
            <text:p>0,0001292222</text:p>
          </table:table-cell>
          <table:table-cell table:style-name="ce4" office:value-type="float" office:value="0">
            <text:p>0</text:p>
          </table:table-cell>
          <table:table-cell office:value-type="float" office:value="0.0687937777777778">
            <text:p>0,0687937778</text:p>
          </table:table-cell>
          <table:table-cell table:number-columns-repeated="99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04.843">
            <text:p>1004,843</text:p>
          </table:table-cell>
          <table:table-cell office:value-type="float" office:value="1074.374">
            <text:p>1074,374</text:p>
          </table:table-cell>
          <table:table-cell office:value-type="float" office:value="1000">
            <text:p>1000</text:p>
          </table:table-cell>
          <table:table-cell table:formula="of:=ABS(([.D25] - [.B25])/[.D25])" office:value-type="float" office:value="0.00484299999999996">
            <text:p>0,004843</text:p>
          </table:table-cell>
          <table:table-cell table:formula="of:=ABS(([.D25] - [.C25])/[.D25])" office:value-type="float" office:value="0.074374">
            <text:p>0,074374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1000">
            <text:p>1000</text:p>
          </table:table-cell>
          <table:table-cell table:style-name="ce4" table:formula="of:=ABS(([.K25] - [.I25])/[.K25])" office:value-type="float" office:value="0">
            <text:p>0</text:p>
          </table:table-cell>
          <table:table-cell table:style-name="ce4" table:formula="of:=ABS(([.K25] - [.J25])/[.K25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000">
            <text:p>1000</text:p>
          </table:table-cell>
          <table:table-cell office:value-type="float" office:value="1009.897">
            <text:p>1009,897</text:p>
          </table:table-cell>
          <table:table-cell office:value-type="float" office:value="1000">
            <text:p>1000</text:p>
          </table:table-cell>
          <table:table-cell table:style-name="ce4" table:formula="of:=ABS(([.R25] - [.P25])/[.R25])" office:value-type="float" office:value="0">
            <text:p>0</text:p>
          </table:table-cell>
          <table:table-cell table:formula="of:=ABS(([.R25] - [.Q25])/[.R25])" office:value-type="float" office:value="0.00989700000000005">
            <text:p>0,009897</text:p>
          </table:table-cell>
          <table:table-cell/>
          <table:table-cell table:style-name="ce3" office:value-type="float" office:value="1000">
            <text:p>1000</text:p>
          </table:table-cell>
          <table:table-cell office:value-type="float" office:value="0.00484299999999996">
            <text:p>0,004843</text:p>
          </table:table-cell>
          <table:table-cell office:value-type="float" office:value="0.074374">
            <text:p>0,074374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.00989700000000005">
            <text:p>0,009897</text:p>
          </table:table-cell>
          <table:table-cell table:number-columns-repeated="99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173.856">
            <text:p>1173,856</text:p>
          </table:table-cell>
          <table:table-cell office:value-type="float" office:value="1100">
            <text:p>1100</text:p>
          </table:table-cell>
          <table:table-cell table:formula="of:=ABS(([.D26] - [.B26])/[.D26])" office:value-type="float" office:value="0">
            <text:p>0</text:p>
          </table:table-cell>
          <table:table-cell table:formula="of:=ABS(([.D26] - [.C26])/[.D26])" office:value-type="float" office:value="0.0671418181818182">
            <text:p>0,0671418182</text:p>
          </table:table-cell>
          <table:table-cell/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100.936">
            <text:p>1100,936</text:p>
          </table:table-cell>
          <table:table-cell office:value-type="float" office:value="1100">
            <text:p>1100</text:p>
          </table:table-cell>
          <table:table-cell table:style-name="ce4" table:formula="of:=ABS(([.K26] - [.I26])/[.K26])" office:value-type="float" office:value="0">
            <text:p>0</text:p>
          </table:table-cell>
          <table:table-cell table:style-name="ce4" table:formula="of:=ABS(([.K26] - [.J26])/[.K26])" office:value-type="float" office:value="0.00085090909090902">
            <text:p>0,0008509091</text:p>
          </table:table-cell>
          <table:table-cell/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187.672">
            <text:p>1187,672</text:p>
          </table:table-cell>
          <table:table-cell office:value-type="float" office:value="1100">
            <text:p>1100</text:p>
          </table:table-cell>
          <table:table-cell table:style-name="ce4" table:formula="of:=ABS(([.R26] - [.P26])/[.R26])" office:value-type="float" office:value="0">
            <text:p>0</text:p>
          </table:table-cell>
          <table:table-cell table:formula="of:=ABS(([.R26] - [.Q26])/[.R26])" office:value-type="float" office:value="0.0797018181818182">
            <text:p>0,0797018182</text:p>
          </table:table-cell>
          <table:table-cell/>
          <table:table-cell table:style-name="ce3"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.0671418181818182">
            <text:p>0,06714181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085090909090902">
            <text:p>0,0008509091</text:p>
          </table:table-cell>
          <table:table-cell table:style-name="ce4" office:value-type="float" office:value="0">
            <text:p>0</text:p>
          </table:table-cell>
          <table:table-cell office:value-type="float" office:value="0.0797018181818182">
            <text:p>0,0797018182</text:p>
          </table:table-cell>
          <table:table-cell table:number-columns-repeated="99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61.403">
            <text:p>1261,403</text:p>
          </table:table-cell>
          <table:table-cell office:value-type="float" office:value="1200">
            <text:p>1200</text:p>
          </table:table-cell>
          <table:table-cell table:formula="of:=ABS(([.D27] - [.B27])/[.D27])" office:value-type="float" office:value="0">
            <text:p>0</text:p>
          </table:table-cell>
          <table:table-cell table:formula="of:=ABS(([.D27] - [.C27])/[.D27])" office:value-type="float" office:value="0.0511691666666667">
            <text:p>0,0511691667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1200">
            <text:p>1200</text:p>
          </table:table-cell>
          <table:table-cell table:style-name="ce4" table:formula="of:=ABS(([.K27] - [.I27])/[.K27])" office:value-type="float" office:value="0">
            <text:p>0</text:p>
          </table:table-cell>
          <table:table-cell table:style-name="ce4" table:formula="of:=ABS(([.K27] - [.J27])/[.K27])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16.987">
            <text:p>1216,987</text:p>
          </table:table-cell>
          <table:table-cell office:value-type="float" office:value="1200">
            <text:p>1200</text:p>
          </table:table-cell>
          <table:table-cell table:style-name="ce4" table:formula="of:=ABS(([.R27] - [.P27])/[.R27])" office:value-type="float" office:value="0">
            <text:p>0</text:p>
          </table:table-cell>
          <table:table-cell table:formula="of:=ABS(([.R27] - [.Q27])/[.R27])" office:value-type="float" office:value="0.0141558333333334">
            <text:p>0,0141558333</text:p>
          </table:table-cell>
          <table:table-cell/>
          <table:table-cell table:style-name="ce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0.0511691666666667">
            <text:p>0,0511691667</text:p>
          </table:table-cell>
          <table:table-cell table:number-columns-repeated="3" table:style-name="ce4" office:value-type="float" office:value="0">
            <text:p>0</text:p>
          </table:table-cell>
          <table:table-cell office:value-type="float" office:value="0.0141558333333334">
            <text:p>0,0141558333</text:p>
          </table:table-cell>
          <table:table-cell table:number-columns-repeated="99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10.723">
            <text:p>1410,723</text:p>
          </table:table-cell>
          <table:table-cell office:value-type="float" office:value="1655.366">
            <text:p>1655,366</text:p>
          </table:table-cell>
          <table:table-cell office:value-type="float" office:value="1300">
            <text:p>1300</text:p>
          </table:table-cell>
          <table:table-cell table:formula="of:=ABS(([.D28] - [.B28])/[.D28])" office:value-type="float" office:value="0.0851715384615384">
            <text:p>0,0851715385</text:p>
          </table:table-cell>
          <table:table-cell table:formula="of:=ABS(([.D28] - [.C28])/[.D28])" office:value-type="float" office:value="0.273358461538462">
            <text:p>0,2733584615</text:p>
          </table:table-cell>
          <table:table-cell/>
          <table:table-cell office:value-type="float" office:value="27">
            <text:p>27</text:p>
          </table:table-cell>
          <table:table-cell office:value-type="float" office:value="1400">
            <text:p>1400</text:p>
          </table:table-cell>
          <table:table-cell office:value-type="float" office:value="1630.332">
            <text:p>1630,332</text:p>
          </table:table-cell>
          <table:table-cell office:value-type="float" office:value="1300">
            <text:p>1300</text:p>
          </table:table-cell>
          <table:table-cell table:style-name="ce4" table:formula="of:=ABS(([.K28] - [.I28])/[.K28])" office:value-type="float" office:value="0.0769230769230769">
            <text:p>0,0769230769</text:p>
          </table:table-cell>
          <table:table-cell table:style-name="ce4" table:formula="of:=ABS(([.K28] - [.J28])/[.K28])" office:value-type="float" office:value="0.254101538461539">
            <text:p>0,2541015385</text:p>
          </table:table-cell>
          <table:table-cell/>
          <table:table-cell office:value-type="float" office:value="27">
            <text:p>27</text:p>
          </table:table-cell>
          <table:table-cell office:value-type="float" office:value="1300">
            <text:p>1300</text:p>
          </table:table-cell>
          <table:table-cell office:value-type="float" office:value="1445.497">
            <text:p>1445,497</text:p>
          </table:table-cell>
          <table:table-cell office:value-type="float" office:value="1300">
            <text:p>1300</text:p>
          </table:table-cell>
          <table:table-cell table:style-name="ce4" table:formula="of:=ABS(([.R28] - [.P28])/[.R28])" office:value-type="float" office:value="0">
            <text:p>0</text:p>
          </table:table-cell>
          <table:table-cell table:formula="of:=ABS(([.R28] - [.Q28])/[.R28])" office:value-type="float" office:value="0.111920769230769">
            <text:p>0,1119207692</text:p>
          </table:table-cell>
          <table:table-cell/>
          <table:table-cell table:style-name="ce3" office:value-type="float" office:value="1300">
            <text:p>1300</text:p>
          </table:table-cell>
          <table:table-cell office:value-type="float" office:value="0.0851715384615384">
            <text:p>0,0851715385</text:p>
          </table:table-cell>
          <table:table-cell office:value-type="float" office:value="0.273358461538462">
            <text:p>0,2733584615</text:p>
          </table:table-cell>
          <table:table-cell table:style-name="ce4" office:value-type="float" office:value="0.0769230769230769">
            <text:p>0,0769230769</text:p>
          </table:table-cell>
          <table:table-cell table:style-name="ce4" office:value-type="float" office:value="0.254101538461539">
            <text:p>0,2541015385</text:p>
          </table:table-cell>
          <table:table-cell table:style-name="ce4" office:value-type="float" office:value="0">
            <text:p>0</text:p>
          </table:table-cell>
          <table:table-cell office:value-type="float" office:value="0.111920769230769">
            <text:p>0,1119207692</text:p>
          </table:table-cell>
          <table:table-cell table:number-columns-repeated="99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06.662">
            <text:p>1406,662</text:p>
          </table:table-cell>
          <table:table-cell office:value-type="float" office:value="1458.961">
            <text:p>1458,961</text:p>
          </table:table-cell>
          <table:table-cell office:value-type="float" office:value="1400">
            <text:p>1400</text:p>
          </table:table-cell>
          <table:table-cell table:formula="of:=ABS(([.D29] - [.B29])/[.D29])" office:value-type="float" office:value="0.00475857142857145">
            <text:p>0,0047585714</text:p>
          </table:table-cell>
          <table:table-cell table:formula="of:=ABS(([.D29] - [.C29])/[.D29])" office:value-type="float" office:value="0.042115">
            <text:p>0,042115</text:p>
          </table:table-cell>
          <table:table-cell/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7.966">
            <text:p>1507,966</text:p>
          </table:table-cell>
          <table:table-cell office:value-type="float" office:value="1400">
            <text:p>1400</text:p>
          </table:table-cell>
          <table:table-cell table:style-name="ce4" table:formula="of:=ABS(([.K29] - [.I29])/[.K29])" office:value-type="float" office:value="0">
            <text:p>0</text:p>
          </table:table-cell>
          <table:table-cell table:style-name="ce4" table:formula="of:=ABS(([.K29] - [.J29])/[.K29])" office:value-type="float" office:value="0.0771185714285714">
            <text:p>0,0771185714</text:p>
          </table:table-cell>
          <table:table-cell/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6.462">
            <text:p>1506,462</text:p>
          </table:table-cell>
          <table:table-cell office:value-type="float" office:value="1400">
            <text:p>1400</text:p>
          </table:table-cell>
          <table:table-cell table:style-name="ce4" table:formula="of:=ABS(([.R29] - [.P29])/[.R29])" office:value-type="float" office:value="0">
            <text:p>0</text:p>
          </table:table-cell>
          <table:table-cell table:formula="of:=ABS(([.R29] - [.Q29])/[.R29])" office:value-type="float" office:value="0.0760442857142857">
            <text:p>0,0760442857</text:p>
          </table:table-cell>
          <table:table-cell/>
          <table:table-cell table:style-name="ce3" office:value-type="float" office:value="1400">
            <text:p>1400</text:p>
          </table:table-cell>
          <table:table-cell office:value-type="float" office:value="0.00475857142857145">
            <text:p>0,0047585714</text:p>
          </table:table-cell>
          <table:table-cell office:value-type="float" office:value="0.042115">
            <text:p>0,04211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71185714285714">
            <text:p>0,0771185714</text:p>
          </table:table-cell>
          <table:table-cell table:style-name="ce4" office:value-type="float" office:value="0">
            <text:p>0</text:p>
          </table:table-cell>
          <table:table-cell office:value-type="float" office:value="0.0760442857142857">
            <text:p>0,0760442857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>
            <text:p>rand F=0.2</text:p>
          </table:table-cell>
          <table:table-cell office:value-type="string">
            <text:p>avg F=0.2</text:p>
          </table:table-cell>
          <table:table-cell office:value-type="string">
            <text:p>rand F=0.5</text:p>
          </table:table-cell>
          <table:table-cell office:value-type="string">
            <text:p>avg F =0.5</text:p>
          </table:table-cell>
          <table:table-cell office:value-type="string">
            <text:p>rand F=0.8</text:p>
          </table:table-cell>
          <table:table-cell office:value-type="string">
            <text:p>avg F =0.8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Arkusz2.K63" table:end-x="1.464cm" table:end-y="0.275cm" draw:z-index="0" draw:style-name="gr1" draw:text-style-name="P1" svg:width="28.376cm" svg:height="15.418cm" svg:x="0.011cm" svg:y="0.165cm">
              <draw:object draw:notify-on-update-of-ranges="Arkusz2.D2:Arkusz2.D29 Arkusz2.D2:Arkusz2.D29 Arkusz2.E1:Arkusz2.E1 Arkusz2.E2:Arkusz2.E29 Arkusz2.D2:Arkusz2.D29 Arkusz2.F1:Arkusz2.F1 Arkusz2.F2:Arkusz2.F2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  <table:table-cell>
            <draw:frame table:end-cell-address="Arkusz2.Y63" table:end-x="1.817cm" table:end-y="0.385cm" draw:z-index="4" draw:style-name="gr1" draw:text-style-name="P1" svg:width="29.583cm" svg:height="15.526cm" svg:x="1.34cm" svg:y="0.167cm">
              <draw:object draw:notify-on-update-of-ranges="Arkusz2.V2:Arkusz2.V29 Arkusz2.V2:Arkusz2.V29 Arkusz2.W1:Arkusz2.W1 Arkusz2.W2:Arkusz2.W29 Arkusz2.V2:Arkusz2.V29 Arkusz2.Y1:Arkusz2.Y1 Arkusz2.Y2:Arkusz2.Y29 Arkusz2.V2:Arkusz2.V29 Arkusz2.AA1:Arkusz2.AA1 Arkusz2.AA2:Arkusz2.AA2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/>
          <table:table-cell>
            <draw:frame table:end-cell-address="Arkusz2.K95" table:end-x="1.353cm" table:end-y="0.218cm" draw:z-index="1" draw:style-name="gr1" draw:text-style-name="P1" svg:width="28.246cm" svg:height="15.381cm" svg:x="0.03cm" svg:y="0.145cm">
              <draw:object draw:notify-on-update-of-ranges="Arkusz2.K2:Arkusz2.K29 Arkusz2.K2:Arkusz2.K29 Arkusz2.L1:Arkusz2.L1 Arkusz2.L2:Arkusz2.L29 Arkusz2.K2:Arkusz2.K29 Arkusz2.M1:Arkusz2.M1 Arkusz2.M2:Arkusz2.M2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>
            <draw:frame table:end-cell-address="Arkusz2.Y102" table:end-x="2.015cm" table:end-y="0.324cm" draw:z-index="3" draw:style-name="gr1" draw:text-style-name="P1" svg:width="29.794cm" svg:height="18.044cm" svg:x="1.327cm" svg:y="0.056cm">
              <draw:object draw:notify-on-update-of-ranges="Arkusz2.V2:Arkusz2.V29 Arkusz2.V2:Arkusz2.V29 Arkusz2.X1:Arkusz2.X1 Arkusz2.X2:Arkusz2.X29 Arkusz2.V2:Arkusz2.V29 Arkusz2.Z1:Arkusz2.Z1 Arkusz2.Z2:Arkusz2.Z29 Arkusz2.V2:Arkusz2.V29 Arkusz2.AB1:Arkusz2.AB1 Arkusz2.AB2:Arkusz2.AB2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/>
          <table:table-cell>
            <draw:frame table:end-cell-address="Arkusz2.K128" table:end-x="1.353cm" table:end-y="0.111cm" draw:z-index="2" draw:style-name="gr1" draw:text-style-name="P1" svg:width="28.215cm" svg:height="15.328cm" svg:x="0.061cm" svg:y="0.091cm">
              <draw:object draw:notify-on-update-of-ranges="Arkusz2.R2:Arkusz2.R29 Arkusz2.R2:Arkusz2.R29 Arkusz2.S1:Arkusz2.S1 Arkusz2.S2:Arkusz2.S29 Arkusz2.R2:Arkusz2.R29 Arkusz2.T1:Arkusz2.T1 Arkusz2.T2:Arkusz2.T2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 table:print="false">
        <table:table-column table:style-name="co1" table:default-cell-style-name="Excel_20_Built-in_20_Normal"/>
        <table:table-column table:style-name="co26" table:default-cell-style-name="Excel_20_Built-in_20_Normal"/>
        <table:table-column table:style-name="co9" table:default-cell-style-name="Excel_20_Built-in_20_Normal"/>
        <table:table-column table:style-name="co27" table:default-cell-style-name="Excel_20_Built-in_20_Normal"/>
        <table:table-column table:style-name="co1" table:number-columns-repeated="4" table:default-cell-style-name="Excel_20_Built-in_20_Normal"/>
        <table:table-column table:style-name="co28" table:default-cell-style-name="Excel_20_Built-in_20_Normal"/>
        <table:table-column table:style-name="co20" table:default-cell-style-name="Excel_20_Built-in_20_Normal"/>
        <table:table-column table:style-name="co29" table:default-cell-style-name="Excel_20_Built-in_20_Normal"/>
        <table:table-column table:style-name="co1" table:number-columns-repeated="4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1" table:number-columns-repeated="1006" table:default-cell-style-name="Excel_20_Built-in_20_Normal"/>
        <table:table-row table:style-name="ro1">
          <table:table-cell office:value-type="string">
            <text:p>cr=0.2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office:value-type="string">
            <text:p>wybór losowego osobnika z populacji</text:p>
          </table:table-cell>
          <table:table-cell office:value-type="string">
            <text:p>średnia ze wszystkich osobników w populacji</text:p>
          </table:table-cell>
          <table:table-cell/>
          <table:table-cell office:value-type="string">
            <text:p>cr=0.5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office:value-type="string">
            <text:p>wybór losowego osobnika z populacji</text:p>
          </table:table-cell>
          <table:table-cell office:value-type="string">
            <text:p>średnia ze wszystkich osobników w populacji</text:p>
          </table:table-cell>
          <table:table-cell/>
          <table:table-cell office:value-type="string">
            <text:p>cr=0.8</text:p>
          </table:table-cell>
          <table:table-cell office:value-type="string">
            <text:p>rand</text:p>
          </table:table-cell>
          <table:table-cell office:value-type="string">
            <text:p>avg</text:p>
          </table:table-cell>
          <table:table-cell table:style-name="ce2" office:value-type="string">
            <text:p>EXPECTED</text:p>
          </table:table-cell>
          <table:table-cell office:value-type="string">
            <text:p>wybór losowego osobnika z populacji</text:p>
          </table:table-cell>
          <table:table-cell office:value-type="string">
            <text:p>średnia ze wszystkich osobników w populacji</text:p>
          </table:table-cell>
          <table:table-cell table:number-columns-repeated="2"/>
          <table:table-cell table:style-name="ce2" office:value-type="string">
            <text:p>EXPECTED</text:p>
          </table:table-cell>
          <table:table-cell office:value-type="string">
            <text:p>cr=0.2</text:p>
          </table:table-cell>
          <table:table-cell office:value-type="string">
            <text:p>cr=0.5</text:p>
          </table:table-cell>
          <table:table-cell office:value-type="string">
            <text:p>cr=0.8</text:p>
          </table:table-cell>
          <table:table-cell/>
          <table:table-cell table:style-name="ce2" office:value-type="string">
            <text:p>EXPECTED</text:p>
          </table:table-cell>
          <table:table-cell office:value-type="string">
            <text:p>cr=0.2</text:p>
          </table:table-cell>
          <table:table-cell office:value-type="string">
            <text:p>cr=0.5</text:p>
          </table:table-cell>
          <table:table-cell office:value-type="string">
            <text:p>cr=0.8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D2] - [.B2]) / [.D2])" office:value-type="float" office:value="0">
            <text:p>0</text:p>
          </table:table-cell>
          <table:table-cell table:formula="of:=ABS(([.D2] - [.C2]) / [.D2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K2] - [.I2]) /[.K2])" office:value-type="float" office:value="0">
            <text:p>0</text:p>
          </table:table-cell>
          <table:table-cell table:formula="of:=ABS(([.K2] - [.J2]) /[.K2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-1400">
            <text:p>-1400</text:p>
          </table:table-cell>
          <table:table-cell table:style-name="ce3" office:value-type="float" office:value="-1400">
            <text:p>-1400</text:p>
          </table:table-cell>
          <table:table-cell table:formula="of:=ABS(([.R2] - [.P2]) /[.R2])" office:value-type="float" office:value="0">
            <text:p>0</text:p>
          </table:table-cell>
          <table:table-cell table:formula="of:=ABS(([.R2] - [.Q2]) /[.R2])" office:value-type="float" office:value="0">
            <text:p>0</text:p>
          </table:table-cell>
          <table:table-cell table:number-columns-repeated="2"/>
          <table:table-cell table:style-name="ce3" office:value-type="float" office:value="-1400">
            <text:p>-14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400">
            <text:p>-1400</text:p>
          </table:table-cell>
          <table:table-cell table:number-columns-repeated="3"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-1295.638">
            <text:p>-1295,638</text:p>
          </table:table-cell>
          <table:table-cell table:style-name="ce3" office:value-type="float" office:value="-1300">
            <text:p>-1300</text:p>
          </table:table-cell>
          <table:table-cell table:formula="of:=ABS(([.D3] - [.B3]) / [.D3])" office:value-type="float" office:value="0">
            <text:p>0</text:p>
          </table:table-cell>
          <table:table-cell table:formula="of:=ABS(([.D3] - [.C3]) / [.D3])" office:value-type="float" office:value="0.00335538461538468">
            <text:p>0,0033553846</text:p>
          </table:table-cell>
          <table:table-cell/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-1298.699">
            <text:p>-1298,699</text:p>
          </table:table-cell>
          <table:table-cell table:style-name="ce3" office:value-type="float" office:value="-1300">
            <text:p>-1300</text:p>
          </table:table-cell>
          <table:table-cell table:formula="of:=ABS(([.K3] - [.I3]) /[.K3])" office:value-type="float" office:value="0">
            <text:p>0</text:p>
          </table:table-cell>
          <table:table-cell table:formula="of:=ABS(([.K3] - [.J3]) /[.K3])" office:value-type="float" office:value="0.00100076923076918">
            <text:p>0,0010007692</text:p>
          </table:table-cell>
          <table:table-cell/>
          <table:table-cell office:value-type="float" office:value="2">
            <text:p>2</text:p>
          </table:table-cell>
          <table:table-cell office:value-type="float" office:value="-1300">
            <text:p>-1300</text:p>
          </table:table-cell>
          <table:table-cell office:value-type="float" office:value="-1253.495">
            <text:p>-1253,495</text:p>
          </table:table-cell>
          <table:table-cell table:style-name="ce3" office:value-type="float" office:value="-1300">
            <text:p>-1300</text:p>
          </table:table-cell>
          <table:table-cell table:formula="of:=ABS(([.R3] - [.P3]) /[.R3])" office:value-type="float" office:value="0">
            <text:p>0</text:p>
          </table:table-cell>
          <table:table-cell table:formula="of:=ABS(([.R3] - [.Q3]) /[.R3])" office:value-type="float" office:value="0.035773076923077">
            <text:p>0,0357730769</text:p>
          </table:table-cell>
          <table:table-cell table:number-columns-repeated="2"/>
          <table:table-cell table:style-name="ce3" office:value-type="float" office:value="-1300">
            <text:p>-13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300">
            <text:p>-1300</text:p>
          </table:table-cell>
          <table:table-cell office:value-type="float" office:value="0.00335538461538468">
            <text:p>0,0033553846</text:p>
          </table:table-cell>
          <table:table-cell office:value-type="float" office:value="0.00100076923076918">
            <text:p>0,0010007692</text:p>
          </table:table-cell>
          <table:table-cell office:value-type="float" office:value="0.035773076923077">
            <text:p>0,0357730769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-834.6177">
            <text:p>-834,6177</text:p>
          </table:table-cell>
          <table:table-cell table:style-name="ce3" office:value-type="float" office:value="-1200">
            <text:p>-1200</text:p>
          </table:table-cell>
          <table:table-cell table:formula="of:=ABS(([.D4] - [.B4]) / [.D4])" office:value-type="float" office:value="0">
            <text:p>0</text:p>
          </table:table-cell>
          <table:table-cell table:formula="of:=ABS(([.D4] - [.C4]) / [.D4])" office:value-type="float" office:value="0.30448525">
            <text:p>0,30448525</text:p>
          </table:table-cell>
          <table:table-cell/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-507.5096">
            <text:p>-507,5096</text:p>
          </table:table-cell>
          <table:table-cell table:style-name="ce3" office:value-type="float" office:value="-1200">
            <text:p>-1200</text:p>
          </table:table-cell>
          <table:table-cell table:formula="of:=ABS(([.K4] - [.I4]) /[.K4])" office:value-type="float" office:value="0">
            <text:p>0</text:p>
          </table:table-cell>
          <table:table-cell table:formula="of:=ABS(([.K4] - [.J4]) /[.K4])" office:value-type="float" office:value="0.577075333333333">
            <text:p>0,5770753333</text:p>
          </table:table-cell>
          <table:table-cell/>
          <table:table-cell office:value-type="float" office:value="3">
            <text:p>3</text:p>
          </table:table-cell>
          <table:table-cell office:value-type="float" office:value="-1200">
            <text:p>-1200</text:p>
          </table:table-cell>
          <table:table-cell office:value-type="float" office:value="-1005.128">
            <text:p>-1005,128</text:p>
          </table:table-cell>
          <table:table-cell table:style-name="ce3" office:value-type="float" office:value="-1200">
            <text:p>-1200</text:p>
          </table:table-cell>
          <table:table-cell table:formula="of:=ABS(([.R4] - [.P4]) /[.R4])" office:value-type="float" office:value="0">
            <text:p>0</text:p>
          </table:table-cell>
          <table:table-cell table:formula="of:=ABS(([.R4] - [.Q4]) /[.R4])" office:value-type="float" office:value="0.162393333333333">
            <text:p>0,1623933333</text:p>
          </table:table-cell>
          <table:table-cell table:number-columns-repeated="2"/>
          <table:table-cell table:style-name="ce3" office:value-type="float" office:value="-1200">
            <text:p>-12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200">
            <text:p>-1200</text:p>
          </table:table-cell>
          <table:table-cell office:value-type="float" office:value="0.30448525">
            <text:p>0,30448525</text:p>
          </table:table-cell>
          <table:table-cell office:value-type="float" office:value="0.577075333333333">
            <text:p>0,5770753333</text:p>
          </table:table-cell>
          <table:table-cell office:value-type="float" office:value="0.162393333333333">
            <text:p>0,1623933333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100">
            <text:p>-1100</text:p>
          </table:table-cell>
          <table:table-cell office:value-type="float" office:value="-1097.988">
            <text:p>-1097,988</text:p>
          </table:table-cell>
          <table:table-cell table:style-name="ce3" office:value-type="float" office:value="-1100">
            <text:p>-1100</text:p>
          </table:table-cell>
          <table:table-cell table:formula="of:=ABS(([.D5] - [.B5]) / [.D5])" office:value-type="float" office:value="0">
            <text:p>0</text:p>
          </table:table-cell>
          <table:table-cell table:formula="of:=ABS(([.D5] - [.C5]) / [.D5])" office:value-type="float" office:value="0.00182909090909086">
            <text:p>0,0018290909</text:p>
          </table:table-cell>
          <table:table-cell/>
          <table:table-cell office:value-type="float" office:value="4">
            <text:p>4</text:p>
          </table:table-cell>
          <table:table-cell office:value-type="float" office:value="-1100">
            <text:p>-1100</text:p>
          </table:table-cell>
          <table:table-cell office:value-type="float" office:value="-1067.658">
            <text:p>-1067,658</text:p>
          </table:table-cell>
          <table:table-cell table:style-name="ce3" office:value-type="float" office:value="-1100">
            <text:p>-1100</text:p>
          </table:table-cell>
          <table:table-cell table:formula="of:=ABS(([.K5] - [.I5]) /[.K5])" office:value-type="float" office:value="0">
            <text:p>0</text:p>
          </table:table-cell>
          <table:table-cell table:formula="of:=ABS(([.K5] - [.J5]) /[.K5])" office:value-type="float" office:value="0.0294018181818183">
            <text:p>0,0294018182</text:p>
          </table:table-cell>
          <table:table-cell/>
          <table:table-cell office:value-type="float" office:value="4">
            <text:p>4</text:p>
          </table:table-cell>
          <table:table-cell office:value-type="float" office:value="-1100">
            <text:p>-1100</text:p>
          </table:table-cell>
          <table:table-cell office:value-type="float" office:value="-1096.269">
            <text:p>-1096,269</text:p>
          </table:table-cell>
          <table:table-cell table:style-name="ce3" office:value-type="float" office:value="-1100">
            <text:p>-1100</text:p>
          </table:table-cell>
          <table:table-cell table:formula="of:=ABS(([.R5] - [.P5]) /[.R5])" office:value-type="float" office:value="0">
            <text:p>0</text:p>
          </table:table-cell>
          <table:table-cell table:formula="of:=ABS(([.R5] - [.Q5]) /[.R5])" office:value-type="float" office:value="0.00339181818181818">
            <text:p>0,0033918182</text:p>
          </table:table-cell>
          <table:table-cell table:number-columns-repeated="2"/>
          <table:table-cell table:style-name="ce3" office:value-type="float" office:value="-1100">
            <text:p>-11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100">
            <text:p>-1100</text:p>
          </table:table-cell>
          <table:table-cell office:value-type="float" office:value="0.00182909090909086">
            <text:p>0,0018290909</text:p>
          </table:table-cell>
          <table:table-cell office:value-type="float" office:value="0.0294018181818183">
            <text:p>0,0294018182</text:p>
          </table:table-cell>
          <table:table-cell office:value-type="float" office:value="0.00339181818181818">
            <text:p>0,0033918182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00">
            <text:p>-1000</text:p>
          </table:table-cell>
          <table:table-cell office:value-type="float" office:value="-999.9991">
            <text:p>-999,9991</text:p>
          </table:table-cell>
          <table:table-cell table:style-name="ce3" office:value-type="float" office:value="-1000">
            <text:p>-1000</text:p>
          </table:table-cell>
          <table:table-cell table:formula="of:=ABS(([.D6] - [.B6]) / [.D6])" office:value-type="float" office:value="0">
            <text:p>0</text:p>
          </table:table-cell>
          <table:table-cell table:formula="of:=ABS(([.D6] - [.C6]) / [.D6])" office:value-type="float" office:value="0.000000900000000001455">
            <text:p>0,0000009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-1000">
            <text:p>-1000</text:p>
          </table:table-cell>
          <table:table-cell table:style-name="ce3" office:value-type="float" office:value="-1000">
            <text:p>-1000</text:p>
          </table:table-cell>
          <table:table-cell table:formula="of:=ABS(([.K6] - [.I6]) /[.K6])" office:value-type="float" office:value="0">
            <text:p>0</text:p>
          </table:table-cell>
          <table:table-cell table:formula="of:=ABS(([.K6] - [.J6]) /[.K6])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-1000">
            <text:p>-1000</text:p>
          </table:table-cell>
          <table:table-cell office:value-type="float" office:value="-999.99">
            <text:p>-999,99</text:p>
          </table:table-cell>
          <table:table-cell table:style-name="ce3" office:value-type="float" office:value="-1000">
            <text:p>-1000</text:p>
          </table:table-cell>
          <table:table-cell table:formula="of:=ABS(([.R6] - [.P6]) /[.R6])" office:value-type="float" office:value="0">
            <text:p>0</text:p>
          </table:table-cell>
          <table:table-cell table:formula="of:=ABS(([.R6] - [.Q6]) /[.R6])" office:value-type="float" office:value="0.00000999999999999091">
            <text:p>0,00001</text:p>
          </table:table-cell>
          <table:table-cell table:number-columns-repeated="2"/>
          <table:table-cell table:style-name="ce3" office:value-type="float" office:value="-1000">
            <text:p>-1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1000">
            <text:p>-1000</text:p>
          </table:table-cell>
          <table:table-cell office:value-type="float" office:value="0.000000900000000001455">
            <text:p>0,0000009</text:p>
          </table:table-cell>
          <table:table-cell office:value-type="float" office:value="0">
            <text:p>0</text:p>
          </table:table-cell>
          <table:table-cell office:value-type="float" office:value="0.00000999999999999091">
            <text:p>0,00001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-900">
            <text:p>-900</text:p>
          </table:table-cell>
          <table:table-cell table:style-name="ce3" office:value-type="float" office:value="-900">
            <text:p>-900</text:p>
          </table:table-cell>
          <table:table-cell table:formula="of:=ABS(([.D7] - [.B7]) / [.D7])" office:value-type="float" office:value="0">
            <text:p>0</text:p>
          </table:table-cell>
          <table:table-cell table:formula="of:=ABS(([.D7] - [.C7]) / [.D7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-900">
            <text:p>-900</text:p>
          </table:table-cell>
          <table:table-cell office:value-type="float" office:value="-899.9999">
            <text:p>-899,9999</text:p>
          </table:table-cell>
          <table:table-cell table:style-name="ce3" office:value-type="float" office:value="-900">
            <text:p>-900</text:p>
          </table:table-cell>
          <table:table-cell table:formula="of:=ABS(([.K7] - [.I7]) /[.K7])" office:value-type="float" office:value="0">
            <text:p>0</text:p>
          </table:table-cell>
          <table:table-cell table:formula="of:=ABS(([.K7] - [.J7]) /[.K7])" office:value-type="float" office:value="0.00000011111111108322">
            <text:p>1,1111111108322E-007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-900">
            <text:p>-900</text:p>
          </table:table-cell>
          <table:table-cell table:style-name="ce3" office:value-type="float" office:value="-900">
            <text:p>-900</text:p>
          </table:table-cell>
          <table:table-cell table:formula="of:=ABS(([.R7] - [.P7]) /[.R7])" office:value-type="float" office:value="0">
            <text:p>0</text:p>
          </table:table-cell>
          <table:table-cell table:formula="of:=ABS(([.R7] - [.Q7]) /[.R7])" office:value-type="float" office:value="0">
            <text:p>0</text:p>
          </table:table-cell>
          <table:table-cell table:number-columns-repeated="2"/>
          <table:table-cell table:style-name="ce3" office:value-type="float" office:value="-900">
            <text:p>-9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900">
            <text:p>-900</text:p>
          </table:table-cell>
          <table:table-cell office:value-type="float" office:value="0">
            <text:p>0</text:p>
          </table:table-cell>
          <table:table-cell office:value-type="float" office:value="0.00000011111111108322">
            <text:p>1,1111111108322E-007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9.6433">
            <text:p>-799,6433</text:p>
          </table:table-cell>
          <table:table-cell table:style-name="ce3" office:value-type="float" office:value="-800">
            <text:p>-800</text:p>
          </table:table-cell>
          <table:table-cell table:formula="of:=ABS(([.D8] - [.B8]) / [.D8])" office:value-type="float" office:value="0">
            <text:p>0</text:p>
          </table:table-cell>
          <table:table-cell table:formula="of:=ABS(([.D8] - [.C8]) / [.D8])" office:value-type="float" office:value="0.000445875000000058">
            <text:p>0,000445875</text:p>
          </table:table-cell>
          <table:table-cell/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0.4417">
            <text:p>-790,4417</text:p>
          </table:table-cell>
          <table:table-cell table:style-name="ce3" office:value-type="float" office:value="-800">
            <text:p>-800</text:p>
          </table:table-cell>
          <table:table-cell table:formula="of:=ABS(([.K8] - [.I8]) /[.K8])" office:value-type="float" office:value="0">
            <text:p>0</text:p>
          </table:table-cell>
          <table:table-cell table:formula="of:=ABS(([.K8] - [.J8]) /[.K8])" office:value-type="float" office:value="0.011947875">
            <text:p>0,011947875</text:p>
          </table:table-cell>
          <table:table-cell/>
          <table:table-cell office:value-type="float" office:value="7">
            <text:p>7</text:p>
          </table:table-cell>
          <table:table-cell office:value-type="float" office:value="-800">
            <text:p>-800</text:p>
          </table:table-cell>
          <table:table-cell office:value-type="float" office:value="-798.1647">
            <text:p>-798,1647</text:p>
          </table:table-cell>
          <table:table-cell table:style-name="ce3" office:value-type="float" office:value="-800">
            <text:p>-800</text:p>
          </table:table-cell>
          <table:table-cell table:formula="of:=ABS(([.R8] - [.P8]) /[.R8])" office:value-type="float" office:value="0">
            <text:p>0</text:p>
          </table:table-cell>
          <table:table-cell table:formula="of:=ABS(([.R8] - [.Q8]) /[.R8])" office:value-type="float" office:value="0.00229412499999995">
            <text:p>0,002294125</text:p>
          </table:table-cell>
          <table:table-cell table:number-columns-repeated="2"/>
          <table:table-cell table:style-name="ce3" office:value-type="float" office:value="-800">
            <text:p>-8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800">
            <text:p>-800</text:p>
          </table:table-cell>
          <table:table-cell office:value-type="float" office:value="0.000445875000000058">
            <text:p>0,000445875</text:p>
          </table:table-cell>
          <table:table-cell office:value-type="float" office:value="0.011947875">
            <text:p>0,011947875</text:p>
          </table:table-cell>
          <table:table-cell office:value-type="float" office:value="0.00229412499999995">
            <text:p>0,002294125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700">
            <text:p>-700</text:p>
          </table:table-cell>
          <table:table-cell office:value-type="float" office:value="-697.424">
            <text:p>-697,424</text:p>
          </table:table-cell>
          <table:table-cell table:style-name="ce3" office:value-type="float" office:value="-700">
            <text:p>-700</text:p>
          </table:table-cell>
          <table:table-cell table:formula="of:=ABS(([.D9] - [.B9]) / [.D9])" office:value-type="float" office:value="0">
            <text:p>0</text:p>
          </table:table-cell>
          <table:table-cell table:formula="of:=ABS(([.D9] - [.C9]) / [.D9])" office:value-type="float" office:value="0.00368000000000003">
            <text:p>0,00368</text:p>
          </table:table-cell>
          <table:table-cell/>
          <table:table-cell office:value-type="float" office:value="8">
            <text:p>8</text:p>
          </table:table-cell>
          <table:table-cell office:value-type="float" office:value="-700">
            <text:p>-700</text:p>
          </table:table-cell>
          <table:table-cell office:value-type="float" office:value="-699.7256">
            <text:p>-699,7256</text:p>
          </table:table-cell>
          <table:table-cell table:style-name="ce3" office:value-type="float" office:value="-700">
            <text:p>-700</text:p>
          </table:table-cell>
          <table:table-cell table:formula="of:=ABS(([.K9] - [.I9]) /[.K9])" office:value-type="float" office:value="0">
            <text:p>0</text:p>
          </table:table-cell>
          <table:table-cell table:formula="of:=ABS(([.K9] - [.J9]) /[.K9])" office:value-type="float" office:value="0.00039200000000002">
            <text:p>0,000392</text:p>
          </table:table-cell>
          <table:table-cell/>
          <table:table-cell office:value-type="float" office:value="8">
            <text:p>8</text:p>
          </table:table-cell>
          <table:table-cell office:value-type="float" office:value="-700">
            <text:p>-700</text:p>
          </table:table-cell>
          <table:table-cell office:value-type="float" office:value="-699.9502">
            <text:p>-699,9502</text:p>
          </table:table-cell>
          <table:table-cell table:style-name="ce3" office:value-type="float" office:value="-700">
            <text:p>-700</text:p>
          </table:table-cell>
          <table:table-cell table:formula="of:=ABS(([.R9] - [.P9]) /[.R9])" office:value-type="float" office:value="0">
            <text:p>0</text:p>
          </table:table-cell>
          <table:table-cell table:formula="of:=ABS(([.R9] - [.Q9]) /[.R9])" office:value-type="float" office:value="0.0000711428571428639">
            <text:p>7,11428571428639E-005</text:p>
          </table:table-cell>
          <table:table-cell table:number-columns-repeated="2"/>
          <table:table-cell table:style-name="ce3" office:value-type="float" office:value="-700">
            <text:p>-7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700">
            <text:p>-700</text:p>
          </table:table-cell>
          <table:table-cell office:value-type="float" office:value="0.00368000000000003">
            <text:p>0,00368</text:p>
          </table:table-cell>
          <table:table-cell office:value-type="float" office:value="0.00039200000000002">
            <text:p>0,000392</text:p>
          </table:table-cell>
          <table:table-cell office:value-type="float" office:value="0.0000711428571428639">
            <text:p>7,11428571428639E-005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9.9921">
            <text:p>-599,9921</text:p>
          </table:table-cell>
          <table:table-cell table:style-name="ce3" office:value-type="float" office:value="-600">
            <text:p>-600</text:p>
          </table:table-cell>
          <table:table-cell table:formula="of:=ABS(([.D10] - [.B10]) / [.D10])" office:value-type="float" office:value="0">
            <text:p>0</text:p>
          </table:table-cell>
          <table:table-cell table:formula="of:=ABS(([.D10] - [.C10]) / [.D10])" office:value-type="float" office:value="0.0000131666666665827">
            <text:p>1,31666666665827E-005</text:p>
          </table:table-cell>
          <table:table-cell/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9.8844">
            <text:p>-599,8844</text:p>
          </table:table-cell>
          <table:table-cell table:style-name="ce3" office:value-type="float" office:value="-600">
            <text:p>-600</text:p>
          </table:table-cell>
          <table:table-cell table:formula="of:=ABS(([.K10] - [.I10]) /[.K10])" office:value-type="float" office:value="0">
            <text:p>0</text:p>
          </table:table-cell>
          <table:table-cell table:formula="of:=ABS(([.K10] - [.J10]) /[.K10])" office:value-type="float" office:value="0.00019266666666662">
            <text:p>0,0001926667</text:p>
          </table:table-cell>
          <table:table-cell/>
          <table:table-cell office:value-type="float" office:value="9">
            <text:p>9</text:p>
          </table:table-cell>
          <table:table-cell office:value-type="float" office:value="-600">
            <text:p>-600</text:p>
          </table:table-cell>
          <table:table-cell office:value-type="float" office:value="-599.9269">
            <text:p>-599,9269</text:p>
          </table:table-cell>
          <table:table-cell table:style-name="ce3" office:value-type="float" office:value="-600">
            <text:p>-600</text:p>
          </table:table-cell>
          <table:table-cell table:formula="of:=ABS(([.R10] - [.P10]) /[.R10])" office:value-type="float" office:value="0">
            <text:p>0</text:p>
          </table:table-cell>
          <table:table-cell table:formula="of:=ABS(([.R10] - [.Q10]) /[.R10])" office:value-type="float" office:value="0.000121833333333257">
            <text:p>0,0001218333</text:p>
          </table:table-cell>
          <table:table-cell table:number-columns-repeated="2"/>
          <table:table-cell table:style-name="ce3" office:value-type="float" office:value="-600">
            <text:p>-6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600">
            <text:p>-600</text:p>
          </table:table-cell>
          <table:table-cell office:value-type="float" office:value="0.0000131666666665827">
            <text:p>1,31666666665827E-005</text:p>
          </table:table-cell>
          <table:table-cell office:value-type="float" office:value="0.00019266666666662">
            <text:p>0,0001926667</text:p>
          </table:table-cell>
          <table:table-cell office:value-type="float" office:value="0.000121833333333257">
            <text:p>0,0001218333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00">
            <text:p>-500</text:p>
          </table:table-cell>
          <table:table-cell office:value-type="float" office:value="-499.8747">
            <text:p>-499,8747</text:p>
          </table:table-cell>
          <table:table-cell table:style-name="ce3" office:value-type="float" office:value="-500">
            <text:p>-500</text:p>
          </table:table-cell>
          <table:table-cell table:formula="of:=ABS(([.D11] - [.B11]) / [.D11])" office:value-type="float" office:value="0">
            <text:p>0</text:p>
          </table:table-cell>
          <table:table-cell table:formula="of:=ABS(([.D11] - [.C11]) / [.D11])" office:value-type="float" office:value="0.000250599999999963">
            <text:p>0,0002506</text:p>
          </table:table-cell>
          <table:table-cell/>
          <table:table-cell office:value-type="float" office:value="10">
            <text:p>10</text:p>
          </table:table-cell>
          <table:table-cell office:value-type="float" office:value="-500">
            <text:p>-500</text:p>
          </table:table-cell>
          <table:table-cell office:value-type="float" office:value="-499.8835">
            <text:p>-499,8835</text:p>
          </table:table-cell>
          <table:table-cell table:style-name="ce3" office:value-type="float" office:value="-500">
            <text:p>-500</text:p>
          </table:table-cell>
          <table:table-cell table:formula="of:=ABS(([.K11] - [.I11]) /[.K11])" office:value-type="float" office:value="0">
            <text:p>0</text:p>
          </table:table-cell>
          <table:table-cell table:formula="of:=ABS(([.K11] - [.J11]) /[.K11])" office:value-type="float" office:value="0.000232999999999947">
            <text:p>0,000233</text:p>
          </table:table-cell>
          <table:table-cell/>
          <table:table-cell office:value-type="float" office:value="10">
            <text:p>10</text:p>
          </table:table-cell>
          <table:table-cell office:value-type="float" office:value="-500">
            <text:p>-500</text:p>
          </table:table-cell>
          <table:table-cell office:value-type="float" office:value="-499.8527">
            <text:p>-499,8527</text:p>
          </table:table-cell>
          <table:table-cell table:style-name="ce3" office:value-type="float" office:value="-500">
            <text:p>-500</text:p>
          </table:table-cell>
          <table:table-cell table:formula="of:=ABS(([.R11] - [.P11]) /[.R11])" office:value-type="float" office:value="0">
            <text:p>0</text:p>
          </table:table-cell>
          <table:table-cell table:formula="of:=ABS(([.R11] - [.Q11]) /[.R11])" office:value-type="float" office:value="0.000294599999999946">
            <text:p>0,0002946</text:p>
          </table:table-cell>
          <table:table-cell table:number-columns-repeated="2"/>
          <table:table-cell table:style-name="ce3" office:value-type="float" office:value="-500">
            <text:p>-5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500">
            <text:p>-500</text:p>
          </table:table-cell>
          <table:table-cell office:value-type="float" office:value="0.000250599999999963">
            <text:p>0,0002506</text:p>
          </table:table-cell>
          <table:table-cell office:value-type="float" office:value="0.000232999999999947">
            <text:p>0,000233</text:p>
          </table:table-cell>
          <table:table-cell office:value-type="float" office:value="0.000294599999999946">
            <text:p>0,0002946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8.7644">
            <text:p>-398,7644</text:p>
          </table:table-cell>
          <table:table-cell table:style-name="ce3" office:value-type="float" office:value="-400">
            <text:p>-400</text:p>
          </table:table-cell>
          <table:table-cell table:formula="of:=ABS(([.D12] - [.B12]) / [.D12])" office:value-type="float" office:value="0">
            <text:p>0</text:p>
          </table:table-cell>
          <table:table-cell table:formula="of:=ABS(([.D12] - [.C12]) / [.D12])" office:value-type="float" office:value="0.00308899999999994">
            <text:p>0,003089</text:p>
          </table:table-cell>
          <table:table-cell/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7.0982">
            <text:p>-397,0982</text:p>
          </table:table-cell>
          <table:table-cell table:style-name="ce3" office:value-type="float" office:value="-400">
            <text:p>-400</text:p>
          </table:table-cell>
          <table:table-cell table:formula="of:=ABS(([.K12] - [.I12]) /[.K12])" office:value-type="float" office:value="0">
            <text:p>0</text:p>
          </table:table-cell>
          <table:table-cell table:formula="of:=ABS(([.K12] - [.J12]) /[.K12])" office:value-type="float" office:value="0.00725449999999995">
            <text:p>0,0072545</text:p>
          </table:table-cell>
          <table:table-cell/>
          <table:table-cell office:value-type="float" office:value="11">
            <text:p>11</text:p>
          </table:table-cell>
          <table:table-cell office:value-type="float" office:value="-400">
            <text:p>-400</text:p>
          </table:table-cell>
          <table:table-cell office:value-type="float" office:value="-392.9514">
            <text:p>-392,9514</text:p>
          </table:table-cell>
          <table:table-cell table:style-name="ce3" office:value-type="float" office:value="-400">
            <text:p>-400</text:p>
          </table:table-cell>
          <table:table-cell table:formula="of:=ABS(([.R12] - [.P12]) /[.R12])" office:value-type="float" office:value="0">
            <text:p>0</text:p>
          </table:table-cell>
          <table:table-cell table:formula="of:=ABS(([.R12] - [.Q12]) /[.R12])" office:value-type="float" office:value="0.0176215000000001">
            <text:p>0,0176215</text:p>
          </table:table-cell>
          <table:table-cell table:number-columns-repeated="2"/>
          <table:table-cell table:style-name="ce3" office:value-type="float" office:value="-400">
            <text:p>-4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400">
            <text:p>-400</text:p>
          </table:table-cell>
          <table:table-cell office:value-type="float" office:value="0.00308899999999994">
            <text:p>0,003089</text:p>
          </table:table-cell>
          <table:table-cell office:value-type="float" office:value="0.00725449999999995">
            <text:p>0,0072545</text:p>
          </table:table-cell>
          <table:table-cell office:value-type="float" office:value="0.0176215000000001">
            <text:p>0,0176215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-300">
            <text:p>-300</text:p>
          </table:table-cell>
          <table:table-cell table:style-name="ce3" office:value-type="float" office:value="-300">
            <text:p>-300</text:p>
          </table:table-cell>
          <table:table-cell table:formula="of:=ABS(([.D13] - [.B13]) / [.D13])" office:value-type="float" office:value="0">
            <text:p>0</text:p>
          </table:table-cell>
          <table:table-cell table:formula="of:=ABS(([.D13] - [.C13]) / [.D13])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8.8926">
            <text:p>-298,8926</text:p>
          </table:table-cell>
          <table:table-cell table:style-name="ce3" office:value-type="float" office:value="-300">
            <text:p>-300</text:p>
          </table:table-cell>
          <table:table-cell table:formula="of:=ABS(([.K13] - [.I13]) /[.K13])" office:value-type="float" office:value="0">
            <text:p>0</text:p>
          </table:table-cell>
          <table:table-cell table:formula="of:=ABS(([.K13] - [.J13]) /[.K13])" office:value-type="float" office:value="0.00369133333333328">
            <text:p>0,0036913333</text:p>
          </table:table-cell>
          <table:table-cell/>
          <table:table-cell office:value-type="float" office:value="12">
            <text:p>12</text:p>
          </table:table-cell>
          <table:table-cell office:value-type="float" office:value="-300">
            <text:p>-300</text:p>
          </table:table-cell>
          <table:table-cell office:value-type="float" office:value="-298.9142">
            <text:p>-298,9142</text:p>
          </table:table-cell>
          <table:table-cell table:style-name="ce3" office:value-type="float" office:value="-300">
            <text:p>-300</text:p>
          </table:table-cell>
          <table:table-cell table:formula="of:=ABS(([.R13] - [.P13]) /[.R13])" office:value-type="float" office:value="0">
            <text:p>0</text:p>
          </table:table-cell>
          <table:table-cell table:formula="of:=ABS(([.R13] - [.Q13]) /[.R13])" office:value-type="float" office:value="0.00361933333333335">
            <text:p>0,0036193333</text:p>
          </table:table-cell>
          <table:table-cell table:number-columns-repeated="2"/>
          <table:table-cell table:style-name="ce3" office:value-type="float" office:value="-300">
            <text:p>-3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0.00369133333333328">
            <text:p>0,0036913333</text:p>
          </table:table-cell>
          <table:table-cell office:value-type="float" office:value="0.00361933333333335">
            <text:p>0,0036193333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00">
            <text:p>-200</text:p>
          </table:table-cell>
          <table:table-cell office:value-type="float" office:value="-196.4788">
            <text:p>-196,4788</text:p>
          </table:table-cell>
          <table:table-cell table:style-name="ce3" office:value-type="float" office:value="-200">
            <text:p>-200</text:p>
          </table:table-cell>
          <table:table-cell table:formula="of:=ABS(([.D14] - [.B14]) / [.D14])" office:value-type="float" office:value="0">
            <text:p>0</text:p>
          </table:table-cell>
          <table:table-cell table:formula="of:=ABS(([.D14] - [.C14]) / [.D14])" office:value-type="float" office:value="0.017606">
            <text:p>0,017606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-200">
            <text:p>-200</text:p>
          </table:table-cell>
          <table:table-cell table:style-name="ce3" office:value-type="float" office:value="-200">
            <text:p>-200</text:p>
          </table:table-cell>
          <table:table-cell table:formula="of:=ABS(([.K14] - [.I14]) /[.K14])" office:value-type="float" office:value="0">
            <text:p>0</text:p>
          </table:table-cell>
          <table:table-cell table:formula="of:=ABS(([.K14] - [.J14]) /[.K14])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-200">
            <text:p>-200</text:p>
          </table:table-cell>
          <table:table-cell office:value-type="float" office:value="-196.6559">
            <text:p>-196,6559</text:p>
          </table:table-cell>
          <table:table-cell table:style-name="ce3" office:value-type="float" office:value="-200">
            <text:p>-200</text:p>
          </table:table-cell>
          <table:table-cell table:formula="of:=ABS(([.R14] - [.P14]) /[.R14])" office:value-type="float" office:value="0">
            <text:p>0</text:p>
          </table:table-cell>
          <table:table-cell table:formula="of:=ABS(([.R14] - [.Q14]) /[.R14])" office:value-type="float" office:value="0.0167205">
            <text:p>0,0167205</text:p>
          </table:table-cell>
          <table:table-cell table:number-columns-repeated="2"/>
          <table:table-cell table:style-name="ce3" office:value-type="float" office:value="-200">
            <text:p>-2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-200">
            <text:p>-200</text:p>
          </table:table-cell>
          <table:table-cell office:value-type="float" office:value="0.017606">
            <text:p>0,017606</text:p>
          </table:table-cell>
          <table:table-cell office:value-type="float" office:value="0">
            <text:p>0</text:p>
          </table:table-cell>
          <table:table-cell office:value-type="float" office:value="0.0167205">
            <text:p>0,0167205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99.68783">
            <text:p>-99,68783</text:p>
          </table:table-cell>
          <table:table-cell office:value-type="float" office:value="-59.89997">
            <text:p>-59,89997</text:p>
          </table:table-cell>
          <table:table-cell table:style-name="ce3" office:value-type="float" office:value="-100">
            <text:p>-100</text:p>
          </table:table-cell>
          <table:table-cell table:formula="of:=ABS(([.D15] - [.B15]) / [.D15])" office:value-type="float" office:value="0.00312169999999995">
            <text:p>0,0031217</text:p>
          </table:table-cell>
          <table:table-cell table:formula="of:=ABS(([.D15] - [.C15]) / [.D15])" office:value-type="float" office:value="0.4010003">
            <text:p>0,4010003</text:p>
          </table:table-cell>
          <table:table-cell/>
          <table:table-cell office:value-type="float" office:value="14">
            <text:p>14</text:p>
          </table:table-cell>
          <table:table-cell office:value-type="float" office:value="-99.68783">
            <text:p>-99,68783</text:p>
          </table:table-cell>
          <table:table-cell office:value-type="float" office:value="-70.75123">
            <text:p>-70,75123</text:p>
          </table:table-cell>
          <table:table-cell table:style-name="ce3" office:value-type="float" office:value="-100">
            <text:p>-100</text:p>
          </table:table-cell>
          <table:table-cell table:formula="of:=ABS(([.K15] - [.I15]) /[.K15])" office:value-type="float" office:value="0.00312169999999995">
            <text:p>0,0031217</text:p>
          </table:table-cell>
          <table:table-cell table:formula="of:=ABS(([.K15] - [.J15]) /[.K15])" office:value-type="float" office:value="0.2924877">
            <text:p>0,2924877</text:p>
          </table:table-cell>
          <table:table-cell/>
          <table:table-cell office:value-type="float" office:value="14">
            <text:p>14</text:p>
          </table:table-cell>
          <table:table-cell office:value-type="float" office:value="-100">
            <text:p>-100</text:p>
          </table:table-cell>
          <table:table-cell office:value-type="float" office:value="-63.93472">
            <text:p>-63,93472</text:p>
          </table:table-cell>
          <table:table-cell table:style-name="ce3" office:value-type="float" office:value="-100">
            <text:p>-100</text:p>
          </table:table-cell>
          <table:table-cell table:formula="of:=ABS(([.R15] - [.P15]) /[.R15])" office:value-type="float" office:value="0">
            <text:p>0</text:p>
          </table:table-cell>
          <table:table-cell table:formula="of:=ABS(([.R15] - [.Q15]) /[.R15])" office:value-type="float" office:value="0.3606528">
            <text:p>0,3606528</text:p>
          </table:table-cell>
          <table:table-cell table:number-columns-repeated="2"/>
          <table:table-cell table:style-name="ce3" office:value-type="float" office:value="-100">
            <text:p>-100</text:p>
          </table:table-cell>
          <table:table-cell table:number-columns-repeated="2" office:value-type="float" office:value="0.00312169999999995">
            <text:p>0,0031217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-100">
            <text:p>-100</text:p>
          </table:table-cell>
          <table:table-cell office:value-type="float" office:value="0.4010003">
            <text:p>0,4010003</text:p>
          </table:table-cell>
          <table:table-cell office:value-type="float" office:value="0.2924877">
            <text:p>0,2924877</text:p>
          </table:table-cell>
          <table:table-cell office:value-type="float" office:value="0.3606528">
            <text:p>0,3606528</text:p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0.3122">
            <text:p>100,3122</text:p>
          </table:table-cell>
          <table:table-cell office:value-type="float" office:value="146.4051">
            <text:p>146,4051</text:p>
          </table:table-cell>
          <table:table-cell table:style-name="ce3" office:value-type="float" office:value="100">
            <text:p>100</text:p>
          </table:table-cell>
          <table:table-cell table:formula="of:=ABS(([.D16] - [.B16]) / [.D16])" office:value-type="float" office:value="0.00312200000000004">
            <text:p>0,003122</text:p>
          </table:table-cell>
          <table:table-cell table:formula="of:=ABS(([.D16] - [.C16]) / [.D16])" office:value-type="float" office:value="0.464051">
            <text:p>0,464051</text:p>
          </table:table-cell>
          <table:table-cell/>
          <table:table-cell office:value-type="float" office:value="15">
            <text:p>15</text:p>
          </table:table-cell>
          <table:table-cell office:value-type="float" office:value="100.3122">
            <text:p>100,3122</text:p>
          </table:table-cell>
          <table:table-cell office:value-type="float" office:value="118.7363">
            <text:p>118,7363</text:p>
          </table:table-cell>
          <table:table-cell table:style-name="ce3" office:value-type="float" office:value="100">
            <text:p>100</text:p>
          </table:table-cell>
          <table:table-cell table:formula="of:=ABS(([.K16] - [.I16]) /[.K16])" office:value-type="float" office:value="0.00312200000000004">
            <text:p>0,003122</text:p>
          </table:table-cell>
          <table:table-cell table:formula="of:=ABS(([.K16] - [.J16]) /[.K16])" office:value-type="float" office:value="0.187363">
            <text:p>0,187363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12.9297">
            <text:p>112,9297</text:p>
          </table:table-cell>
          <table:table-cell table:style-name="ce3" office:value-type="float" office:value="100">
            <text:p>100</text:p>
          </table:table-cell>
          <table:table-cell table:formula="of:=ABS(([.R16] - [.P16]) /[.R16])" office:value-type="float" office:value="0">
            <text:p>0</text:p>
          </table:table-cell>
          <table:table-cell table:formula="of:=ABS(([.R16] - [.Q16]) /[.R16])" office:value-type="float" office:value="0.129297">
            <text:p>0,129297</text:p>
          </table:table-cell>
          <table:table-cell table:number-columns-repeated="2"/>
          <table:table-cell table:style-name="ce3" office:value-type="float" office:value="100">
            <text:p>100</text:p>
          </table:table-cell>
          <table:table-cell table:number-columns-repeated="2" office:value-type="float" office:value="0.00312200000000004">
            <text:p>0,003122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100">
            <text:p>100</text:p>
          </table:table-cell>
          <table:table-cell office:value-type="float" office:value="0.464051">
            <text:p>0,464051</text:p>
          </table:table-cell>
          <table:table-cell office:value-type="float" office:value="0.187363">
            <text:p>0,187363</text:p>
          </table:table-cell>
          <table:table-cell office:value-type="float" office:value="0.129297">
            <text:p>0,129297</text:p>
          </table:table-cell>
          <table:table-cell table:number-columns-repeated="99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.0001">
            <text:p>200,0001</text:p>
          </table:table-cell>
          <table:table-cell office:value-type="float" office:value="207.1146">
            <text:p>207,1146</text:p>
          </table:table-cell>
          <table:table-cell table:style-name="ce3" office:value-type="float" office:value="200">
            <text:p>200</text:p>
          </table:table-cell>
          <table:table-cell table:formula="of:=ABS(([.D17] - [.B17]) / [.D17])" office:value-type="float" office:value="0.000000500000000016598">
            <text:p>0,0000005</text:p>
          </table:table-cell>
          <table:table-cell table:formula="of:=ABS(([.D17] - [.C17]) / [.D17])" office:value-type="float" office:value="0.035573">
            <text:p>0,035573</text:p>
          </table:table-cell>
          <table:table-cell/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207.0848">
            <text:p>207,0848</text:p>
          </table:table-cell>
          <table:table-cell table:style-name="ce3" office:value-type="float" office:value="200">
            <text:p>200</text:p>
          </table:table-cell>
          <table:table-cell table:formula="of:=ABS(([.K17] - [.I17]) /[.K17])" office:value-type="float" office:value="0">
            <text:p>0</text:p>
          </table:table-cell>
          <table:table-cell table:formula="of:=ABS(([.K17] - [.J17]) /[.K17])" office:value-type="float" office:value="0.035424">
            <text:p>0,035424</text:p>
          </table:table-cell>
          <table:table-cell/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207.4706">
            <text:p>207,4706</text:p>
          </table:table-cell>
          <table:table-cell table:style-name="ce3" office:value-type="float" office:value="200">
            <text:p>200</text:p>
          </table:table-cell>
          <table:table-cell table:formula="of:=ABS(([.R17] - [.P17]) /[.R17])" office:value-type="float" office:value="0">
            <text:p>0</text:p>
          </table:table-cell>
          <table:table-cell table:formula="of:=ABS(([.R17] - [.Q17]) /[.R17])" office:value-type="float" office:value="0.0373529999999999">
            <text:p>0,037353</text:p>
          </table:table-cell>
          <table:table-cell table:number-columns-repeated="2"/>
          <table:table-cell table:style-name="ce3" office:value-type="float" office:value="200">
            <text:p>200</text:p>
          </table:table-cell>
          <table:table-cell office:value-type="float" office:value="0.000000500000000016598">
            <text:p>0,000000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float" office:value="200">
            <text:p>200</text:p>
          </table:table-cell>
          <table:table-cell office:value-type="float" office:value="0.035573">
            <text:p>0,035573</text:p>
          </table:table-cell>
          <table:table-cell office:value-type="float" office:value="0.035424">
            <text:p>0,035424</text:p>
          </table:table-cell>
          <table:table-cell office:value-type="float" office:value="0.0373529999999999">
            <text:p>0,037353</text:p>
          </table:table-cell>
          <table:table-cell table:number-columns-repeated="99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3.7807">
            <text:p>303,7807</text:p>
          </table:table-cell>
          <table:table-cell table:style-name="ce3" office:value-type="float" office:value="300">
            <text:p>300</text:p>
          </table:table-cell>
          <table:table-cell table:formula="of:=ABS(([.D18] - [.B18]) / [.D18])" office:value-type="float" office:value="0.00673200000000008">
            <text:p>0,006732</text:p>
          </table:table-cell>
          <table:table-cell table:formula="of:=ABS(([.D18] - [.C18]) / [.D18])" office:value-type="float" office:value="0.0126023333333334">
            <text:p>0,0126023333</text:p>
          </table:table-cell>
          <table:table-cell/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4.5201">
            <text:p>304,5201</text:p>
          </table:table-cell>
          <table:table-cell table:style-name="ce3" office:value-type="float" office:value="300">
            <text:p>300</text:p>
          </table:table-cell>
          <table:table-cell table:formula="of:=ABS(([.K18] - [.I18]) /[.K18])" office:value-type="float" office:value="0">
            <text:p>0</text:p>
          </table:table-cell>
          <table:table-cell table:formula="of:=ABS(([.K18] - [.J18]) /[.K18])" office:value-type="float" office:value="0.015067">
            <text:p>0,015067</text:p>
          </table:table-cell>
          <table:table-cell/>
          <table:table-cell office:value-type="float" office:value="17">
            <text:p>17</text:p>
          </table:table-cell>
          <table:table-cell office:value-type="float" office:value="302.0196">
            <text:p>302,0196</text:p>
          </table:table-cell>
          <table:table-cell office:value-type="float" office:value="304.4148">
            <text:p>304,4148</text:p>
          </table:table-cell>
          <table:table-cell table:style-name="ce3" office:value-type="float" office:value="300">
            <text:p>300</text:p>
          </table:table-cell>
          <table:table-cell table:formula="of:=ABS(([.R18] - [.P18]) /[.R18])" office:value-type="float" office:value="0.00673200000000008">
            <text:p>0,006732</text:p>
          </table:table-cell>
          <table:table-cell table:formula="of:=ABS(([.R18] - [.Q18]) /[.R18])" office:value-type="float" office:value="0.014716">
            <text:p>0,014716</text:p>
          </table:table-cell>
          <table:table-cell table:number-columns-repeated="2"/>
          <table:table-cell table:style-name="ce3" office:value-type="float" office:value="300">
            <text:p>300</text:p>
          </table:table-cell>
          <table:table-cell office:value-type="float" office:value="0.00673200000000008">
            <text:p>0,006732</text:p>
          </table:table-cell>
          <table:table-cell office:value-type="float" office:value="0">
            <text:p>0</text:p>
          </table:table-cell>
          <table:table-cell office:value-type="float" office:value="0.00673200000000008">
            <text:p>0,006732</text:p>
          </table:table-cell>
          <table:table-cell/>
          <table:table-cell table:style-name="ce3" office:value-type="float" office:value="300">
            <text:p>300</text:p>
          </table:table-cell>
          <table:table-cell office:value-type="float" office:value="0.0126023333333334">
            <text:p>0,0126023333</text:p>
          </table:table-cell>
          <table:table-cell office:value-type="float" office:value="0.015067">
            <text:p>0,015067</text:p>
          </table:table-cell>
          <table:table-cell office:value-type="float" office:value="0.014716">
            <text:p>0,014716</text:p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2.0021">
            <text:p>402,0021</text:p>
          </table:table-cell>
          <table:table-cell office:value-type="float" office:value="404.5338">
            <text:p>404,5338</text:p>
          </table:table-cell>
          <table:table-cell table:style-name="ce3" office:value-type="float" office:value="400">
            <text:p>400</text:p>
          </table:table-cell>
          <table:table-cell table:formula="of:=ABS(([.D19] - [.B19]) / [.D19])" office:value-type="float" office:value="0.00500524999999996">
            <text:p>0,00500525</text:p>
          </table:table-cell>
          <table:table-cell table:formula="of:=ABS(([.D19] - [.C19]) / [.D19])" office:value-type="float" office:value="0.0113345">
            <text:p>0,0113345</text:p>
          </table:table-cell>
          <table:table-cell/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04.8775">
            <text:p>404,8775</text:p>
          </table:table-cell>
          <table:table-cell table:style-name="ce3" office:value-type="float" office:value="400">
            <text:p>400</text:p>
          </table:table-cell>
          <table:table-cell table:formula="of:=ABS(([.K19] - [.I19]) /[.K19])" office:value-type="float" office:value="0">
            <text:p>0</text:p>
          </table:table-cell>
          <table:table-cell table:formula="of:=ABS(([.K19] - [.J19]) /[.K19])" office:value-type="float" office:value="0.01219375">
            <text:p>0,01219375</text:p>
          </table:table-cell>
          <table:table-cell/>
          <table:table-cell office:value-type="float" office:value="18">
            <text:p>18</text:p>
          </table:table-cell>
          <table:table-cell office:value-type="float" office:value="402.0021">
            <text:p>402,0021</text:p>
          </table:table-cell>
          <table:table-cell office:value-type="float" office:value="404.437">
            <text:p>404,437</text:p>
          </table:table-cell>
          <table:table-cell table:style-name="ce3" office:value-type="float" office:value="400">
            <text:p>400</text:p>
          </table:table-cell>
          <table:table-cell table:formula="of:=ABS(([.R19] - [.P19]) /[.R19])" office:value-type="float" office:value="0.00500524999999996">
            <text:p>0,00500525</text:p>
          </table:table-cell>
          <table:table-cell table:formula="of:=ABS(([.R19] - [.Q19]) /[.R19])" office:value-type="float" office:value="0.0110925">
            <text:p>0,0110925</text:p>
          </table:table-cell>
          <table:table-cell table:number-columns-repeated="2"/>
          <table:table-cell table:style-name="ce3" office:value-type="float" office:value="400">
            <text:p>400</text:p>
          </table:table-cell>
          <table:table-cell office:value-type="float" office:value="0.00500524999999996">
            <text:p>0,00500525</text:p>
          </table:table-cell>
          <table:table-cell office:value-type="float" office:value="0">
            <text:p>0</text:p>
          </table:table-cell>
          <table:table-cell office:value-type="float" office:value="0.00500524999999996">
            <text:p>0,00500525</text:p>
          </table:table-cell>
          <table:table-cell/>
          <table:table-cell table:style-name="ce3" office:value-type="float" office:value="400">
            <text:p>400</text:p>
          </table:table-cell>
          <table:table-cell office:value-type="float" office:value="0.0113345">
            <text:p>0,0113345</text:p>
          </table:table-cell>
          <table:table-cell office:value-type="float" office:value="0.01219375">
            <text:p>0,01219375</text:p>
          </table:table-cell>
          <table:table-cell office:value-type="float" office:value="0.0110925">
            <text:p>0,0110925</text:p>
          </table:table-cell>
          <table:table-cell table:number-columns-repeated="993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500">
            <text:p>500</text:p>
          </table:table-cell>
          <table:table-cell table:style-name="ce3" office:value-type="float" office:value="500">
            <text:p>500</text:p>
          </table:table-cell>
          <table:table-cell table:formula="of:=ABS(([.D20] - [.B20]) / [.D20])" office:value-type="float" office:value="0">
            <text:p>0</text:p>
          </table:table-cell>
          <table:table-cell table:formula="of:=ABS(([.D20] - [.C20]) / [.D20])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0629">
            <text:p>500,0629</text:p>
          </table:table-cell>
          <table:table-cell table:style-name="ce3" office:value-type="float" office:value="500">
            <text:p>500</text:p>
          </table:table-cell>
          <table:table-cell table:formula="of:=ABS(([.K20] - [.I20]) /[.K20])" office:value-type="float" office:value="0">
            <text:p>0</text:p>
          </table:table-cell>
          <table:table-cell table:formula="of:=ABS(([.K20] - [.J20]) /[.K20])" office:value-type="float" office:value="0.000125800000000027">
            <text:p>0,0001258</text:p>
          </table:table-cell>
          <table:table-cell/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500.0197">
            <text:p>500,0197</text:p>
          </table:table-cell>
          <table:table-cell table:style-name="ce3" office:value-type="float" office:value="500">
            <text:p>500</text:p>
          </table:table-cell>
          <table:table-cell table:formula="of:=ABS(([.R20] - [.P20]) /[.R20])" office:value-type="float" office:value="0">
            <text:p>0</text:p>
          </table:table-cell>
          <table:table-cell table:formula="of:=ABS(([.R20] - [.Q20]) /[.R20])" office:value-type="float" office:value="0.0000394000000000005">
            <text:p>0,0000394</text:p>
          </table:table-cell>
          <table:table-cell table:number-columns-repeated="2"/>
          <table:table-cell table:style-name="ce3"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0125800000000027">
            <text:p>0,0001258</text:p>
          </table:table-cell>
          <table:table-cell office:value-type="float" office:value="0.0000394000000000005">
            <text:p>0,0000394</text:p>
          </table:table-cell>
          <table:table-cell table:number-columns-repeated="99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600.0195">
            <text:p>600,0195</text:p>
          </table:table-cell>
          <table:table-cell table:style-name="ce3" office:value-type="float" office:value="600">
            <text:p>600</text:p>
          </table:table-cell>
          <table:table-cell table:formula="of:=ABS(([.D21] - [.B21]) / [.D21])" office:value-type="float" office:value="0">
            <text:p>0</text:p>
          </table:table-cell>
          <table:table-cell table:formula="of:=ABS(([.D21] - [.C21]) / [.D21])" office:value-type="float" office:value="0.0000324999999999894">
            <text:p>0,0000325</text:p>
          </table:table-cell>
          <table:table-cell/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600.0195">
            <text:p>600,0195</text:p>
          </table:table-cell>
          <table:table-cell table:style-name="ce3" office:value-type="float" office:value="600">
            <text:p>600</text:p>
          </table:table-cell>
          <table:table-cell table:formula="of:=ABS(([.K21] - [.I21]) /[.K21])" office:value-type="float" office:value="0">
            <text:p>0</text:p>
          </table:table-cell>
          <table:table-cell table:formula="of:=ABS(([.K21] - [.J21]) /[.K21])" office:value-type="float" office:value="0.0000324999999999894">
            <text:p>0,0000325</text:p>
          </table:table-cell>
          <table:table-cell/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600.0194">
            <text:p>600,0194</text:p>
          </table:table-cell>
          <table:table-cell table:style-name="ce3" office:value-type="float" office:value="600">
            <text:p>600</text:p>
          </table:table-cell>
          <table:table-cell table:formula="of:=ABS(([.R21] - [.P21]) /[.R21])" office:value-type="float" office:value="0">
            <text:p>0</text:p>
          </table:table-cell>
          <table:table-cell table:formula="of:=ABS(([.R21] - [.Q21]) /[.R21])" office:value-type="float" office:value="0.0000323333333333646">
            <text:p>3,23333333333646E-005</text:p>
          </table:table-cell>
          <table:table-cell table:number-columns-repeated="2"/>
          <table:table-cell table:style-name="ce3" office:value-type="float" office:value="600">
            <text:p>6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600">
            <text:p>600</text:p>
          </table:table-cell>
          <table:table-cell table:number-columns-repeated="2" office:value-type="float" office:value="0.0000324999999999894">
            <text:p>0,0000325</text:p>
          </table:table-cell>
          <table:table-cell office:value-type="float" office:value="0.0000323333333333646">
            <text:p>3,23333333333646E-005</text:p>
          </table:table-cell>
          <table:table-cell table:number-columns-repeated="99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903.0204">
            <text:p>903,0204</text:p>
          </table:table-cell>
          <table:table-cell table:style-name="ce3" office:value-type="float" office:value="700">
            <text:p>700</text:p>
          </table:table-cell>
          <table:table-cell table:formula="of:=ABS(([.D22] - [.B22]) / [.D22])" office:value-type="float" office:value="0">
            <text:p>0</text:p>
          </table:table-cell>
          <table:table-cell table:formula="of:=ABS(([.D22] - [.C22]) / [.D22])" office:value-type="float" office:value="0.290029142857143">
            <text:p>0,2900291429</text:p>
          </table:table-cell>
          <table:table-cell/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703.5236">
            <text:p>703,5236</text:p>
          </table:table-cell>
          <table:table-cell table:style-name="ce3" office:value-type="float" office:value="700">
            <text:p>700</text:p>
          </table:table-cell>
          <table:table-cell table:formula="of:=ABS(([.K22] - [.I22]) /[.K22])" office:value-type="float" office:value="0">
            <text:p>0</text:p>
          </table:table-cell>
          <table:table-cell table:formula="of:=ABS(([.K22] - [.J22]) /[.K22])" office:value-type="float" office:value="0.00503371428571427">
            <text:p>0,0050337143</text:p>
          </table:table-cell>
          <table:table-cell/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700.0023">
            <text:p>700,0023</text:p>
          </table:table-cell>
          <table:table-cell table:style-name="ce3" office:value-type="float" office:value="700">
            <text:p>700</text:p>
          </table:table-cell>
          <table:table-cell table:formula="of:=ABS(([.R22] - [.P22]) /[.R22])" office:value-type="float" office:value="0">
            <text:p>0</text:p>
          </table:table-cell>
          <table:table-cell table:formula="of:=ABS(([.R22] - [.Q22]) /[.R22])" office:value-type="float" office:value="0.00000328571428570155">
            <text:p>3,28571428570155E-006</text:p>
          </table:table-cell>
          <table:table-cell table:number-columns-repeated="2"/>
          <table:table-cell table:style-name="ce3" office:value-type="float" office:value="700">
            <text:p>7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700">
            <text:p>700</text:p>
          </table:table-cell>
          <table:table-cell office:value-type="float" office:value="0.290029142857143">
            <text:p>0,2900291429</text:p>
          </table:table-cell>
          <table:table-cell office:value-type="float" office:value="0.00503371428571427">
            <text:p>0,0050337143</text:p>
          </table:table-cell>
          <table:table-cell office:value-type="float" office:value="0.00000328571428570155">
            <text:p>3,28571428570155E-006</text:p>
          </table:table-cell>
          <table:table-cell table:number-columns-repeated="99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00">
            <text:p>800</text:p>
          </table:table-cell>
          <table:table-cell office:value-type="float" office:value="841.8824">
            <text:p>841,8824</text:p>
          </table:table-cell>
          <table:table-cell table:style-name="ce3" office:value-type="float" office:value="800">
            <text:p>800</text:p>
          </table:table-cell>
          <table:table-cell table:formula="of:=ABS(([.D23] - [.B23]) / [.D23])" office:value-type="float" office:value="0">
            <text:p>0</text:p>
          </table:table-cell>
          <table:table-cell table:formula="of:=ABS(([.D23] - [.C23]) / [.D23])" office:value-type="float" office:value="0.052353">
            <text:p>0,052353</text:p>
          </table:table-cell>
          <table:table-cell/>
          <table:table-cell office:value-type="float" office:value="22">
            <text:p>22</text:p>
          </table:table-cell>
          <table:table-cell office:value-type="float" office:value="800">
            <text:p>800</text:p>
          </table:table-cell>
          <table:table-cell office:value-type="float" office:value="856.9928">
            <text:p>856,9928</text:p>
          </table:table-cell>
          <table:table-cell table:style-name="ce3" office:value-type="float" office:value="800">
            <text:p>800</text:p>
          </table:table-cell>
          <table:table-cell table:formula="of:=ABS(([.K23] - [.I23]) /[.K23])" office:value-type="float" office:value="0">
            <text:p>0</text:p>
          </table:table-cell>
          <table:table-cell table:formula="of:=ABS(([.K23] - [.J23]) /[.K23])" office:value-type="float" office:value="0.071241">
            <text:p>0,071241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800">
            <text:p>800</text:p>
          </table:table-cell>
          <table:table-cell table:style-name="ce3" office:value-type="float" office:value="800">
            <text:p>800</text:p>
          </table:table-cell>
          <table:table-cell table:formula="of:=ABS(([.R23] - [.P23]) /[.R23])" office:value-type="float" office:value="0">
            <text:p>0</text:p>
          </table:table-cell>
          <table:table-cell table:formula="of:=ABS(([.R23] - [.Q23]) /[.R23])" office:value-type="float" office:value="0">
            <text:p>0</text:p>
          </table:table-cell>
          <table:table-cell table:number-columns-repeated="2"/>
          <table:table-cell table:style-name="ce3" office:value-type="float" office:value="800">
            <text:p>8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800">
            <text:p>800</text:p>
          </table:table-cell>
          <table:table-cell office:value-type="float" office:value="0.052353">
            <text:p>0,052353</text:p>
          </table:table-cell>
          <table:table-cell office:value-type="float" office:value="0.071241">
            <text:p>0,071241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16.6188">
            <text:p>916,6188</text:p>
          </table:table-cell>
          <table:table-cell table:style-name="ce3" office:value-type="float" office:value="900">
            <text:p>900</text:p>
          </table:table-cell>
          <table:table-cell table:formula="of:=ABS(([.D24] - [.B24]) / [.D24])" office:value-type="float" office:value="0">
            <text:p>0</text:p>
          </table:table-cell>
          <table:table-cell table:formula="of:=ABS(([.D24] - [.C24]) / [.D24])" office:value-type="float" office:value="0.0184653333333333">
            <text:p>0,0184653333</text:p>
          </table:table-cell>
          <table:table-cell/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16.1321">
            <text:p>916,1321</text:p>
          </table:table-cell>
          <table:table-cell table:style-name="ce3" office:value-type="float" office:value="900">
            <text:p>900</text:p>
          </table:table-cell>
          <table:table-cell table:formula="of:=ABS(([.K24] - [.I24]) /[.K24])" office:value-type="float" office:value="0">
            <text:p>0</text:p>
          </table:table-cell>
          <table:table-cell table:formula="of:=ABS(([.K24] - [.J24]) /[.K24])" office:value-type="float" office:value="0.0179245555555556">
            <text:p>0,0179245556</text:p>
          </table:table-cell>
          <table:table-cell/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900.5693">
            <text:p>900,5693</text:p>
          </table:table-cell>
          <table:table-cell table:style-name="ce3" office:value-type="float" office:value="900">
            <text:p>900</text:p>
          </table:table-cell>
          <table:table-cell table:formula="of:=ABS(([.R24] - [.P24]) /[.R24])" office:value-type="float" office:value="0">
            <text:p>0</text:p>
          </table:table-cell>
          <table:table-cell table:formula="of:=ABS(([.R24] - [.Q24]) /[.R24])" office:value-type="float" office:value="0.000632555555555554">
            <text:p>0,0006325556</text:p>
          </table:table-cell>
          <table:table-cell table:number-columns-repeated="2"/>
          <table:table-cell table:style-name="ce3" office:value-type="float" office:value="900">
            <text:p>9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900">
            <text:p>900</text:p>
          </table:table-cell>
          <table:table-cell office:value-type="float" office:value="0.0184653333333333">
            <text:p>0,0184653333</text:p>
          </table:table-cell>
          <table:table-cell office:value-type="float" office:value="0.0179245555555556">
            <text:p>0,0179245556</text:p>
          </table:table-cell>
          <table:table-cell office:value-type="float" office:value="0.000632555555555554">
            <text:p>0,0006325556</text:p>
          </table:table-cell>
          <table:table-cell table:number-columns-repeated="993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000">
            <text:p>1000</text:p>
          </table:table-cell>
          <table:table-cell table:style-name="ce3" office:value-type="float" office:value="1000">
            <text:p>1000</text:p>
          </table:table-cell>
          <table:table-cell table:formula="of:=ABS(([.D25] - [.B25]) / [.D25])" office:value-type="float" office:value="0">
            <text:p>0</text:p>
          </table:table-cell>
          <table:table-cell table:formula="of:=ABS(([.D25] - [.C25]) / [.D25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000">
            <text:p>1000</text:p>
          </table:table-cell>
          <table:table-cell office:value-type="float" office:value="1000.009">
            <text:p>1000,009</text:p>
          </table:table-cell>
          <table:table-cell table:style-name="ce3" office:value-type="float" office:value="1000">
            <text:p>1000</text:p>
          </table:table-cell>
          <table:table-cell table:formula="of:=ABS(([.K25] - [.I25]) /[.K25])" office:value-type="float" office:value="0">
            <text:p>0</text:p>
          </table:table-cell>
          <table:table-cell table:formula="of:=ABS(([.K25] - [.J25]) /[.K25])" office:value-type="float" office:value="0.00000900000000001455">
            <text:p>0,000009</text:p>
          </table:table-cell>
          <table:table-cell/>
          <table:table-cell office:value-type="float" office:value="24">
            <text:p>24</text:p>
          </table:table-cell>
          <table:table-cell office:value-type="float" office:value="1003.147">
            <text:p>1003,147</text:p>
          </table:table-cell>
          <table:table-cell office:value-type="float" office:value="1007.098">
            <text:p>1007,098</text:p>
          </table:table-cell>
          <table:table-cell table:style-name="ce3" office:value-type="float" office:value="1000">
            <text:p>1000</text:p>
          </table:table-cell>
          <table:table-cell table:formula="of:=ABS(([.R25] - [.P25]) /[.R25])" office:value-type="float" office:value="0.00314700000000005">
            <text:p>0,003147</text:p>
          </table:table-cell>
          <table:table-cell table:formula="of:=ABS(([.R25] - [.Q25]) /[.R25])" office:value-type="float" office:value="0.00709799999999996">
            <text:p>0,007098</text:p>
          </table:table-cell>
          <table:table-cell table:number-columns-repeated="2"/>
          <table:table-cell table:style-name="ce3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14700000000005">
            <text:p>0,003147</text:p>
          </table:table-cell>
          <table:table-cell/>
          <table:table-cell table:style-name="ce3"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000900000000001455">
            <text:p>0,000009</text:p>
          </table:table-cell>
          <table:table-cell office:value-type="float" office:value="0.00709799999999996">
            <text:p>0,007098</text:p>
          </table:table-cell>
          <table:table-cell table:number-columns-repeated="99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204.077">
            <text:p>1204,077</text:p>
          </table:table-cell>
          <table:table-cell table:style-name="ce3" office:value-type="float" office:value="1100">
            <text:p>1100</text:p>
          </table:table-cell>
          <table:table-cell table:formula="of:=ABS(([.D26] - [.B26]) / [.D26])" office:value-type="float" office:value="0">
            <text:p>0</text:p>
          </table:table-cell>
          <table:table-cell table:formula="of:=ABS(([.D26] - [.C26]) / [.D26])" office:value-type="float" office:value="0.0946154545454546">
            <text:p>0,0946154545</text:p>
          </table:table-cell>
          <table:table-cell/>
          <table:table-cell office:value-type="float" office:value="25">
            <text:p>25</text:p>
          </table:table-cell>
          <table:table-cell office:value-type="float" office:value="1200">
            <text:p>1200</text:p>
          </table:table-cell>
          <table:table-cell office:value-type="float" office:value="1199.718">
            <text:p>1199,718</text:p>
          </table:table-cell>
          <table:table-cell table:style-name="ce3" office:value-type="float" office:value="1100">
            <text:p>1100</text:p>
          </table:table-cell>
          <table:table-cell table:formula="of:=ABS(([.K26] - [.I26]) /[.K26])" office:value-type="float" office:value="0.0909090909090909">
            <text:p>0,0909090909</text:p>
          </table:table-cell>
          <table:table-cell table:formula="of:=ABS(([.K26] - [.J26]) /[.K26])" office:value-type="float" office:value="0.0906527272727274">
            <text:p>0,0906527273</text:p>
          </table:table-cell>
          <table:table-cell/>
          <table:table-cell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1205.81">
            <text:p>1205,81</text:p>
          </table:table-cell>
          <table:table-cell table:style-name="ce3" office:value-type="float" office:value="1100">
            <text:p>1100</text:p>
          </table:table-cell>
          <table:table-cell table:formula="of:=ABS(([.R26] - [.P26]) /[.R26])" office:value-type="float" office:value="0">
            <text:p>0</text:p>
          </table:table-cell>
          <table:table-cell table:formula="of:=ABS(([.R26] - [.Q26]) /[.R26])" office:value-type="float" office:value="0.096190909090909">
            <text:p>0,0961909091</text:p>
          </table:table-cell>
          <table:table-cell table:number-columns-repeated="2"/>
          <table:table-cell table:style-name="ce3"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,0909090909</text:p>
          </table:table-cell>
          <table:table-cell office:value-type="float" office:value="0">
            <text:p>0</text:p>
          </table:table-cell>
          <table:table-cell/>
          <table:table-cell table:style-name="ce3" office:value-type="float" office:value="1100">
            <text:p>1100</text:p>
          </table:table-cell>
          <table:table-cell office:value-type="float" office:value="0.0946154545454546">
            <text:p>0,0946154545</text:p>
          </table:table-cell>
          <table:table-cell office:value-type="float" office:value="0.0906527272727274">
            <text:p>0,0906527273</text:p>
          </table:table-cell>
          <table:table-cell office:value-type="float" office:value="0.096190909090909">
            <text:p>0,0961909091</text:p>
          </table:table-cell>
          <table:table-cell table:number-columns-repeated="993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200.081">
            <text:p>1200,081</text:p>
          </table:table-cell>
          <table:table-cell table:style-name="ce3" office:value-type="float" office:value="1200">
            <text:p>1200</text:p>
          </table:table-cell>
          <table:table-cell table:formula="of:=ABS(([.D27] - [.B27]) / [.D27])" office:value-type="float" office:value="0.0000674999999999197">
            <text:p>0,0000675</text:p>
          </table:table-cell>
          <table:table-cell table:formula="of:=ABS(([.D27] - [.C27]) / [.D27])" office:value-type="float" office:value="0.0000674999999999197">
            <text:p>0,0000675</text:p>
          </table:table-cell>
          <table:table-cell/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00.381">
            <text:p>1200,381</text:p>
          </table:table-cell>
          <table:table-cell table:style-name="ce3" office:value-type="float" office:value="1200">
            <text:p>1200</text:p>
          </table:table-cell>
          <table:table-cell table:formula="of:=ABS(([.K27] - [.I27]) /[.K27])" office:value-type="float" office:value="0">
            <text:p>0</text:p>
          </table:table-cell>
          <table:table-cell table:formula="of:=ABS(([.K27] - [.J27]) /[.K27])" office:value-type="float" office:value="0.000317500000000071">
            <text:p>0,0003175</text:p>
          </table:table-cell>
          <table:table-cell/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200.296">
            <text:p>1200,296</text:p>
          </table:table-cell>
          <table:table-cell table:style-name="ce3" office:value-type="float" office:value="1200">
            <text:p>1200</text:p>
          </table:table-cell>
          <table:table-cell table:formula="of:=ABS(([.R27] - [.P27]) /[.R27])" office:value-type="float" office:value="0">
            <text:p>0</text:p>
          </table:table-cell>
          <table:table-cell table:formula="of:=ABS(([.R27] - [.Q27]) /[.R27])" office:value-type="float" office:value="0.000246666666666708">
            <text:p>0,0002466667</text:p>
          </table:table-cell>
          <table:table-cell table:number-columns-repeated="2"/>
          <table:table-cell table:style-name="ce3" office:value-type="float" office:value="1200">
            <text:p>1200</text:p>
          </table:table-cell>
          <table:table-cell office:value-type="float" office:value="0.0000674999999999197">
            <text:p>0,000067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float" office:value="1200">
            <text:p>1200</text:p>
          </table:table-cell>
          <table:table-cell office:value-type="float" office:value="0.0000674999999999197">
            <text:p>0,0000675</text:p>
          </table:table-cell>
          <table:table-cell office:value-type="float" office:value="0.000317500000000071">
            <text:p>0,0003175</text:p>
          </table:table-cell>
          <table:table-cell office:value-type="float" office:value="0.000246666666666708">
            <text:p>0,0002466667</text:p>
          </table:table-cell>
          <table:table-cell table:number-columns-repeated="99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00">
            <text:p>1400</text:p>
          </table:table-cell>
          <table:table-cell office:value-type="float" office:value="1425.116">
            <text:p>1425,116</text:p>
          </table:table-cell>
          <table:table-cell table:style-name="ce3" office:value-type="float" office:value="1300">
            <text:p>1300</text:p>
          </table:table-cell>
          <table:table-cell table:formula="of:=ABS(([.D28] - [.B28]) / [.D28])" office:value-type="float" office:value="0.0769230769230769">
            <text:p>0,0769230769</text:p>
          </table:table-cell>
          <table:table-cell table:formula="of:=ABS(([.D28] - [.C28]) / [.D28])" office:value-type="float" office:value="0.0962430769230769">
            <text:p>0,0962430769</text:p>
          </table:table-cell>
          <table:table-cell/>
          <table:table-cell office:value-type="float" office:value="27">
            <text:p>27</text:p>
          </table:table-cell>
          <table:table-cell office:value-type="float" office:value="1300">
            <text:p>1300</text:p>
          </table:table-cell>
          <table:table-cell office:value-type="float" office:value="1618.015">
            <text:p>1618,015</text:p>
          </table:table-cell>
          <table:table-cell table:style-name="ce3" office:value-type="float" office:value="1300">
            <text:p>1300</text:p>
          </table:table-cell>
          <table:table-cell table:formula="of:=ABS(([.K28] - [.I28]) /[.K28])" office:value-type="float" office:value="0">
            <text:p>0</text:p>
          </table:table-cell>
          <table:table-cell table:formula="of:=ABS(([.K28] - [.J28]) /[.K28])" office:value-type="float" office:value="0.244626923076923">
            <text:p>0,2446269231</text:p>
          </table:table-cell>
          <table:table-cell/>
          <table:table-cell office:value-type="float" office:value="27">
            <text:p>27</text:p>
          </table:table-cell>
          <table:table-cell office:value-type="float" office:value="1400">
            <text:p>1400</text:p>
          </table:table-cell>
          <table:table-cell office:value-type="float" office:value="1635.926">
            <text:p>1635,926</text:p>
          </table:table-cell>
          <table:table-cell table:style-name="ce3" office:value-type="float" office:value="1300">
            <text:p>1300</text:p>
          </table:table-cell>
          <table:table-cell table:formula="of:=ABS(([.R28] - [.P28]) /[.R28])" office:value-type="float" office:value="0.0769230769230769">
            <text:p>0,0769230769</text:p>
          </table:table-cell>
          <table:table-cell table:formula="of:=ABS(([.R28] - [.Q28]) /[.R28])" office:value-type="float" office:value="0.258404615384615">
            <text:p>0,2584046154</text:p>
          </table:table-cell>
          <table:table-cell table:number-columns-repeated="2"/>
          <table:table-cell table:style-name="ce3" office:value-type="float" office:value="1300">
            <text:p>1300</text:p>
          </table:table-cell>
          <table:table-cell office:value-type="float" office:value="0.0769230769230769">
            <text:p>0,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,0769230769</text:p>
          </table:table-cell>
          <table:table-cell/>
          <table:table-cell table:style-name="ce3" office:value-type="float" office:value="1300">
            <text:p>1300</text:p>
          </table:table-cell>
          <table:table-cell office:value-type="float" office:value="0.0962430769230769">
            <text:p>0,0962430769</text:p>
          </table:table-cell>
          <table:table-cell office:value-type="float" office:value="0.244626923076923">
            <text:p>0,2446269231</text:p>
          </table:table-cell>
          <table:table-cell office:value-type="float" office:value="0.258404615384615">
            <text:p>0,2584046154</text:p>
          </table:table-cell>
          <table:table-cell table:number-columns-repeated="99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4.179">
            <text:p>1504,179</text:p>
          </table:table-cell>
          <table:table-cell table:style-name="ce3" office:value-type="float" office:value="1400">
            <text:p>1400</text:p>
          </table:table-cell>
          <table:table-cell table:formula="of:=ABS(([.D29] - [.B29]) / [.D29])" office:value-type="float" office:value="0">
            <text:p>0</text:p>
          </table:table-cell>
          <table:table-cell table:formula="of:=ABS(([.D29] - [.C29]) / [.D29])" office:value-type="float" office:value="0.0744135714285715">
            <text:p>0,0744135714</text:p>
          </table:table-cell>
          <table:table-cell/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4.139">
            <text:p>1504,139</text:p>
          </table:table-cell>
          <table:table-cell table:style-name="ce3" office:value-type="float" office:value="1400">
            <text:p>1400</text:p>
          </table:table-cell>
          <table:table-cell table:formula="of:=ABS(([.K29] - [.I29]) /[.K29])" office:value-type="float" office:value="0">
            <text:p>0</text:p>
          </table:table-cell>
          <table:table-cell table:formula="of:=ABS(([.K29] - [.J29]) /[.K29])" office:value-type="float" office:value="0.0743849999999999">
            <text:p>0,074385</text:p>
          </table:table-cell>
          <table:table-cell/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  <table:table-cell office:value-type="float" office:value="1505.076">
            <text:p>1505,076</text:p>
          </table:table-cell>
          <table:table-cell table:style-name="ce3" office:value-type="float" office:value="1400">
            <text:p>1400</text:p>
          </table:table-cell>
          <table:table-cell table:formula="of:=ABS(([.R29] - [.P29]) /[.R29])" office:value-type="float" office:value="0">
            <text:p>0</text:p>
          </table:table-cell>
          <table:table-cell table:formula="of:=ABS(([.R29] - [.Q29]) /[.R29])" office:value-type="float" office:value="0.0750542857142857">
            <text:p>0,0750542857</text:p>
          </table:table-cell>
          <table:table-cell table:number-columns-repeated="2"/>
          <table:table-cell table:style-name="ce3" office:value-type="float" office:value="1400">
            <text:p>14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 office:value-type="float" office:value="1400">
            <text:p>1400</text:p>
          </table:table-cell>
          <table:table-cell office:value-type="float" office:value="0.0744135714285715">
            <text:p>0,0744135714</text:p>
          </table:table-cell>
          <table:table-cell office:value-type="float" office:value="0.0743849999999999">
            <text:p>0,074385</text:p>
          </table:table-cell>
          <table:table-cell office:value-type="float" office:value="0.0750542857142857">
            <text:p>0,0750542857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Arkusz3.K61" table:end-x="1.045cm" table:end-y="0.371cm" draw:z-index="0" draw:style-name="gr1" draw:text-style-name="P1" svg:width="25.201cm" svg:height="14.238cm" svg:x="0.103cm" svg:y="0.454cm">
              <draw:object draw:notify-on-update-of-ranges="Arkusz3.K49:Arkusz3.K49 Arkusz3.D2:Arkusz3.D29 Arkusz3.E1:Arkusz3.E1 Arkusz3.E2:Arkusz3.E29 Arkusz3.D2:Arkusz3.D29 Arkusz3.F1:Arkusz3.F1 Arkusz3.F2:Arkusz3.F2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13"/>
          <table:table-cell>
            <draw:frame table:end-cell-address="Arkusz3.Z61" table:end-x="0.223cm" table:end-y="0.339cm" draw:z-index="3" draw:style-name="gr1" draw:text-style-name="P1" svg:width="26.328cm" svg:height="14.076cm" svg:x="0.109cm" svg:y="0.09cm">
              <draw:object draw:notify-on-update-of-ranges="Arkusz3.W2:Arkusz3.W29 Arkusz3.W2:Arkusz3.W29 Arkusz3.X1:Arkusz3.X1 Arkusz3.X2:Arkusz3.X29 Arkusz3.W2:Arkusz3.W29 Arkusz3.Y1:Arkusz3.Y1 Arkusz3.Y2:Arkusz3.Y29 Arkusz3.W2:Arkusz3.W29 Arkusz3.Z1:Arkusz3.Z1 Arkusz3.Z2:Arkusz3.Z29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0"/>
          <table:table-cell/>
          <table:table-cell table:number-columns-repeated="101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>
            <draw:frame table:end-cell-address="Arkusz3.K92" table:end-x="1.074cm" table:end-y="0.204cm" draw:z-index="1" draw:style-name="gr1" draw:text-style-name="P1" svg:width="25.288cm" svg:height="14.77cm" svg:x="0.045cm" svg:y="0.248cm">
              <draw:object draw:notify-on-update-of-ranges="Arkusz3.K2:Arkusz3.K29 Arkusz3.K2:Arkusz3.K29 Arkusz3.L1:Arkusz3.L1 Arkusz3.L2:Arkusz3.L29 Arkusz3.K2:Arkusz3.K29 Arkusz3.M1:Arkusz3.M1 Arkusz3.M2:Arkusz3.M29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13"/>
          <table:table-cell>
            <draw:frame table:end-cell-address="Arkusz3.Z92" table:end-x="0.279cm" table:end-y="0.208cm" draw:z-index="4" draw:style-name="gr1" draw:text-style-name="P1" svg:width="26.44cm" svg:height="14.296cm" svg:x="0.053cm" svg:y="0.232cm">
              <draw:object draw:notify-on-update-of-ranges="Arkusz3.AB2:Arkusz3.AB29 Arkusz3.AB2:Arkusz3.AB29 Arkusz3.AC1:Arkusz3.AC1 Arkusz3.AC2:Arkusz3.AC29 Arkusz3.AB2:Arkusz3.AB29 Arkusz3.AD1:Arkusz3.AD1 Arkusz3.AD2:Arkusz3.AD29 Arkusz3.AB2:Arkusz3.AB29 Arkusz3.AE1:Arkusz3.AE1 Arkusz3.AE2:Arkusz3.AE2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0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/>
          <table:table-cell>
            <draw:frame table:end-cell-address="Arkusz3.K124" table:end-x="1.259cm" table:end-y="0.102cm" draw:z-index="2" draw:style-name="gr1" draw:text-style-name="P1" svg:width="25.341cm" svg:height="14.642cm" svg:x="0.177cm" svg:y="0.274cm">
              <draw:object draw:notify-on-update-of-ranges="Arkusz3.R2:Arkusz3.R29 Arkusz3.R2:Arkusz3.R29 Arkusz3.S1:Arkusz3.S1 Arkusz3.S2:Arkusz3.S29 Arkusz3.R2:Arkusz3.R29 Arkusz3.T1:Arkusz3.T1 Arkusz3.T2:Arkusz3.T29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number:number-style style:name="N8144" number:language="pl" number:country="PL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9.06.2016</text:date>, <text:time>18:02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9T18:02:35.93</dc:date>
    <dc:creator>Sylwia Nowak</dc:creator>
    <meta:generator>OpenOffice/4.1.1$Win32 OpenOffice.org_project/411m6$Build-9775</meta:generator>
    <meta:editing-duration>PT1H55M30S</meta:editing-duration>
    <meta:editing-cycles>10</meta:editing-cycles>
    <meta:document-statistic meta:table-count="3" meta:cell-count="2193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interval-major="0.5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12cm" svg:height="13.9cm" xlink:href=".." xlink:type="simple" chart:class="chart:scatter" chart:column-mapping="0 1" chart:style-name="ch1">
        <chart:title svg:x="1.116cm" svg:y="0.413cm" chart:style-name="ch2">
          <text:p>Błąd względny dla  rodzaju selekcji głównego rodzica w mutacji będącego wyborem  losowego osobnika z populacji
 w zależności od typu krzyżowania</text:p>
        </chart:title>
        <chart:legend chart:legend-position="bottom" svg:x="7.732cm" svg:y="13.091cm" style:legend-expansion="wide" chart:style-name="ch3"/>
        <chart:plot-area chart:style-name="ch4" table:cell-range-address="Arkusz1.D1:Arkusz1.F29" chart:data-source-has-labels="both" svg:x="1.526cm" svg:y="2.53cm" svg:width="21.91cm" svg:height="9.275cm">
          <chartooo:coordinate-region svg:x="2.254cm" svg:y="2.742cm" svg:width="20.81cm" svg:height="8.39cm"/>
          <chart:axis chart:dimension="x" chart:name="primary-x" chart:style-name="ch5" chartooo:axis-type="auto">
            <chart:title svg:x="10.942cm" svg:y="12.084cm" chart:style-name="ch6">
              <text:p>Oczekiwana wartość</text:p>
            </chart:title>
            <chart:categories table:cell-range-address="Arkusz1.D2:Arkusz1.D29"/>
            <chart:grid chart:style-name="ch7" chart:class="major"/>
          </chart:axis>
          <chart:axis chart:dimension="y" chart:name="primary-y" chart:style-name="ch8">
            <chart:title svg:x="0.451cm" svg:y="8.256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E2:Arkusz1.E29" chart:label-cell-address="Arkusz1.E1:Arkusz1.E1" chart:class="chart:scatter">
            <chart:domain table:cell-range-address="Arkusz1.D2:Arkusz1.D29"/>
            <chart:data-point chart:repeated="28"/>
          </chart:series>
          <chart:series chart:style-name="ch11" chart:values-cell-range-address="Arkusz1.F2:Arkusz1.F29" chart:label-cell-address="Arkusz1.F1:Arkusz1.F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rzyżowanie dwumianowe</text:p>
                <draw:g>
                  <svg:desc>Arkusz1.E1:Arkusz1.E1</svg:desc>
                </draw:g>
              </table:table-cell>
              <table:table-cell office:value-type="string">
                <text:p>krzyżowanie wykładnicze</text:p>
                <draw:g>
                  <svg:desc>Arkusz1.F1:Arkusz1.F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D2:Arkusz1.D29</svg:desc>
                </draw:g>
              </table:table-cell>
              <table:table-cell office:value-type="float" office:value="-1400">
                <text:p>-1400</text:p>
                <draw:g>
                  <svg:desc>Arkusz1.D2:Arkusz1.D29</svg:desc>
                </draw:g>
              </table:table-cell>
              <table:table-cell office:value-type="float" office:value="0">
                <text:p>0</text:p>
                <draw:g>
                  <svg:desc>Arkusz1.E2:Arkusz1.E29</svg:desc>
                </draw:g>
              </table:table-cell>
              <table:table-cell office:value-type="float" office:value="0">
                <text:p>0</text:p>
                <draw:g>
                  <svg:desc>Arkusz1.F2:Arkusz1.F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.1104185">
                <text:p>0.1104185</text:p>
              </table:table-cell>
              <table:table-cell office:value-type="float" office:value="0.1104185">
                <text:p>0.1104185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.0286138571428572">
                <text:p>0.0286138571428572</text:p>
              </table:table-cell>
              <table:table-cell office:value-type="float" office:value="0.0285718571428572">
                <text:p>0.0285718571428572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.00331666666666668">
                <text:p>0.00331666666666668</text:p>
              </table:table-cell>
              <table:table-cell office:value-type="float" office:value="0.0165826666666667">
                <text:p>0.0165826666666667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.00994950000000003">
                <text:p>0.0099495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5.585593">
                <text:p>5.5855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85045">
                <text:p>0.585045</text:p>
              </table:table-cell>
              <table:table-cell office:value-type="float" office:value="0.749496">
                <text:p>0.7494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8422475">
                <text:p>0.8422475</text:p>
              </table:table-cell>
              <table:table-cell office:value-type="float" office:value="0.8422475">
                <text:p>0.84224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600732222222222">
                <text:p>0.6007322222222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129194">
                <text:p>0.12919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00674999999999197">
                <text:p>0.000067499999999919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579976153846154">
                <text:p>0.579976153846154</text:p>
              </table:table-cell>
              <table:table-cell office:value-type="float" office:value="0.80764">
                <text:p>0.8076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799011428571429">
                <text:p>0.799011428571429</text:p>
              </table:table-cell>
              <table:table-cell office:value-type="float" office:value="0.799011428571429">
                <text:p>0.79901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342cm" svg:height="14.643cm" xlink:href=".." xlink:type="simple" chart:class="chart:scatter" chart:column-mapping="0 1" chart:style-name="ch1">
        <chart:title svg:x="3.301cm" svg:y="0.428cm" chart:style-name="ch2">
          <text:p>Błąd względny dla parametru cr=0.8 w zależności od rodzaju selekcji głównego rodzica w mutacji</text:p>
        </chart:title>
        <chart:legend chart:legend-position="bottom" svg:x="5.829cm" svg:y="13.834cm" style:legend-expansion="wide" chart:style-name="ch3"/>
        <chart:plot-area chart:style-name="ch4" table:cell-range-address="Arkusz3.R1:Arkusz3.T29" chart:data-source-has-labels="both" svg:x="1.544cm" svg:y="2.083cm" svg:width="22.786cm" svg:height="10.451cm">
          <chartooo:coordinate-region svg:x="2.456cm" svg:y="2.295cm" svg:width="21.502cm" svg:height="9.566cm"/>
          <chart:axis chart:dimension="x" chart:name="primary-x" chart:style-name="ch5" chartooo:axis-type="auto">
            <chart:title svg:x="11.358cm" svg:y="12.827cm" chart:style-name="ch6">
              <text:p>Oczekiwane wartości</text:p>
            </chart:title>
            <chart:categories table:cell-range-address="Arkusz3.R2:Arkusz3.R29"/>
            <chart:grid chart:style-name="ch7" chart:class="major"/>
          </chart:axis>
          <chart:axis chart:dimension="y" chart:name="primary-y" chart:style-name="ch8">
            <chart:title svg:x="0.451cm" svg:y="8.397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S2:Arkusz3.S29" chart:label-cell-address="Arkusz3.S1:Arkusz3.S1" chart:class="chart:scatter">
            <chart:domain table:cell-range-address="Arkusz3.R2:Arkusz3.R29"/>
            <chart:data-point chart:repeated="28"/>
          </chart:series>
          <chart:series chart:style-name="ch11" chart:values-cell-range-address="Arkusz3.T2:Arkusz3.T29" chart:label-cell-address="Arkusz3.T1:Arkusz3.T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R</text:p>
              </table:table-cell>
              <table:table-cell office:value-type="string">
                <text:p>wybór losowego osobnika z populacji</text:p>
                <draw:g>
                  <svg:desc>Arkusz3.S1:Arkusz3.S1</svg:desc>
                </draw:g>
              </table:table-cell>
              <table:table-cell office:value-type="string">
                <text:p>średnia ze wszystkich osobników w populacji</text:p>
                <draw:g>
                  <svg:desc>Arkusz3.T1:Arkusz3.T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3.R2:Arkusz3.R29</svg:desc>
                </draw:g>
              </table:table-cell>
              <table:table-cell office:value-type="float" office:value="-1400">
                <text:p>-1400</text:p>
                <draw:g>
                  <svg:desc>Arkusz3.R2:Arkusz3.R29</svg:desc>
                </draw:g>
              </table:table-cell>
              <table:table-cell office:value-type="float" office:value="0">
                <text:p>0</text:p>
                <draw:g>
                  <svg:desc>Arkusz3.S2:Arkusz3.S29</svg:desc>
                </draw:g>
              </table:table-cell>
              <table:table-cell office:value-type="float" office:value="0">
                <text:p>0</text:p>
                <draw:g>
                  <svg:desc>Arkusz3.T2:Arkusz3.T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35773076923077">
                <text:p>0.035773076923077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162393333333333">
                <text:p>0.162393333333333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00339181818181818">
                <text:p>0.00339181818181818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999999999999091">
                <text:p>0.00000999999999999091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229412499999995">
                <text:p>0.00229412499999995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.0000711428571428639">
                <text:p>0.0000711428571428639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0121833333333257">
                <text:p>0.000121833333333257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294599999999946">
                <text:p>0.00029459999999994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176215000000001">
                <text:p>0.0176215000000001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0361933333333335">
                <text:p>0.00361933333333335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67205">
                <text:p>0.0167205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.3606528">
                <text:p>0.36065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129297">
                <text:p>0.1292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373529999999999">
                <text:p>0.03735299999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14716">
                <text:p>0.0147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500524999999996">
                <text:p>0.00500524999999996</text:p>
              </table:table-cell>
              <table:table-cell office:value-type="float" office:value="0.0110925">
                <text:p>0.01109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0394000000000005">
                <text:p>0.000039400000000000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00000328571428570155">
                <text:p>0.0000032857142857015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00632555555555554">
                <text:p>0.0006325555555555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314700000000005">
                <text:p>0.00314700000000005</text:p>
              </table:table-cell>
              <table:table-cell office:value-type="float" office:value="0.00709799999999996">
                <text:p>0.0070979999999999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96190909090909">
                <text:p>0.09619090909090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0246666666666708">
                <text:p>0.00024666666666670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58404615384615">
                <text:p>0.25840461538461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50542857142857">
                <text:p>0.0750542857142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329cm" svg:height="14.077cm" xlink:href=".." xlink:type="simple" chart:class="chart:scatter" chart:column-mapping="0 1 2" chart:style-name="ch1">
        <chart:title svg:x="2.14cm" svg:y="0.505cm" chart:style-name="ch2">
          <text:p>Błąd względny dla  rodzaju selekcji głównego rodzica w mutacji będącego wyborem losowego osobnika z populacji
 w  zleżności od wartości parametru cr</text:p>
        </chart:title>
        <chart:legend chart:legend-position="bottom" svg:x="10.878cm" svg:y="13.268cm" style:legend-expansion="wide" chart:style-name="ch3"/>
        <chart:plot-area chart:style-name="ch4" table:cell-range-address="Arkusz3.W1:Arkusz3.Z29" chart:data-source-has-labels="both" svg:x="1.564cm" svg:y="2.542cm" svg:width="23.713cm" svg:height="9.437cm">
          <chartooo:coordinate-region svg:x="2.476cm" svg:y="2.755cm" svg:width="22.429cm" svg:height="8.551cm"/>
          <chart:axis chart:dimension="x" chart:name="primary-x" chart:style-name="ch5" chartooo:axis-type="auto">
            <chart:title svg:x="11.881cm" svg:y="12.261cm" chart:style-name="ch6">
              <text:p>Oczekiwana wartość</text:p>
            </chart:title>
            <chart:categories table:cell-range-address="Arkusz3.W2:Arkusz3.W29"/>
            <chart:grid chart:style-name="ch7" chart:class="major"/>
          </chart:axis>
          <chart:axis chart:dimension="y" chart:name="primary-y" chart:style-name="ch8">
            <chart:title svg:x="0.451cm" svg:y="8.349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X2:Arkusz3.X29" chart:label-cell-address="Arkusz3.X1:Arkusz3.X1" chart:class="chart:scatter">
            <chart:domain table:cell-range-address="Arkusz3.W2:Arkusz3.W29"/>
            <chart:data-point chart:repeated="28"/>
          </chart:series>
          <chart:series chart:style-name="ch11" chart:values-cell-range-address="Arkusz3.Y2:Arkusz3.Y29" chart:label-cell-address="Arkusz3.Y1:Arkusz3.Y1" chart:class="chart:scatter">
            <chart:data-point chart:repeated="28"/>
          </chart:series>
          <chart:series chart:style-name="ch12" chart:values-cell-range-address="Arkusz3.Z2:Arkusz3.Z29" chart:label-cell-address="Arkusz3.Z1:Arkusz3.Z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W</text:p>
              </table:table-cell>
              <table:table-cell office:value-type="string">
                <text:p>cr=0.2</text:p>
                <draw:g>
                  <svg:desc>Arkusz3.X1:Arkusz3.X1</svg:desc>
                </draw:g>
              </table:table-cell>
              <table:table-cell office:value-type="string">
                <text:p>cr=0.5</text:p>
                <draw:g>
                  <svg:desc>Arkusz3.Y1:Arkusz3.Y1</svg:desc>
                </draw:g>
              </table:table-cell>
              <table:table-cell office:value-type="string">
                <text:p>cr=0.8</text:p>
                <draw:g>
                  <svg:desc>Arkusz3.Z1:Arkusz3.Z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3.W2:Arkusz3.W29</svg:desc>
                </draw:g>
              </table:table-cell>
              <table:table-cell office:value-type="float" office:value="-1400">
                <text:p>-1400</text:p>
                <draw:g>
                  <svg:desc>Arkusz3.W2:Arkusz3.W29</svg:desc>
                </draw:g>
              </table:table-cell>
              <table:table-cell office:value-type="float" office:value="0">
                <text:p>0</text:p>
                <draw:g>
                  <svg:desc>Arkusz3.X2:Arkusz3.X29</svg:desc>
                </draw:g>
              </table:table-cell>
              <table:table-cell office:value-type="float" office:value="0">
                <text:p>0</text:p>
                <draw:g>
                  <svg:desc>Arkusz3.Y2:Arkusz3.Y29</svg:desc>
                </draw:g>
              </table:table-cell>
              <table:table-cell office:value-type="float" office:value="0">
                <text:p>0</text:p>
                <draw:g>
                  <svg:desc>Arkusz3.Z2:Arkusz3.Z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000500000000016598">
                <text:p>0.000000500000000016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">
                <text:p>0</text:p>
              </table:table-cell>
              <table:table-cell office:value-type="float" office:value="0.00673200000000008">
                <text:p>0.00673200000000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500524999999996">
                <text:p>0.00500524999999996</text:p>
              </table:table-cell>
              <table:table-cell office:value-type="float" office:value="0">
                <text:p>0</text:p>
              </table:table-cell>
              <table:table-cell office:value-type="float" office:value="0.00500524999999996">
                <text:p>0.005005249999999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14700000000005">
                <text:p>0.003147000000000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0000674999999999197">
                <text:p>0.0000674999999999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441cm" svg:height="14.297cm" xlink:href=".." xlink:type="simple" chart:class="chart:scatter" chart:column-mapping="0 1 2" chart:style-name="ch1">
        <chart:title svg:x="1.733cm" svg:y="0.42cm" chart:style-name="ch2">
          <text:p>Błąd względny dla  rodzaju selekcji głównego rodzica w mutacji będącego średnią ze wszystkich osobników w populacji
 w zleżności od wartości parametru cr</text:p>
        </chart:title>
        <chart:legend chart:legend-position="bottom" svg:x="10.934cm" svg:y="13.488cm" style:legend-expansion="wide" chart:style-name="ch3"/>
        <chart:plot-area chart:style-name="ch4" table:cell-range-address="Arkusz3.AB1:Arkusz3.AE29" chart:data-source-has-labels="both" svg:x="1.566cm" svg:y="2.558cm" svg:width="23.819cm" svg:height="9.637cm">
          <chartooo:coordinate-region svg:x="2.294cm" svg:y="2.771cm" svg:width="22.719cm" svg:height="8.751cm"/>
          <chart:axis chart:dimension="x" chart:name="primary-x" chart:style-name="ch5" chartooo:axis-type="auto">
            <chart:title svg:x="11.896cm" svg:y="12.481cm" chart:style-name="ch6">
              <text:p>Oczekiwane wartości</text:p>
            </chart:title>
            <chart:categories table:cell-range-address="Arkusz3.AB2:Arkusz3.AB29"/>
            <chart:grid chart:style-name="ch7" chart:class="major"/>
          </chart:axis>
          <chart:axis chart:dimension="y" chart:name="primary-y" chart:style-name="ch8">
            <chart:title svg:x="0.451cm" svg:y="8.465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AC2:Arkusz3.AC29" chart:label-cell-address="Arkusz3.AC1:Arkusz3.AC1" chart:class="chart:scatter">
            <chart:domain table:cell-range-address="Arkusz3.AB2:Arkusz3.AB29"/>
            <chart:data-point chart:repeated="28"/>
          </chart:series>
          <chart:series chart:style-name="ch11" chart:values-cell-range-address="Arkusz3.AD2:Arkusz3.AD29" chart:label-cell-address="Arkusz3.AD1:Arkusz3.AD1" chart:class="chart:scatter">
            <chart:data-point chart:repeated="28"/>
          </chart:series>
          <chart:series chart:style-name="ch12" chart:values-cell-range-address="Arkusz3.AE2:Arkusz3.AE29" chart:label-cell-address="Arkusz3.AE1:Arkusz3.AE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B</text:p>
              </table:table-cell>
              <table:table-cell office:value-type="string">
                <text:p>cr=0.2</text:p>
                <draw:g>
                  <svg:desc>Arkusz3.AC1:Arkusz3.AC1</svg:desc>
                </draw:g>
              </table:table-cell>
              <table:table-cell office:value-type="string">
                <text:p>cr=0.5</text:p>
                <draw:g>
                  <svg:desc>Arkusz3.AD1:Arkusz3.AD1</svg:desc>
                </draw:g>
              </table:table-cell>
              <table:table-cell office:value-type="string">
                <text:p>cr=0.8</text:p>
                <draw:g>
                  <svg:desc>Arkusz3.AE1:Arkusz3.AE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3.AB2:Arkusz3.AB29</svg:desc>
                </draw:g>
              </table:table-cell>
              <table:table-cell office:value-type="float" office:value="-1400">
                <text:p>-1400</text:p>
                <draw:g>
                  <svg:desc>Arkusz3.AB2:Arkusz3.AB29</svg:desc>
                </draw:g>
              </table:table-cell>
              <table:table-cell office:value-type="float" office:value="0">
                <text:p>0</text:p>
                <draw:g>
                  <svg:desc>Arkusz3.AC2:Arkusz3.AC29</svg:desc>
                </draw:g>
              </table:table-cell>
              <table:table-cell office:value-type="float" office:value="0">
                <text:p>0</text:p>
                <draw:g>
                  <svg:desc>Arkusz3.AD2:Arkusz3.AD29</svg:desc>
                </draw:g>
              </table:table-cell>
              <table:table-cell office:value-type="float" office:value="0">
                <text:p>0</text:p>
                <draw:g>
                  <svg:desc>Arkusz3.AE2:Arkusz3.AE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.00335538461538468">
                <text:p>0.00335538461538468</text:p>
              </table:table-cell>
              <table:table-cell office:value-type="float" office:value="0.00100076923076918">
                <text:p>0.00100076923076918</text:p>
              </table:table-cell>
              <table:table-cell office:value-type="float" office:value="0.035773076923077">
                <text:p>0.035773076923077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.30448525">
                <text:p>0.30448525</text:p>
              </table:table-cell>
              <table:table-cell office:value-type="float" office:value="0.577075333333333">
                <text:p>0.577075333333333</text:p>
              </table:table-cell>
              <table:table-cell office:value-type="float" office:value="0.162393333333333">
                <text:p>0.162393333333333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.00182909090909086">
                <text:p>0.00182909090909086</text:p>
              </table:table-cell>
              <table:table-cell office:value-type="float" office:value="0.0294018181818183">
                <text:p>0.0294018181818183</text:p>
              </table:table-cell>
              <table:table-cell office:value-type="float" office:value="0.00339181818181818">
                <text:p>0.00339181818181818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.000000900000000001455">
                <text:p>0.000000900000000001455</text:p>
              </table:table-cell>
              <table:table-cell office:value-type="float" office:value="0">
                <text:p>0</text:p>
              </table:table-cell>
              <table:table-cell office:value-type="float" office:value="0.00000999999999999091">
                <text:p>0.00000999999999999091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.000445875000000058">
                <text:p>0.000445875000000058</text:p>
              </table:table-cell>
              <table:table-cell office:value-type="float" office:value="0.011947875">
                <text:p>0.011947875</text:p>
              </table:table-cell>
              <table:table-cell office:value-type="float" office:value="0.00229412499999995">
                <text:p>0.00229412499999995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.00368000000000003">
                <text:p>0.00368000000000003</text:p>
              </table:table-cell>
              <table:table-cell office:value-type="float" office:value="0.00039200000000002">
                <text:p>0.00039200000000002</text:p>
              </table:table-cell>
              <table:table-cell office:value-type="float" office:value="0.0000711428571428639">
                <text:p>0.0000711428571428639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.0000131666666665827">
                <text:p>0.0000131666666665827</text:p>
              </table:table-cell>
              <table:table-cell office:value-type="float" office:value="0.00019266666666662">
                <text:p>0.00019266666666662</text:p>
              </table:table-cell>
              <table:table-cell office:value-type="float" office:value="0.000121833333333257">
                <text:p>0.000121833333333257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.000250599999999963">
                <text:p>0.000250599999999963</text:p>
              </table:table-cell>
              <table:table-cell office:value-type="float" office:value="0.000232999999999947">
                <text:p>0.000232999999999947</text:p>
              </table:table-cell>
              <table:table-cell office:value-type="float" office:value="0.000294599999999946">
                <text:p>0.00029459999999994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.00308899999999994">
                <text:p>0.00308899999999994</text:p>
              </table:table-cell>
              <table:table-cell office:value-type="float" office:value="0.00725449999999995">
                <text:p>0.00725449999999995</text:p>
              </table:table-cell>
              <table:table-cell office:value-type="float" office:value="0.0176215000000001">
                <text:p>0.0176215000000001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0369133333333328">
                <text:p>0.00369133333333328</text:p>
              </table:table-cell>
              <table:table-cell office:value-type="float" office:value="0.00361933333333335">
                <text:p>0.00361933333333335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.017606">
                <text:p>0.017606</text:p>
              </table:table-cell>
              <table:table-cell office:value-type="float" office:value="0">
                <text:p>0</text:p>
              </table:table-cell>
              <table:table-cell office:value-type="float" office:value="0.0167205">
                <text:p>0.0167205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4010003">
                <text:p>0.4010003</text:p>
              </table:table-cell>
              <table:table-cell office:value-type="float" office:value="0.2924877">
                <text:p>0.2924877</text:p>
              </table:table-cell>
              <table:table-cell office:value-type="float" office:value="0.3606528">
                <text:p>0.36065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64051">
                <text:p>0.464051</text:p>
              </table:table-cell>
              <table:table-cell office:value-type="float" office:value="0.187363">
                <text:p>0.187363</text:p>
              </table:table-cell>
              <table:table-cell office:value-type="float" office:value="0.129297">
                <text:p>0.1292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35573">
                <text:p>0.035573</text:p>
              </table:table-cell>
              <table:table-cell office:value-type="float" office:value="0.035424">
                <text:p>0.035424</text:p>
              </table:table-cell>
              <table:table-cell office:value-type="float" office:value="0.0373529999999999">
                <text:p>0.03735299999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126023333333334">
                <text:p>0.0126023333333334</text:p>
              </table:table-cell>
              <table:table-cell office:value-type="float" office:value="0.015067">
                <text:p>0.015067</text:p>
              </table:table-cell>
              <table:table-cell office:value-type="float" office:value="0.014716">
                <text:p>0.0147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113345">
                <text:p>0.0113345</text:p>
              </table:table-cell>
              <table:table-cell office:value-type="float" office:value="0.01219375">
                <text:p>0.01219375</text:p>
              </table:table-cell>
              <table:table-cell office:value-type="float" office:value="0.0110925">
                <text:p>0.01109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125800000000027">
                <text:p>0.000125800000000027</text:p>
              </table:table-cell>
              <table:table-cell office:value-type="float" office:value="0.0000394000000000005">
                <text:p>0.000039400000000000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290029142857143">
                <text:p>0.290029142857143</text:p>
              </table:table-cell>
              <table:table-cell office:value-type="float" office:value="0.00503371428571427">
                <text:p>0.00503371428571427</text:p>
              </table:table-cell>
              <table:table-cell office:value-type="float" office:value="0.00000328571428570155">
                <text:p>0.0000032857142857015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52353">
                <text:p>0.052353</text:p>
              </table:table-cell>
              <table:table-cell office:value-type="float" office:value="0.071241">
                <text:p>0.07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184653333333333">
                <text:p>0.0184653333333333</text:p>
              </table:table-cell>
              <table:table-cell office:value-type="float" office:value="0.0179245555555556">
                <text:p>0.0179245555555556</text:p>
              </table:table-cell>
              <table:table-cell office:value-type="float" office:value="0.000632555555555554">
                <text:p>0.0006325555555555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000900000000001455">
                <text:p>0.00000900000000001455</text:p>
              </table:table-cell>
              <table:table-cell office:value-type="float" office:value="0.00709799999999996">
                <text:p>0.0070979999999999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946154545454546">
                <text:p>0.0946154545454546</text:p>
              </table:table-cell>
              <table:table-cell office:value-type="float" office:value="0.0906527272727274">
                <text:p>0.0906527272727274</text:p>
              </table:table-cell>
              <table:table-cell office:value-type="float" office:value="0.096190909090909">
                <text:p>0.09619090909090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0000674999999999197">
                <text:p>0.0000674999999999197</text:p>
              </table:table-cell>
              <table:table-cell office:value-type="float" office:value="0.000317500000000071">
                <text:p>0.000317500000000071</text:p>
              </table:table-cell>
              <table:table-cell office:value-type="float" office:value="0.000246666666666708">
                <text:p>0.00024666666666670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962430769230769">
                <text:p>0.0962430769230769</text:p>
              </table:table-cell>
              <table:table-cell office:value-type="float" office:value="0.244626923076923">
                <text:p>0.244626923076923</text:p>
              </table:table-cell>
              <table:table-cell office:value-type="float" office:value="0.258404615384615">
                <text:p>0.25840461538461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744135714285715">
                <text:p>0.0744135714285715</text:p>
              </table:table-cell>
              <table:table-cell office:value-type="float" office:value="0.0743849999999999">
                <text:p>0.0743849999999999</text:p>
              </table:table-cell>
              <table:table-cell office:value-type="float" office:value="0.0750542857142857">
                <text:p>0.075054285714285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71cm" svg:height="13.94cm" xlink:href=".." xlink:type="simple" chart:class="chart:scatter" chart:column-mapping="0 1" chart:style-name="ch1">
        <chart:title svg:x="1.023cm" svg:y="0.413cm" chart:style-name="ch2">
          <text:p>Błąd względny dla  rodzaju selekcji głównego rodzica w mutacji będącego wyborem najlepszego osobnika z populacji
 w zależności od typu krzyżowania</text:p>
        </chart:title>
        <chart:legend chart:legend-position="bottom" svg:x="7.811cm" svg:y="13.131cm" style:legend-expansion="wide" chart:style-name="ch3"/>
        <chart:plot-area chart:style-name="ch4" table:cell-range-address="Arkusz1.P1:Arkusz1.R29" chart:data-source-has-labels="both" svg:x="1.529cm" svg:y="2.53cm" svg:width="22.06cm" svg:height="9.315cm">
          <chartooo:coordinate-region svg:x="2.441cm" svg:y="2.742cm" svg:width="20.776cm" svg:height="8.43cm"/>
          <chart:axis chart:dimension="x" chart:name="primary-x" chart:style-name="ch5" chartooo:axis-type="auto">
            <chart:title svg:x="10.98cm" svg:y="12.124cm" chart:style-name="ch6">
              <text:p>Oczekiwane wartości</text:p>
            </chart:title>
            <chart:categories table:cell-range-address="Arkusz1.P2:Arkusz1.P29"/>
            <chart:grid chart:style-name="ch7" chart:class="major"/>
          </chart:axis>
          <chart:axis chart:dimension="y" chart:name="primary-y" chart:style-name="ch8">
            <chart:title svg:x="0.451cm" svg:y="8.276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Q2:Arkusz1.Q29" chart:label-cell-address="Arkusz1.Q1:Arkusz1.Q1" chart:class="chart:scatter">
            <chart:domain table:cell-range-address="Arkusz1.P2:Arkusz1.P29"/>
            <chart:data-point chart:repeated="28"/>
          </chart:series>
          <chart:series chart:style-name="ch11" chart:values-cell-range-address="Arkusz1.R2:Arkusz1.R29" chart:label-cell-address="Arkusz1.R1:Arkusz1.R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P</text:p>
              </table:table-cell>
              <table:table-cell office:value-type="string">
                <text:p>krzyżowanie dwumianowe</text:p>
                <draw:g>
                  <svg:desc>Arkusz1.Q1:Arkusz1.Q1</svg:desc>
                </draw:g>
              </table:table-cell>
              <table:table-cell office:value-type="string">
                <text:p>krzyżowanie wykładnicze</text:p>
                <draw:g>
                  <svg:desc>Arkusz1.R1:Arkusz1.R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P2:Arkusz1.P29</svg:desc>
                </draw:g>
              </table:table-cell>
              <table:table-cell office:value-type="float" office:value="-1400">
                <text:p>-1400</text:p>
                <draw:g>
                  <svg:desc>Arkusz1.P2:Arkusz1.P29</svg:desc>
                </draw:g>
              </table:table-cell>
              <table:table-cell office:value-type="float" office:value="0">
                <text:p>0</text:p>
                <draw:g>
                  <svg:desc>Arkusz1.Q2:Arkusz1.Q29</svg:desc>
                </draw:g>
              </table:table-cell>
              <table:table-cell office:value-type="float" office:value="0">
                <text:p>0</text:p>
                <draw:g>
                  <svg:desc>Arkusz1.R2:Arkusz1.R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.0000121666666666442">
                <text:p>0.0000121666666666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0148000000000366">
                <text:p>0.000014800000000036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0624350000000007">
                <text:p>0.00624350000000007</text:p>
              </table:table-cell>
              <table:table-cell office:value-type="float" office:value="0.3351444">
                <text:p>0.33514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70694">
                <text:p>0.170694</text:p>
              </table:table-cell>
              <table:table-cell office:value-type="float" office:value="0.00312200000000004">
                <text:p>0.00312200000000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124873333333333">
                <text:p>0.0124873333333333</text:p>
              </table:table-cell>
              <table:table-cell office:value-type="float" office:value="0.00673200000000008">
                <text:p>0.00673200000000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500874999999994">
                <text:p>0.00500874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12639999999999">
                <text:p>0.0001263999999999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698333333334252">
                <text:p>0.000069833333333425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162502857142856">
                <text:p>0.016250285714285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1548985">
                <text:p>0.1548985</text:p>
              </table:table-cell>
              <table:table-cell office:value-type="float" office:value="0.146628375">
                <text:p>0.1466283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875193333333333">
                <text:p>0.0875193333333333</text:p>
              </table:table-cell>
              <table:table-cell office:value-type="float" office:value="0.00427999999999997">
                <text:p>0.004279999999999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0199454545454542">
                <text:p>0.00199454545454542</text:p>
              </table:table-cell>
              <table:table-cell office:value-type="float" office:value="0.00160190909090902">
                <text:p>0.0016019090909090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671757692307693">
                <text:p>0.06717576923076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89237142857142">
                <text:p>0.07892371428571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485cm" svg:height="13.995cm" xlink:href=".." xlink:type="simple" chart:class="chart:scatter" chart:column-mapping="0 1 2" chart:style-name="ch1">
        <chart:title svg:x="4.327cm" svg:y="0.415cm" chart:style-name="ch2">
          <text:p>Błąd względny dla krzyżowania dwumianowego w zależności od rodzaju selekcji głównego rodzica w mutacji</text:p>
        </chart:title>
        <chart:legend chart:legend-position="bottom" svg:x="4.598cm" svg:y="13.186cm" style:legend-expansion="wide" chart:style-name="ch3"/>
        <chart:plot-area chart:style-name="ch4" table:cell-range-address="Arkusz1.T1:Arkusz1.W29" chart:data-source-has-labels="both" svg:x="1.627cm" svg:y="2.031cm" svg:width="26.68cm" svg:height="9.868cm">
          <chartooo:coordinate-region svg:x="2.355cm" svg:y="2.243cm" svg:width="25.58cm" svg:height="8.983cm"/>
          <chart:axis chart:dimension="x" chart:name="primary-x" chart:style-name="ch5" chartooo:axis-type="auto">
            <chart:title svg:x="13.388cm" svg:y="12.179cm" chart:style-name="ch6">
              <text:p>Oczekiwane wartości</text:p>
            </chart:title>
            <chart:categories table:cell-range-address="Arkusz1.T2:Arkusz1.T29"/>
            <chart:grid chart:style-name="ch7" chart:class="major"/>
          </chart:axis>
          <chart:axis chart:dimension="y" chart:name="primary-y" chart:style-name="ch8">
            <chart:title svg:x="0.451cm" svg:y="8.054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U2:Arkusz1.U29" chart:label-cell-address="Arkusz1.U1:Arkusz1.U1" chart:class="chart:scatter">
            <chart:domain table:cell-range-address="Arkusz1.T2:Arkusz1.T29"/>
            <chart:data-point chart:repeated="28"/>
          </chart:series>
          <chart:series chart:style-name="ch11" chart:values-cell-range-address="Arkusz1.V2:Arkusz1.V29" chart:label-cell-address="Arkusz1.V1:Arkusz1.V1" chart:class="chart:scatter">
            <chart:data-point chart:repeated="28"/>
          </chart:series>
          <chart:series chart:style-name="ch12" chart:values-cell-range-address="Arkusz1.W2:Arkusz1.W29" chart:label-cell-address="Arkusz1.W1:Arkusz1.W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T</text:p>
              </table:table-cell>
              <table:table-cell office:value-type="string">
                <text:p>wybór losowego osobnika z populacji</text:p>
                <draw:g>
                  <svg:desc>Arkusz1.U1:Arkusz1.U1</svg:desc>
                </draw:g>
              </table:table-cell>
              <table:table-cell office:value-type="string">
                <text:p>średnia ze wszystkich osobników w populacji</text:p>
                <draw:g>
                  <svg:desc>Arkusz1.V1:Arkusz1.V1</svg:desc>
                </draw:g>
              </table:table-cell>
              <table:table-cell office:value-type="string">
                <text:p>wybór najlepszego osobnika z populacji</text:p>
                <draw:g>
                  <svg:desc>Arkusz1.W1:Arkusz1.W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T2:Arkusz1.T29</svg:desc>
                </draw:g>
              </table:table-cell>
              <table:table-cell office:value-type="float" office:value="-1400">
                <text:p>-1400</text:p>
                <draw:g>
                  <svg:desc>Arkusz1.T2:Arkusz1.T29</svg:desc>
                </draw:g>
              </table:table-cell>
              <table:table-cell office:value-type="float" office:value="0">
                <text:p>0</text:p>
                <draw:g>
                  <svg:desc>Arkusz1.U2:Arkusz1.U29</svg:desc>
                </draw:g>
              </table:table-cell>
              <table:table-cell office:value-type="float" office:value="0">
                <text:p>0</text:p>
                <draw:g>
                  <svg:desc>Arkusz1.V2:Arkusz1.V29</svg:desc>
                </draw:g>
              </table:table-cell>
              <table:table-cell office:value-type="float" office:value="0">
                <text:p>0</text:p>
                <draw:g>
                  <svg:desc>Arkusz1.W2:Arkusz1.W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14595">
                <text:p>0.14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192697636363636">
                <text:p>0.192697636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41999999999689">
                <text:p>0.0000041999999999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.1104185">
                <text:p>0.1104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.0286138571428572">
                <text:p>0.0286138571428572</text:p>
              </table:table-cell>
              <table:table-cell office:value-type="float" office:value="0.0000368571428571483">
                <text:p>0.000036857142857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0923166666666665">
                <text:p>0.000923166666666665</text:p>
              </table:table-cell>
              <table:table-cell office:value-type="float" office:value="0.0000121666666666442">
                <text:p>0.0000121666666666442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197000000000003">
                <text:p>0.00019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0943550000000002">
                <text:p>0.0094355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.00331666666666668">
                <text:p>0.00331666666666668</text:p>
              </table:table-cell>
              <table:table-cell office:value-type="float" office:value="0.00000500000000007124">
                <text:p>0.0000050000000000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.00994950000000003">
                <text:p>0.009949500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.0328480999999999">
                <text:p>0.0328480999999999</text:p>
              </table:table-cell>
              <table:table-cell office:value-type="float" office:value="0.00624350000000007">
                <text:p>0.006243500000000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85045">
                <text:p>0.585045</text:p>
              </table:table-cell>
              <table:table-cell office:value-type="float" office:value="0.00312299999999993">
                <text:p>0.00312299999999993</text:p>
              </table:table-cell>
              <table:table-cell office:value-type="float" office:value="0.170694">
                <text:p>0.1706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267305">
                <text:p>0.0267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183293333333334">
                <text:p>0.0183293333333334</text:p>
              </table:table-cell>
              <table:table-cell office:value-type="float" office:value="0.0124873333333333">
                <text:p>0.01248733333333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1364225">
                <text:p>0.01364225</text:p>
              </table:table-cell>
              <table:table-cell office:value-type="float" office:value="0.00500874999999994">
                <text:p>0.0050087499999999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351199999999949">
                <text:p>0.000351199999999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300323571428571">
                <text:p>0.30032357142857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8422475">
                <text:p>0.8422475</text:p>
              </table:table-cell>
              <table:table-cell office:value-type="float" office:value="0.051420375">
                <text:p>0.051420375</text:p>
              </table:table-cell>
              <table:table-cell office:value-type="float" office:value="0.1548985">
                <text:p>0.154898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  <table:table-cell office:value-type="float" office:value="0.0875193333333333">
                <text:p>0.0875193333333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768190909090909">
                <text:p>0.0768190909090909</text:p>
              </table:table-cell>
              <table:table-cell office:value-type="float" office:value="0.00199454545454542">
                <text:p>0.0019945454545454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146166666666659">
                <text:p>0.0014616666666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579976153846154">
                <text:p>0.579976153846154</text:p>
              </table:table-cell>
              <table:table-cell office:value-type="float" office:value="0.265108461538462">
                <text:p>0.265108461538462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799011428571429">
                <text:p>0.799011428571429</text:p>
              </table:table-cell>
              <table:table-cell office:value-type="float" office:value="0.000222142857142801">
                <text:p>0.000222142857142801</text:p>
              </table:table-cell>
              <table:table-cell office:value-type="float" office:value="0.0714285714285714">
                <text:p>0.071428571428571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05cm" svg:height="14.15cm" xlink:href=".." xlink:type="simple" chart:class="chart:scatter" chart:column-mapping="0 1 2" chart:style-name="ch1">
        <chart:title svg:x="4.403cm" svg:y="0.419cm" chart:style-name="ch2">
          <text:p>Błąd względny dla krzyżowania wykładniczego w zależności od rodzaju selekcji głównego rodzica w mutacji</text:p>
        </chart:title>
        <chart:legend chart:legend-position="bottom" svg:x="4.608cm" svg:y="13.341cm" style:legend-expansion="wide" chart:style-name="ch3"/>
        <chart:plot-area chart:style-name="ch4" table:cell-range-address="Arkusz1.Y1:Arkusz1.AB29" chart:data-source-has-labels="both" svg:x="1.628cm" svg:y="2.047cm" svg:width="26.697cm" svg:height="10.003cm">
          <chartooo:coordinate-region svg:x="2.064cm" svg:y="2.259cm" svg:width="25.889cm" svg:height="9.118cm"/>
          <chart:axis chart:dimension="x" chart:name="primary-x" chart:style-name="ch5" chartooo:axis-type="auto">
            <chart:title svg:x="13.397cm" svg:y="12.334cm" chart:style-name="ch6">
              <text:p>Oczekiwane wartości</text:p>
            </chart:title>
            <chart:categories table:cell-range-address="Arkusz1.Y2:Arkusz1.Y29"/>
            <chart:grid chart:style-name="ch7" chart:class="major"/>
          </chart:axis>
          <chart:axis chart:dimension="y" chart:name="primary-y" chart:style-name="ch8">
            <chart:title svg:x="0.451cm" svg:y="8.137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Z2:Arkusz1.Z29" chart:label-cell-address="Arkusz1.Z1:Arkusz1.Z1" chart:class="chart:scatter">
            <chart:domain table:cell-range-address="Arkusz1.Y2:Arkusz1.Y29"/>
            <chart:data-point chart:repeated="28"/>
          </chart:series>
          <chart:series chart:style-name="ch11" chart:values-cell-range-address="Arkusz1.AA2:Arkusz1.AA29" chart:label-cell-address="Arkusz1.AA1:Arkusz1.AA1" chart:class="chart:scatter">
            <chart:data-point chart:repeated="28"/>
          </chart:series>
          <chart:series chart:style-name="ch12" chart:values-cell-range-address="Arkusz1.AB2:Arkusz1.AB29" chart:label-cell-address="Arkusz1.AB1:Arkusz1.AB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Y</text:p>
              </table:table-cell>
              <table:table-cell office:value-type="string">
                <text:p>wybór losowego osobnika z populacji</text:p>
                <draw:g>
                  <svg:desc>Arkusz1.Z1:Arkusz1.Z1</svg:desc>
                </draw:g>
              </table:table-cell>
              <table:table-cell office:value-type="string">
                <text:p>średnia ze wszystkich osobników w populacji</text:p>
                <draw:g>
                  <svg:desc>Arkusz1.AA1:Arkusz1.AA1</svg:desc>
                </draw:g>
              </table:table-cell>
              <table:table-cell office:value-type="string">
                <text:p>wybór najlepszego osobnika z populacji</text:p>
                <draw:g>
                  <svg:desc>Arkusz1.AB1:Arkusz1.AB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Y2:Arkusz1.Y29</svg:desc>
                </draw:g>
              </table:table-cell>
              <table:table-cell office:value-type="float" office:value="-1400">
                <text:p>-1400</text:p>
                <draw:g>
                  <svg:desc>Arkusz1.Y2:Arkusz1.Y29</svg:desc>
                </draw:g>
              </table:table-cell>
              <table:table-cell office:value-type="float" office:value="0">
                <text:p>0</text:p>
                <draw:g>
                  <svg:desc>Arkusz1.Z2:Arkusz1.Z29</svg:desc>
                </draw:g>
              </table:table-cell>
              <table:table-cell office:value-type="float" office:value="0.00000214285714280647">
                <text:p>0.00000214285714280647</text:p>
                <draw:g>
                  <svg:desc>Arkusz1.AA2:Arkusz1.AA29</svg:desc>
                </draw:g>
              </table:table-cell>
              <table:table-cell office:value-type="float" office:value="0">
                <text:p>0</text:p>
                <draw:g>
                  <svg:desc>Arkusz1.AB2:Arkusz1.AB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00469230769230168">
                <text:p>0.000046923076923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200440416666667">
                <text:p>0.20044041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257602454545455">
                <text:p>0.257602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0199999999949796">
                <text:p>0.00000019999999994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.1104185">
                <text:p>0.1104185</text:p>
              </table:table-cell>
              <table:table-cell office:value-type="float" office:value="0.000649875000000009">
                <text:p>0.000649875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.0285718571428572">
                <text:p>0.0285718571428572</text:p>
              </table:table-cell>
              <table:table-cell office:value-type="float" office:value="0.00000657142857140311">
                <text:p>0.00000657142857140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.005">
                <text:p>0.005</text:p>
              </table:table-cell>
              <table:table-cell office:value-type="float" office:value="0.0000178333333334043">
                <text:p>0.0000178333333334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555600000000027">
                <text:p>0.000555600000000027</text:p>
              </table:table-cell>
              <table:table-cell office:value-type="float" office:value="0.0000148000000000366">
                <text:p>0.000014800000000036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.0165826666666667">
                <text:p>0.016582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38025">
                <text:p>0.013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5.585593">
                <text:p>5.585593</text:p>
              </table:table-cell>
              <table:table-cell office:value-type="float" office:value="0.2003243">
                <text:p>0.2003243</text:p>
              </table:table-cell>
              <table:table-cell office:value-type="float" office:value="0.3351444">
                <text:p>0.33514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49496">
                <text:p>0.749496</text:p>
              </table:table-cell>
              <table:table-cell office:value-type="float" office:value="0.22652">
                <text:p>0.22652</text:p>
              </table:table-cell>
              <table:table-cell office:value-type="float" office:value="0.00312200000000004">
                <text:p>0.00312200000000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388965">
                <text:p>0.038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0134246666666667">
                <text:p>0.0134246666666667</text:p>
              </table:table-cell>
              <table:table-cell office:value-type="float" office:value="0.00673200000000008">
                <text:p>0.00673200000000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126009999999999">
                <text:p>0.012600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255400000000009">
                <text:p>0.000255400000000009</text:p>
              </table:table-cell>
              <table:table-cell office:value-type="float" office:value="0.00012639999999999">
                <text:p>0.0001263999999999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.0000698333333334252">
                <text:p>0.000069833333333425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000375714285714171">
                <text:p>0.0000375714285714171</text:p>
              </table:table-cell>
              <table:table-cell office:value-type="float" office:value="0.0162502857142856">
                <text:p>0.016250285714285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8422475">
                <text:p>0.8422475</text:p>
              </table:table-cell>
              <table:table-cell office:value-type="float" office:value="0.0641145">
                <text:p>0.0641145</text:p>
              </table:table-cell>
              <table:table-cell office:value-type="float" office:value="0.146628375">
                <text:p>0.1466283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600732222222222">
                <text:p>0.600732222222222</text:p>
              </table:table-cell>
              <table:table-cell office:value-type="float" office:value="0.0179245555555556">
                <text:p>0.0179245555555556</text:p>
              </table:table-cell>
              <table:table-cell office:value-type="float" office:value="0.00427999999999997">
                <text:p>0.004279999999999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129194">
                <text:p>0.129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00160190909090902">
                <text:p>0.0016019090909090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0000674999999999197">
                <text:p>0.0000674999999999197</text:p>
              </table:table-cell>
              <table:table-cell office:value-type="float" office:value="0.00427999999999997">
                <text:p>0.0042799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80764">
                <text:p>0.80764</text:p>
              </table:table-cell>
              <table:table-cell office:value-type="float" office:value="0.241195384615385">
                <text:p>0.241195384615385</text:p>
              </table:table-cell>
              <table:table-cell office:value-type="float" office:value="0.0671757692307693">
                <text:p>0.06717576923076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799011428571429">
                <text:p>0.799011428571429</text:p>
              </table:table-cell>
              <table:table-cell office:value-type="float" office:value="0.00000357142857150653">
                <text:p>0.00000357142857150653</text:p>
              </table:table-cell>
              <table:table-cell office:value-type="float" office:value="0.0789237142857142">
                <text:p>0.078923714285714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24cm" svg:height="14.064cm" xlink:href=".." xlink:type="simple" chart:class="chart:scatter" chart:column-mapping="0 1" chart:style-name="ch1">
        <chart:title svg:x="0.709cm" svg:y="0.416cm" chart:style-name="ch2">
          <text:p>Błąd względny dla  rodzaju selekcji głównego rodzica w mutacji będącego średnią ze wszystkich osobników w populacji 
w zależności od typu krzyżowania</text:p>
        </chart:title>
        <chart:legend chart:legend-position="bottom" svg:x="7.788cm" svg:y="13.255cm" style:legend-expansion="wide" chart:style-name="ch3"/>
        <chart:plot-area chart:style-name="ch4" table:cell-range-address="Arkusz1.J1:Arkusz1.L29" chart:data-source-has-labels="both" svg:x="1.528cm" svg:y="2.542cm" svg:width="22.016cm" svg:height="9.424cm">
          <chartooo:coordinate-region svg:x="2.44cm" svg:y="2.754cm" svg:width="20.732cm" svg:height="8.539cm"/>
          <chart:axis chart:dimension="x" chart:name="primary-x" chart:style-name="ch5" chartooo:axis-type="auto">
            <chart:title svg:x="10.957cm" svg:y="12.248cm" chart:style-name="ch6">
              <text:p>Oczekiwane wartości</text:p>
            </chart:title>
            <chart:categories table:cell-range-address="Arkusz1.J2:Arkusz1.J29"/>
            <chart:grid chart:style-name="ch7" chart:class="major"/>
          </chart:axis>
          <chart:axis chart:dimension="y" chart:name="primary-y" chart:style-name="ch8">
            <chart:title svg:x="0.451cm" svg:y="8.343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1.K2:Arkusz1.K29" chart:label-cell-address="Arkusz1.K1:Arkusz1.K1" chart:class="chart:scatter">
            <chart:domain table:cell-range-address="Arkusz1.J2:Arkusz1.J29"/>
            <chart:data-point chart:repeated="28"/>
          </chart:series>
          <chart:series chart:style-name="ch11" chart:values-cell-range-address="Arkusz1.L2:Arkusz1.L29" chart:label-cell-address="Arkusz1.L1:Arkusz1.L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J</text:p>
              </table:table-cell>
              <table:table-cell office:value-type="string">
                <text:p>krzyżowanie dwumianowe</text:p>
                <draw:g>
                  <svg:desc>Arkusz1.K1:Arkusz1.K1</svg:desc>
                </draw:g>
              </table:table-cell>
              <table:table-cell office:value-type="string">
                <text:p>krzyżowanie wykładnicze</text:p>
                <draw:g>
                  <svg:desc>Arkusz1.L1:Arkusz1.L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1.J2:Arkusz1.J29</svg:desc>
                </draw:g>
              </table:table-cell>
              <table:table-cell office:value-type="float" office:value="-1400">
                <text:p>-1400</text:p>
                <draw:g>
                  <svg:desc>Arkusz1.J2:Arkusz1.J29</svg:desc>
                </draw:g>
              </table:table-cell>
              <table:table-cell office:value-type="float" office:value="0">
                <text:p>0</text:p>
                <draw:g>
                  <svg:desc>Arkusz1.K2:Arkusz1.K29</svg:desc>
                </draw:g>
              </table:table-cell>
              <table:table-cell office:value-type="float" office:value="0.00000214285714280647">
                <text:p>0.00000214285714280647</text:p>
                <draw:g>
                  <svg:desc>Arkusz1.L2:Arkusz1.L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00469230769230168">
                <text:p>0.0000469230769230168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.14595">
                <text:p>0.14595</text:p>
              </table:table-cell>
              <table:table-cell office:value-type="float" office:value="0.200440416666667">
                <text:p>0.200440416666667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.192697636363636">
                <text:p>0.192697636363636</text:p>
              </table:table-cell>
              <table:table-cell office:value-type="float" office:value="0.257602454545455">
                <text:p>0.257602454545455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.0000041999999999689">
                <text:p>0.0000041999999999689</text:p>
              </table:table-cell>
              <table:table-cell office:value-type="float" office:value="0.000000199999999949796">
                <text:p>0.000000199999999949796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0649875000000009">
                <text:p>0.000649875000000009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.0000368571428571483">
                <text:p>0.0000368571428571483</text:p>
              </table:table-cell>
              <table:table-cell office:value-type="float" office:value="0.00000657142857140311">
                <text:p>0.00000657142857140311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.000923166666666665">
                <text:p>0.000923166666666665</text:p>
              </table:table-cell>
              <table:table-cell office:value-type="float" office:value="0.0000178333333334043">
                <text:p>0.0000178333333334043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.000197000000000003">
                <text:p>0.000197000000000003</text:p>
              </table:table-cell>
              <table:table-cell office:value-type="float" office:value="0.000555600000000027">
                <text:p>0.000555600000000027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.00943550000000002">
                <text:p>0.0094355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.00000500000000007124">
                <text:p>0.0000050000000000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38025">
                <text:p>0.0138025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328480999999999">
                <text:p>0.0328480999999999</text:p>
              </table:table-cell>
              <table:table-cell office:value-type="float" office:value="0.2003243">
                <text:p>0.20032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312299999999993">
                <text:p>0.00312299999999993</text:p>
              </table:table-cell>
              <table:table-cell office:value-type="float" office:value="0.22652">
                <text:p>0.226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267305">
                <text:p>0.0267305</text:p>
              </table:table-cell>
              <table:table-cell office:value-type="float" office:value="0.0388965">
                <text:p>0.03889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183293333333334">
                <text:p>0.0183293333333334</text:p>
              </table:table-cell>
              <table:table-cell office:value-type="float" office:value="0.0134246666666667">
                <text:p>0.01342466666666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1364225">
                <text:p>0.01364225</text:p>
              </table:table-cell>
              <table:table-cell office:value-type="float" office:value="0.0126009999999999">
                <text:p>0.01260099999999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0351199999999949">
                <text:p>0.000351199999999949</text:p>
              </table:table-cell>
              <table:table-cell office:value-type="float" office:value="0.000255400000000009">
                <text:p>0.00025540000000000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4999999999894">
                <text:p>0.0000324999999999894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00323571428571">
                <text:p>0.300323571428571</text:p>
              </table:table-cell>
              <table:table-cell office:value-type="float" office:value="0.0000375714285714171">
                <text:p>0.00003757142857141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51420375">
                <text:p>0.051420375</text:p>
              </table:table-cell>
              <table:table-cell office:value-type="float" office:value="0.0641145">
                <text:p>0.064114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0000011111111108322">
                <text:p>0.00000011111111108322</text:p>
              </table:table-cell>
              <table:table-cell office:value-type="float" office:value="0.0179245555555556">
                <text:p>0.01792455555555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768190909090909">
                <text:p>0.07681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00146166666666659">
                <text:p>0.00146166666666659</text:p>
              </table:table-cell>
              <table:table-cell office:value-type="float" office:value="0.00427999999999997">
                <text:p>0.0042799999999999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65108461538462">
                <text:p>0.265108461538462</text:p>
              </table:table-cell>
              <table:table-cell office:value-type="float" office:value="0.241195384615385">
                <text:p>0.24119538461538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00222142857142801">
                <text:p>0.000222142857142801</text:p>
              </table:table-cell>
              <table:table-cell office:value-type="float" office:value="0.00000357142857150653">
                <text:p>0.000003571428571506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77cm" svg:height="15.419cm" xlink:href=".." xlink:type="simple" chart:class="chart:scatter" chart:column-mapping="0 1" chart:style-name="ch1">
        <chart:title svg:x="4.884cm" svg:y="0.444cm" chart:style-name="ch2">
          <text:p>Błąd względny dla parametru F=0.2 w zależności od rodzaju selekcji głównego rodzica w mutacji</text:p>
        </chart:title>
        <chart:legend chart:legend-position="bottom" svg:x="7.346cm" svg:y="14.61cm" style:legend-expansion="wide" chart:style-name="ch3"/>
        <chart:plot-area chart:style-name="ch4" table:cell-range-address="Arkusz2.D1:Arkusz2.F29" chart:data-source-has-labels="both" svg:x="1.605cm" svg:y="2.147cm" svg:width="25.638cm" svg:height="11.147cm">
          <chartooo:coordinate-region svg:x="2.597cm" svg:y="2.36cm" svg:width="24.274cm" svg:height="10.261cm"/>
          <chart:axis chart:dimension="x" chart:name="primary-x" chart:style-name="ch5" chartooo:axis-type="auto">
            <chart:title svg:x="12.845cm" svg:y="13.603cm" chart:style-name="ch6">
              <text:p>Oczekiwane wartości</text:p>
            </chart:title>
            <chart:categories table:cell-range-address="Arkusz2.D2:Arkusz2.D29"/>
            <chart:grid chart:style-name="ch7" chart:class="major"/>
          </chart:axis>
          <chart:axis chart:dimension="y" chart:name="primary-y" chart:style-name="ch8">
            <chart:title svg:x="0.451cm" svg:y="8.809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E2:Arkusz2.E29" chart:label-cell-address="Arkusz2.E1:Arkusz2.E1" chart:class="chart:scatter">
            <chart:domain table:cell-range-address="Arkusz2.D2:Arkusz2.D29"/>
            <chart:data-point chart:repeated="28"/>
          </chart:series>
          <chart:series chart:style-name="ch11" chart:values-cell-range-address="Arkusz2.F2:Arkusz2.F29" chart:label-cell-address="Arkusz2.F1:Arkusz2.F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wybór losowego osobnika z populacji</text:p>
                <draw:g>
                  <svg:desc>Arkusz2.E1:Arkusz2.E1</svg:desc>
                </draw:g>
              </table:table-cell>
              <table:table-cell office:value-type="string">
                <text:p>średnia ze wszystkich osobników w populacji</text:p>
                <draw:g>
                  <svg:desc>Arkusz2.F1:Arkusz2.F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D2:Arkusz2.D29</svg:desc>
                </draw:g>
              </table:table-cell>
              <table:table-cell office:value-type="float" office:value="-1400">
                <text:p>-1400</text:p>
                <draw:g>
                  <svg:desc>Arkusz2.D2:Arkusz2.D29</svg:desc>
                </draw:g>
              </table:table-cell>
              <table:table-cell office:value-type="float" office:value="0">
                <text:p>0</text:p>
                <draw:g>
                  <svg:desc>Arkusz2.E2:Arkusz2.E29</svg:desc>
                </draw:g>
              </table:table-cell>
              <table:table-cell office:value-type="float" office:value="0.0017614285714285">
                <text:p>0.0017614285714285</text:p>
                <draw:g>
                  <svg:desc>Arkusz2.F2:Arkusz2.F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18.8813461538462">
                <text:p>18.8813461538462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931.096666666667">
                <text:p>931.096666666667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165.695">
                <text:p>165.695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32269">
                <text:p>0.0032269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.0000060000000000097">
                <text:p>0.0000060000000000097</text:p>
              </table:table-cell>
              <table:table-cell office:value-type="float" office:value="0.0000013333333333776">
                <text:p>0.0000013333333333776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312712500000003">
                <text:p>0.00312712500000003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.0121112857142857">
                <text:p>0.0121112857142857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15676666666667">
                <text:p>0.0015676666666667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.000019800000000032">
                <text:p>0.000019800000000032</text:p>
              </table:table-cell>
              <table:table-cell office:value-type="float" office:value="0.00187279999999998">
                <text:p>0.00187279999999998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00729249999999979">
                <text:p>0.000729249999999979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0670566666666673">
                <text:p>0.00670566666666673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77419999999999">
                <text:p>0.0177419999999999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.00787180000000006">
                <text:p>0.0078718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178144">
                <text:p>0.1781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00349999999997408">
                <text:p>0.00000349999999997408</text:p>
              </table:table-cell>
              <table:table-cell office:value-type="float" office:value="0.021913">
                <text:p>0.02191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0208666666666583">
                <text:p>0.000208666666666583</text:p>
              </table:table-cell>
              <table:table-cell office:value-type="float" office:value="0.028556">
                <text:p>0.0285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508250000000004">
                <text:p>0.00508250000000004</text:p>
              </table:table-cell>
              <table:table-cell office:value-type="float" office:value="0.01916675">
                <text:p>0.019166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284200000000055">
                <text:p>0.00028420000000005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312833571428571">
                <text:p>0.3128335714285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0202787499999999">
                <text:p>0.00202787499999999</text:p>
              </table:table-cell>
              <table:table-cell office:value-type="float" office:value="0.081963375">
                <text:p>0.0819633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278627777777778">
                <text:p>0.278627777777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484299999999996">
                <text:p>0.00484299999999996</text:p>
              </table:table-cell>
              <table:table-cell office:value-type="float" office:value="0.074374">
                <text:p>0.07437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671418181818182">
                <text:p>0.06714181818181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511691666666667">
                <text:p>0.051169166666666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851715384615384">
                <text:p>0.0851715384615384</text:p>
              </table:table-cell>
              <table:table-cell office:value-type="float" office:value="0.273358461538462">
                <text:p>0.27335846153846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0475857142857145">
                <text:p>0.00475857142857145</text:p>
              </table:table-cell>
              <table:table-cell office:value-type="float" office:value="0.042115">
                <text:p>0.0421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47cm" svg:height="15.382cm" xlink:href=".." xlink:type="simple" chart:class="chart:scatter" chart:column-mapping="0 1" chart:style-name="ch1">
        <chart:title svg:x="4.753cm" svg:y="0.443cm" chart:style-name="ch2">
          <text:p>Błąd względny dla parametru F=0.5  w zależności od rodzaju selekcji głównego rodzica w mutacji</text:p>
        </chart:title>
        <chart:legend chart:legend-position="bottom" svg:x="7.281cm" svg:y="14.573cm" style:legend-expansion="wide" chart:style-name="ch3"/>
        <chart:plot-area chart:style-name="ch4" table:cell-range-address="Arkusz2.K1:Arkusz2.M29" chart:data-source-has-labels="both" svg:x="1.602cm" svg:y="2.143cm" svg:width="25.517cm" svg:height="11.115cm">
          <chartooo:coordinate-region svg:x="2.514cm" svg:y="2.355cm" svg:width="24.234cm" svg:height="10.23cm"/>
          <chart:axis chart:dimension="x" chart:name="primary-x" chart:style-name="ch5" chartooo:axis-type="auto">
            <chart:title svg:x="12.781cm" svg:y="13.566cm" chart:style-name="ch6">
              <text:p>Oczekiwane wartości</text:p>
            </chart:title>
            <chart:categories table:cell-range-address="Arkusz2.K2:Arkusz2.K29"/>
            <chart:grid chart:style-name="ch7" chart:class="major"/>
          </chart:axis>
          <chart:axis chart:dimension="y" chart:name="primary-y" chart:style-name="ch8">
            <chart:title svg:x="0.451cm" svg:y="8.789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L2:Arkusz2.L29" chart:label-cell-address="Arkusz2.L1:Arkusz2.L1" chart:class="chart:scatter">
            <chart:domain table:cell-range-address="Arkusz2.K2:Arkusz2.K29"/>
            <chart:data-point chart:repeated="28"/>
          </chart:series>
          <chart:series chart:style-name="ch11" chart:values-cell-range-address="Arkusz2.M2:Arkusz2.M29" chart:label-cell-address="Arkusz2.M1:Arkusz2.M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  <table:table-cell office:value-type="string">
                <text:p>wybór losowego osobnika z populacji</text:p>
                <draw:g>
                  <svg:desc>Arkusz2.L1:Arkusz2.L1</svg:desc>
                </draw:g>
              </table:table-cell>
              <table:table-cell office:value-type="string">
                <text:p>średnia ze wszystkich osobników w populacji</text:p>
                <draw:g>
                  <svg:desc>Arkusz2.M1:Arkusz2.M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K2:Arkusz2.K29</svg:desc>
                </draw:g>
              </table:table-cell>
              <table:table-cell office:value-type="float" office:value="-1400">
                <text:p>-1400</text:p>
                <draw:g>
                  <svg:desc>Arkusz2.K2:Arkusz2.K29</svg:desc>
                </draw:g>
              </table:table-cell>
              <table:table-cell office:value-type="float" office:value="0">
                <text:p>0</text:p>
                <draw:g>
                  <svg:desc>Arkusz2.L2:Arkusz2.L29</svg:desc>
                </draw:g>
              </table:table-cell>
              <table:table-cell office:value-type="float" office:value="0.00000357142857150653">
                <text:p>0.00000357142857150653</text:p>
                <draw:g>
                  <svg:desc>Arkusz2.M2:Arkusz2.M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363615384615391">
                <text:p>0.00363615384615391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184948083333333">
                <text:p>0.184948083333333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279999999997926">
                <text:p>0.00000279999999997926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00213750000000346">
                <text:p>0.0000213750000000346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211599999999976">
                <text:p>0.00021159999999997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130560000000001">
                <text:p>0.0130560000000001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76045000000001">
                <text:p>0.0176045000000001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.3457635">
                <text:p>0.34576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304853">
                <text:p>0.30485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321375">
                <text:p>0.03213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159133333333333">
                <text:p>0.01591333333333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11696">
                <text:p>0.0116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244599999999991">
                <text:p>0.00024459999999999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301003571428571">
                <text:p>0.3010035714285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064721875">
                <text:p>0.0647218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00129222222222249">
                <text:p>0.0001292222222222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0085090909090902">
                <text:p>0.0008509090909090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54101538461539">
                <text:p>0.25410153846153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71185714285714">
                <text:p>0.07711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interval-major="0.05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16cm" svg:height="15.329cm" xlink:href=".." xlink:type="simple" chart:class="chart:scatter" chart:column-mapping="0 1" chart:style-name="ch1">
        <chart:title svg:x="4.738cm" svg:y="0.442cm" chart:style-name="ch2">
          <text:p>Błąd względny dla parametru F=0.8  w zależności od rodzaju selekcji głównego rodzica w mutacji</text:p>
        </chart:title>
        <chart:legend chart:legend-position="bottom" svg:x="7.266cm" svg:y="14.52cm" style:legend-expansion="wide" chart:style-name="ch3"/>
        <chart:plot-area chart:style-name="ch4" table:cell-range-address="Arkusz2.R1:Arkusz2.T29" chart:data-source-has-labels="both" svg:x="1.602cm" svg:y="2.139cm" svg:width="25.486cm" svg:height="11.067cm">
          <chartooo:coordinate-region svg:x="2.514cm" svg:y="2.351cm" svg:width="24.202cm" svg:height="10.182cm"/>
          <chart:axis chart:dimension="x" chart:name="primary-x" chart:style-name="ch5" chartooo:axis-type="auto">
            <chart:title svg:x="12.766cm" svg:y="13.513cm" chart:style-name="ch6">
              <text:p>Oczekiwane wartości</text:p>
            </chart:title>
            <chart:categories table:cell-range-address="Arkusz2.R2:Arkusz2.R29"/>
            <chart:grid chart:style-name="ch7" chart:class="major"/>
          </chart:axis>
          <chart:axis chart:dimension="y" chart:name="primary-y" chart:style-name="ch8">
            <chart:title svg:x="0.451cm" svg:y="8.761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S2:Arkusz2.S29" chart:label-cell-address="Arkusz2.S1:Arkusz2.S1" chart:class="chart:scatter">
            <chart:domain table:cell-range-address="Arkusz2.R2:Arkusz2.R29"/>
            <chart:data-point chart:repeated="28"/>
          </chart:series>
          <chart:series chart:style-name="ch11" chart:values-cell-range-address="Arkusz2.T2:Arkusz2.T29" chart:label-cell-address="Arkusz2.T1:Arkusz2.T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R</text:p>
              </table:table-cell>
              <table:table-cell office:value-type="string">
                <text:p>wybór losowego osobnika z populacji</text:p>
                <draw:g>
                  <svg:desc>Arkusz2.S1:Arkusz2.S1</svg:desc>
                </draw:g>
              </table:table-cell>
              <table:table-cell office:value-type="string">
                <text:p>średnia ze wszystkich osobników w populacji</text:p>
                <draw:g>
                  <svg:desc>Arkusz2.T1:Arkusz2.T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R2:Arkusz2.R29</svg:desc>
                </draw:g>
              </table:table-cell>
              <table:table-cell office:value-type="float" office:value="-1400">
                <text:p>-1400</text:p>
                <draw:g>
                  <svg:desc>Arkusz2.R2:Arkusz2.R29</svg:desc>
                </draw:g>
              </table:table-cell>
              <table:table-cell office:value-type="float" office:value="0">
                <text:p>0</text:p>
                <draw:g>
                  <svg:desc>Arkusz2.S2:Arkusz2.S29</svg:desc>
                </draw:g>
              </table:table-cell>
              <table:table-cell office:value-type="float" office:value="0">
                <text:p>0</text:p>
                <draw:g>
                  <svg:desc>Arkusz2.T2:Arkusz2.T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181683333333334">
                <text:p>0.00181683333333334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.0000148000000000366">
                <text:p>0.0000148000000000366</text:p>
              </table:table-cell>
              <table:table-cell office:value-type="float" office:value="0.0000955999999999903">
                <text:p>0.0000955999999999903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105307500000001">
                <text:p>0.0105307500000001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112796666666666">
                <text:p>0.0112796666666666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0624350000000007">
                <text:p>0.00624350000000007</text:p>
              </table:table-cell>
              <table:table-cell office:value-type="float" office:value="0.5498233">
                <text:p>0.54982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624300000000005">
                <text:p>0.006243000000000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335000000000036">
                <text:p>0.000335000000000036</text:p>
              </table:table-cell>
              <table:table-cell office:value-type="float" office:value="0.0152970000000001">
                <text:p>0.01529700000000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0938366666666657">
                <text:p>0.009383666666666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0503499999999946">
                <text:p>0.000503499999999946</text:p>
              </table:table-cell>
              <table:table-cell office:value-type="float" office:value="0.00706500000000005">
                <text:p>0.007065000000000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030399999999986">
                <text:p>0.00003039999999998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153444125">
                <text:p>0.15344412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687937777777778">
                <text:p>0.0687937777777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989700000000005">
                <text:p>0.009897000000000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797018181818182">
                <text:p>0.07970181818181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141558333333334">
                <text:p>0.014155833333333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.111920769230769">
                <text:p>0.11192076923076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60442857142857">
                <text:p>0.07604428571428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795cm" svg:height="18.045cm" xlink:href=".." xlink:type="simple" chart:class="chart:scatter" chart:style-name="ch1">
        <chart:title svg:x="3.41cm" svg:y="0.495cm" chart:style-name="ch2">
          <text:p>Błąd względny dla  rodzaju selekcji głównego rodzica w mutacji będącego średnią ze wszystkich osobników w populacji
 w zleżności od wartości parametru F</text:p>
        </chart:title>
        <chart:legend chart:legend-position="bottom" svg:x="12.624cm" svg:y="17.236cm" style:legend-expansion="wide" chart:style-name="ch3"/>
        <chart:plot-area chart:style-name="ch4" table:cell-range-address="Arkusz2.V2:Arkusz2.V29 Arkusz2.X1:Arkusz2.X29 Arkusz2.Z1:Arkusz2.Z29 Arkusz2.AB1:Arkusz2.AB29" chart:data-source-has-labels="both" svg:x="0.913cm" svg:y="2.498cm" svg:width="25.56cm" svg:height="13.966cm">
          <chartooo:coordinate-region svg:x="1.905cm" svg:y="2.71cm" svg:width="24.196cm" svg:height="13.081cm"/>
          <chart:axis chart:dimension="x" chart:name="primary-x" chart:style-name="ch5" chartooo:axis-type="auto">
            <chart:title svg:x="12.114cm" svg:y="16.825cm" chart:style-name="ch6">
              <text:p>Oczekiwane wartości</text:p>
            </chart:title>
            <chart:categories table:cell-range-address="Arkusz2.V2:Arkusz2.V29"/>
            <chart:grid chart:style-name="ch7" chart:class="major"/>
          </chart:axis>
          <chart:axis chart:dimension="y" chart:name="primary-y" chart:style-name="ch8">
            <chart:title svg:x="0.001cm" svg:y="10.57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X2:Arkusz2.X29" chart:label-cell-address="Arkusz2.X1:Arkusz2.X1" chart:class="chart:scatter">
            <chart:domain table:cell-range-address="Arkusz2.V2:Arkusz2.V29"/>
            <chart:data-point chart:repeated="28"/>
          </chart:series>
          <chart:series chart:style-name="ch11" chart:values-cell-range-address="Arkusz2.Z2:Arkusz2.Z29" chart:label-cell-address="Arkusz2.Z1:Arkusz2.Z1" chart:class="chart:scatter">
            <chart:data-point chart:repeated="28"/>
          </chart:series>
          <chart:series chart:style-name="ch12" chart:values-cell-range-address="Arkusz2.AB2:Arkusz2.AB29" chart:label-cell-address="Arkusz2.AB1:Arkusz2.AB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V</text:p>
              </table:table-cell>
              <table:table-cell office:value-type="string">
                <text:p>F=0.2</text:p>
                <draw:g>
                  <svg:desc>Arkusz2.X1:Arkusz2.X1</svg:desc>
                </draw:g>
              </table:table-cell>
              <table:table-cell office:value-type="string">
                <text:p>F =0.5</text:p>
                <draw:g>
                  <svg:desc>Arkusz2.Z1:Arkusz2.Z1</svg:desc>
                </draw:g>
              </table:table-cell>
              <table:table-cell office:value-type="string">
                <text:p>F =0.8</text:p>
                <draw:g>
                  <svg:desc>Arkusz2.AB1:Arkusz2.AB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V2:Arkusz2.V29</svg:desc>
                </draw:g>
              </table:table-cell>
              <table:table-cell office:value-type="float" office:value="-1400">
                <text:p>-1400</text:p>
                <draw:g>
                  <svg:desc>Arkusz2.V2:Arkusz2.V29</svg:desc>
                </draw:g>
              </table:table-cell>
              <table:table-cell office:value-type="float" office:value="0.0017614285714285">
                <text:p>0.0017614285714285</text:p>
                <draw:g>
                  <svg:desc>Arkusz2.X2:Arkusz2.X29</svg:desc>
                </draw:g>
              </table:table-cell>
              <table:table-cell office:value-type="float" office:value="0.00000357142857150653">
                <text:p>0.00000357142857150653</text:p>
                <draw:g>
                  <svg:desc>Arkusz2.Z2:Arkusz2.Z29</svg:desc>
                </draw:g>
              </table:table-cell>
              <table:table-cell office:value-type="float" office:value="0">
                <text:p>0</text:p>
                <draw:g>
                  <svg:desc>Arkusz2.AB2:Arkusz2.AB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18.8813461538462">
                <text:p>18.8813461538462</text:p>
              </table:table-cell>
              <table:table-cell office:value-type="float" office:value="0.00363615384615391">
                <text:p>0.0036361538461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931.096666666667">
                <text:p>931.096666666667</text:p>
              </table:table-cell>
              <table:table-cell office:value-type="float" office:value="0.184948083333333">
                <text:p>0.18494808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165.695">
                <text:p>165.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.0032269">
                <text:p>0.0032269</text:p>
              </table:table-cell>
              <table:table-cell office:value-type="float" office:value="0.00000279999999997926">
                <text:p>0.00000279999999997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.0000013333333333776">
                <text:p>0.0000013333333333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.00312712500000003">
                <text:p>0.00312712500000003</text:p>
              </table:table-cell>
              <table:table-cell office:value-type="float" office:value="0.0000213750000000346">
                <text:p>0.0000213750000000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.0121112857142857">
                <text:p>0.012111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.0015676666666667">
                <text:p>0.0015676666666667</text:p>
              </table:table-cell>
              <table:table-cell office:value-type="float" office:value="0">
                <text:p>0</text:p>
              </table:table-cell>
              <table:table-cell office:value-type="float" office:value="0.00181683333333334">
                <text:p>0.00181683333333334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.00187279999999998">
                <text:p>0.00187279999999998</text:p>
              </table:table-cell>
              <table:table-cell office:value-type="float" office:value="0.000211599999999976">
                <text:p>0.000211599999999976</text:p>
              </table:table-cell>
              <table:table-cell office:value-type="float" office:value="0.0000955999999999903">
                <text:p>0.0000955999999999903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.000729249999999979">
                <text:p>0.000729249999999979</text:p>
              </table:table-cell>
              <table:table-cell office:value-type="float" office:value="0">
                <text:p>0</text:p>
              </table:table-cell>
              <table:table-cell office:value-type="float" office:value="0.0105307500000001">
                <text:p>0.0105307500000001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.00670566666666673">
                <text:p>0.00670566666666673</text:p>
              </table:table-cell>
              <table:table-cell office:value-type="float" office:value="0.0130560000000001">
                <text:p>0.0130560000000001</text:p>
              </table:table-cell>
              <table:table-cell office:value-type="float" office:value="0.0112796666666666">
                <text:p>0.0112796666666666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.0177419999999999">
                <text:p>0.0177419999999999</text:p>
              </table:table-cell>
              <table:table-cell office:value-type="float" office:value="0.0176045000000001">
                <text:p>0.0176045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0787180000000006">
                <text:p>0.00787180000000006</text:p>
              </table:table-cell>
              <table:table-cell office:value-type="float" office:value="0.3457635">
                <text:p>0.3457635</text:p>
              </table:table-cell>
              <table:table-cell office:value-type="float" office:value="0.5498233">
                <text:p>0.54982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78144">
                <text:p>0.178144</text:p>
              </table:table-cell>
              <table:table-cell office:value-type="float" office:value="0.304853">
                <text:p>0.304853</text:p>
              </table:table-cell>
              <table:table-cell office:value-type="float" office:value="0.00624300000000005">
                <text:p>0.006243000000000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21913">
                <text:p>0.021913</text:p>
              </table:table-cell>
              <table:table-cell office:value-type="float" office:value="0.0321375">
                <text:p>0.0321375</text:p>
              </table:table-cell>
              <table:table-cell office:value-type="float" office:value="0.0152970000000001">
                <text:p>0.01529700000000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28556">
                <text:p>0.028556</text:p>
              </table:table-cell>
              <table:table-cell office:value-type="float" office:value="0.0159133333333333">
                <text:p>0.0159133333333333</text:p>
              </table:table-cell>
              <table:table-cell office:value-type="float" office:value="0.00938366666666657">
                <text:p>0.009383666666666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1916675">
                <text:p>0.01916675</text:p>
              </table:table-cell>
              <table:table-cell office:value-type="float" office:value="0.011696">
                <text:p>0.011696</text:p>
              </table:table-cell>
              <table:table-cell office:value-type="float" office:value="0.00706500000000005">
                <text:p>0.007065000000000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0284200000000055">
                <text:p>0.000284200000000055</text:p>
              </table:table-cell>
              <table:table-cell office:value-type="float" office:value="0.000244599999999991">
                <text:p>0.000244599999999991</text:p>
              </table:table-cell>
              <table:table-cell office:value-type="float" office:value="0.000030399999999986">
                <text:p>0.00003039999999998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12833571428571">
                <text:p>0.312833571428571</text:p>
              </table:table-cell>
              <table:table-cell office:value-type="float" office:value="0.301003571428571">
                <text:p>0.301003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81963375">
                <text:p>0.081963375</text:p>
              </table:table-cell>
              <table:table-cell office:value-type="float" office:value="0.064721875">
                <text:p>0.064721875</text:p>
              </table:table-cell>
              <table:table-cell office:value-type="float" office:value="0.153444125">
                <text:p>0.15344412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78627777777778">
                <text:p>0.278627777777778</text:p>
              </table:table-cell>
              <table:table-cell office:value-type="float" office:value="0.000129222222222249">
                <text:p>0.000129222222222249</text:p>
              </table:table-cell>
              <table:table-cell office:value-type="float" office:value="0.0687937777777778">
                <text:p>0.0687937777777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74374">
                <text:p>0.074374</text:p>
              </table:table-cell>
              <table:table-cell office:value-type="float" office:value="0">
                <text:p>0</text:p>
              </table:table-cell>
              <table:table-cell office:value-type="float" office:value="0.00989700000000005">
                <text:p>0.009897000000000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671418181818182">
                <text:p>0.0671418181818182</text:p>
              </table:table-cell>
              <table:table-cell office:value-type="float" office:value="0.00085090909090902">
                <text:p>0.00085090909090902</text:p>
              </table:table-cell>
              <table:table-cell office:value-type="float" office:value="0.0797018181818182">
                <text:p>0.07970181818181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0511691666666667">
                <text:p>0.0511691666666667</text:p>
              </table:table-cell>
              <table:table-cell office:value-type="float" office:value="0">
                <text:p>0</text:p>
              </table:table-cell>
              <table:table-cell office:value-type="float" office:value="0.0141558333333334">
                <text:p>0.014155833333333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73358461538462">
                <text:p>0.273358461538462</text:p>
              </table:table-cell>
              <table:table-cell office:value-type="float" office:value="0.254101538461539">
                <text:p>0.254101538461539</text:p>
              </table:table-cell>
              <table:table-cell office:value-type="float" office:value="0.111920769230769">
                <text:p>0.11192076923076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42115">
                <text:p>0.042115</text:p>
              </table:table-cell>
              <table:table-cell office:value-type="float" office:value="0.0771185714285714">
                <text:p>0.0771185714285714</text:p>
              </table:table-cell>
              <table:table-cell office:value-type="float" office:value="0.0760442857142857">
                <text:p>0.07604428571428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84cm" svg:height="15.527cm" xlink:href=".." xlink:type="simple" chart:class="chart:scatter" chart:column-mapping="0 1 2" chart:style-name="ch1">
        <chart:title svg:x="3.702cm" svg:y="0.445cm" chart:style-name="ch2">
          <text:p>Błąd względny dla  rodzaju selekcji głównego rodzica w mutacji będącego wyborem  losowego osobnika z populacji
 w  zleżności od wartości parametru F</text:p>
        </chart:title>
        <chart:legend chart:legend-position="bottom" svg:x="12.624cm" svg:y="14.718cm" style:legend-expansion="wide" chart:style-name="ch3"/>
        <chart:plot-area chart:style-name="ch4" table:cell-range-address="Arkusz2.V2:Arkusz2.W29 Arkusz2.V1:Arkusz2.W1 Arkusz2.Y1:Arkusz2.Y29 Arkusz2.AA1:Arkusz2.AA29" chart:data-source-has-labels="both" svg:x="1.629cm" svg:y="2.658cm" svg:width="26.773cm" svg:height="10.742cm">
          <chartooo:coordinate-region svg:x="2.542cm" svg:y="2.87cm" svg:width="25.488cm" svg:height="9.857cm"/>
          <chart:axis chart:dimension="x" chart:name="primary-x" chart:style-name="ch5" chartooo:axis-type="auto">
            <chart:title svg:x="13.476cm" svg:y="13.711cm" chart:style-name="ch6">
              <text:p>Oczekiwana wartość</text:p>
            </chart:title>
            <chart:categories table:cell-range-address="Arkusz2.V2:Arkusz2.V29"/>
            <chart:grid chart:style-name="ch7" chart:class="major"/>
          </chart:axis>
          <chart:axis chart:dimension="y" chart:name="primary-y" chart:style-name="ch8">
            <chart:title svg:x="0.451cm" svg:y="9.118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2.W2:Arkusz2.W29" chart:label-cell-address="Arkusz2.W1:Arkusz2.W1" chart:class="chart:scatter">
            <chart:domain table:cell-range-address="Arkusz2.V2:Arkusz2.V29"/>
            <chart:data-point chart:repeated="28"/>
          </chart:series>
          <chart:series chart:style-name="ch11" chart:values-cell-range-address="Arkusz2.Y2:Arkusz2.Y29" chart:label-cell-address="Arkusz2.Y1:Arkusz2.Y1" chart:class="chart:scatter">
            <chart:data-point chart:repeated="28"/>
          </chart:series>
          <chart:series chart:style-name="ch12" chart:values-cell-range-address="Arkusz2.AA2:Arkusz2.AA29" chart:label-cell-address="Arkusz2.AA1:Arkusz2.AA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V</text:p>
              </table:table-cell>
              <table:table-cell office:value-type="string">
                <text:p>F=0.2</text:p>
                <draw:g>
                  <svg:desc>Arkusz2.W1:Arkusz2.W1</svg:desc>
                </draw:g>
              </table:table-cell>
              <table:table-cell office:value-type="string">
                <text:p>F=0.5</text:p>
                <draw:g>
                  <svg:desc>Arkusz2.Y1:Arkusz2.Y1</svg:desc>
                </draw:g>
              </table:table-cell>
              <table:table-cell office:value-type="string">
                <text:p>F=0.8</text:p>
                <draw:g>
                  <svg:desc>Arkusz2.AA1:Arkusz2.AA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2.V2:Arkusz2.V29</svg:desc>
                </draw:g>
              </table:table-cell>
              <table:table-cell office:value-type="float" office:value="-1400">
                <text:p>-1400</text:p>
                <draw:g>
                  <svg:desc>Arkusz2.V2:Arkusz2.V29</svg:desc>
                </draw:g>
              </table:table-cell>
              <table:table-cell office:value-type="float" office:value="0">
                <text:p>0</text:p>
                <draw:g>
                  <svg:desc>Arkusz2.W2:Arkusz2.W29</svg:desc>
                </draw:g>
              </table:table-cell>
              <table:table-cell office:value-type="float" office:value="0">
                <text:p>0</text:p>
                <draw:g>
                  <svg:desc>Arkusz2.Y2:Arkusz2.Y29</svg:desc>
                </draw:g>
              </table:table-cell>
              <table:table-cell office:value-type="float" office:value="0">
                <text:p>0</text:p>
                <draw:g>
                  <svg:desc>Arkusz2.AA2:Arkusz2.AA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.0000060000000000097">
                <text:p>0.0000060000000000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.000019800000000032">
                <text:p>0.000019800000000032</text:p>
              </table:table-cell>
              <table:table-cell office:value-type="float" office:value="0">
                <text:p>0</text:p>
              </table:table-cell>
              <table:table-cell office:value-type="float" office:value="0.0000148000000000366">
                <text:p>0.0000148000000000366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24350000000007">
                <text:p>0.006243500000000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00349999999997408">
                <text:p>0.00000349999999997408</text:p>
              </table:table-cell>
              <table:table-cell office:value-type="float" office:value="0">
                <text:p>0</text:p>
              </table:table-cell>
              <table:table-cell office:value-type="float" office:value="0.000335000000000036">
                <text:p>0.0003350000000000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0208666666666583">
                <text:p>0.000208666666666583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0673200000000008">
                <text:p>0.00673200000000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508250000000004">
                <text:p>0.00508250000000004</text:p>
              </table:table-cell>
              <table:table-cell office:value-type="float" office:value="0">
                <text:p>0</text:p>
              </table:table-cell>
              <table:table-cell office:value-type="float" office:value="0.000503499999999946">
                <text:p>0.0005034999999999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.0000323333333333646">
                <text:p>0.0000323333333333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0202787499999999">
                <text:p>0.002027874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484299999999996">
                <text:p>0.004842999999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0851715384615384">
                <text:p>0.0851715384615384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00475857142857145">
                <text:p>0.00475857142857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02cm" svg:height="14.239cm" xlink:href=".." xlink:type="simple" chart:class="chart:scatter" chart:column-mapping="0 1" chart:style-name="ch1">
        <chart:title svg:x="3.231cm" svg:y="0.42cm" chart:style-name="ch2">
          <text:p>Błąd względny dla parametru cr=0.2 w zależności od rodzaju selekcji głównego rodzica w mutacji</text:p>
        </chart:title>
        <chart:legend chart:legend-position="bottom" svg:x="5.759cm" svg:y="13.43cm" style:legend-expansion="wide" chart:style-name="ch3"/>
        <chart:plot-area chart:style-name="ch4" table:cell-range-address="Arkusz3.K49:Arkusz3.K49 Arkusz3.D1:Arkusz3.F29" chart:data-source-has-labels="both" svg:x="1.542cm" svg:y="2.051cm" svg:width="22.652cm" svg:height="10.087cm">
          <chartooo:coordinate-region svg:x="2.455cm" svg:y="2.263cm" svg:width="21.367cm" svg:height="9.202cm"/>
          <chart:axis chart:dimension="x" chart:name="primary-x" chart:style-name="ch5" chartooo:axis-type="auto">
            <chart:title svg:x="11.289cm" svg:y="12.423cm" chart:style-name="ch6">
              <text:p>Oczekiwane wartości</text:p>
            </chart:title>
            <chart:categories table:cell-range-address="Arkusz3.K49:Arkusz3.K49"/>
            <chart:grid chart:style-name="ch7" chart:class="major"/>
          </chart:axis>
          <chart:axis chart:dimension="y" chart:name="primary-y" chart:style-name="ch8">
            <chart:title svg:x="0.451cm" svg:y="8.183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E2:Arkusz3.E29" chart:label-cell-address="Arkusz3.E1:Arkusz3.E1" chart:class="chart:scatter">
            <chart:domain table:cell-range-address="Arkusz3.D2:Arkusz3.D29"/>
            <chart:data-point chart:repeated="28"/>
          </chart:series>
          <chart:series chart:style-name="ch11" chart:values-cell-range-address="Arkusz3.F2:Arkusz3.F29" chart:label-cell-address="Arkusz3.F1:Arkusz3.F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wybór losowego osobnika z populacji</text:p>
                <draw:g>
                  <svg:desc>Arkusz3.E1:Arkusz3.E1</svg:desc>
                </draw:g>
              </table:table-cell>
              <table:table-cell office:value-type="string">
                <text:p>średnia ze wszystkich osobników w populacji</text:p>
                <draw:g>
                  <svg:desc>Arkusz3.F1:Arkusz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rkusz3.K49:Arkusz3.K49</svg:desc>
                </draw:g>
              </table:table-cell>
              <table:table-cell office:value-type="float" office:value="-1400">
                <text:p>-1400</text:p>
                <draw:g>
                  <svg:desc>Arkusz3.D2:Arkusz3.D29</svg:desc>
                </draw:g>
              </table:table-cell>
              <table:table-cell office:value-type="float" office:value="0">
                <text:p>0</text:p>
                <draw:g>
                  <svg:desc>Arkusz3.E2:Arkusz3.E29</svg:desc>
                </draw:g>
              </table:table-cell>
              <table:table-cell office:value-type="float" office:value="0">
                <text:p>0</text:p>
                <draw:g>
                  <svg:desc>Arkusz3.F2:Arkusz3.F29</svg:desc>
                </draw:g>
              </table:table-cell>
            </table:table-row>
            <table:table-row>
              <table:table-cell office:value-type="string"/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335538461538468">
                <text:p>0.00335538461538468</text:p>
              </table:table-cell>
            </table:table-row>
            <table:table-row>
              <table:table-cell office:value-type="string"/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30448525">
                <text:p>0.30448525</text:p>
              </table:table-cell>
            </table:table-row>
            <table:table-row>
              <table:table-cell office:value-type="string"/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00182909090909086">
                <text:p>0.00182909090909086</text:p>
              </table:table-cell>
            </table:table-row>
            <table:table-row>
              <table:table-cell office:value-type="string"/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.000000900000000001455">
                <text:p>0.000000900000000001455</text:p>
              </table:table-cell>
            </table:table-row>
            <table:table-row>
              <table:table-cell office:value-type="string"/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00445875000000058">
                <text:p>0.000445875000000058</text:p>
              </table:table-cell>
            </table:table-row>
            <table:table-row>
              <table:table-cell office:value-type="string"/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.00368000000000003">
                <text:p>0.00368000000000003</text:p>
              </table:table-cell>
            </table:table-row>
            <table:table-row>
              <table:table-cell office:value-type="string"/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00131666666665827">
                <text:p>0.0000131666666665827</text:p>
              </table:table-cell>
            </table:table-row>
            <table:table-row>
              <table:table-cell office:value-type="string"/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250599999999963">
                <text:p>0.000250599999999963</text:p>
              </table:table-cell>
            </table:table-row>
            <table:table-row>
              <table:table-cell office:value-type="string"/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0308899999999994">
                <text:p>0.00308899999999994</text:p>
              </table:table-cell>
            </table:table-row>
            <table:table-row>
              <table:table-cell office:value-type="string"/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.017606">
                <text:p>0.017606</text:p>
              </table:table-cell>
            </table:table-row>
            <table:table-row>
              <table:table-cell office:value-type="string"/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.4010003">
                <text:p>0.4010003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464051">
                <text:p>0.464051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000000500000000016598">
                <text:p>0.000000500000000016598</text:p>
              </table:table-cell>
              <table:table-cell office:value-type="float" office:value="0.035573">
                <text:p>0.035573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0.00673200000000008">
                <text:p>0.00673200000000008</text:p>
              </table:table-cell>
              <table:table-cell office:value-type="float" office:value="0.0126023333333334">
                <text:p>0.0126023333333334</text:p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0.00500524999999996">
                <text:p>0.00500524999999996</text:p>
              </table:table-cell>
              <table:table-cell office:value-type="float" office:value="0.0113345">
                <text:p>0.0113345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290029142857143">
                <text:p>0.290029142857143</text:p>
              </table:table-cell>
            </table:table-row>
            <table:table-row>
              <table:table-cell office:value-type="string"/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052353">
                <text:p>0.052353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184653333333333">
                <text:p>0.0184653333333333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.0946154545454546">
                <text:p>0.0946154545454546</text:p>
              </table:table-cell>
            </table:table-row>
            <table:table-row>
              <table:table-cell office:value-type="string"/>
              <table:table-cell office:value-type="float" office:value="1200">
                <text:p>1200</text:p>
              </table:table-cell>
              <table:table-cell office:value-type="float" office:value="0.0000674999999999197">
                <text:p>0.0000674999999999197</text:p>
              </table:table-cell>
              <table:table-cell office:value-type="float" office:value="0.0000674999999999197">
                <text:p>0.0000674999999999197</text:p>
              </table:table-cell>
            </table:table-row>
            <table:table-row>
              <table:table-cell office:value-type="string"/>
              <table:table-cell office:value-type="float" office:value="1300">
                <text:p>130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962430769230769">
                <text:p>0.0962430769230769</text:p>
              </table:table-cell>
            </table:table-row>
            <table:table-row>
              <table:table-cell office:value-type="string"/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44135714285715">
                <text:p>0.07441357142857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minimum="-1500" chart:maximum="15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89cm" svg:height="14.771cm" xlink:href=".." xlink:type="simple" chart:class="chart:scatter" chart:column-mapping="0 1" chart:style-name="ch1">
        <chart:title svg:x="3.274cm" svg:y="0.431cm" chart:style-name="ch2">
          <text:p>Błąd względny dla parametru cr=0.5 w zależności od rodzaju selekcji głównego rodzica w mutacji</text:p>
        </chart:title>
        <chart:legend chart:legend-position="bottom" svg:x="5.802cm" svg:y="13.962cm" style:legend-expansion="wide" chart:style-name="ch3"/>
        <chart:plot-area chart:style-name="ch4" table:cell-range-address="Arkusz3.K1:Arkusz3.M29" chart:data-source-has-labels="both" svg:x="1.543cm" svg:y="2.095cm" svg:width="22.736cm" svg:height="10.564cm">
          <chartooo:coordinate-region svg:x="2.27cm" svg:y="2.308cm" svg:width="21.637cm" svg:height="9.678cm"/>
          <chart:axis chart:dimension="x" chart:name="primary-x" chart:style-name="ch5" chartooo:axis-type="auto">
            <chart:title svg:x="11.332cm" svg:y="12.955cm" chart:style-name="ch6">
              <text:p>Oczekiwane wartości</text:p>
            </chart:title>
            <chart:categories table:cell-range-address="Arkusz3.K2:Arkusz3.K29"/>
            <chart:grid chart:style-name="ch7" chart:class="major"/>
          </chart:axis>
          <chart:axis chart:dimension="y" chart:name="primary-y" chart:style-name="ch8">
            <chart:title svg:x="0.451cm" svg:y="8.466cm" chart:style-name="ch9">
              <text:p>Błąd względny</text:p>
            </chart:title>
            <chart:grid chart:style-name="ch7" chart:class="major"/>
          </chart:axis>
          <chart:series chart:style-name="ch10" chart:values-cell-range-address="Arkusz3.L2:Arkusz3.L29" chart:label-cell-address="Arkusz3.L1:Arkusz3.L1" chart:class="chart:scatter">
            <chart:domain table:cell-range-address="Arkusz3.K2:Arkusz3.K29"/>
            <chart:data-point chart:repeated="28"/>
          </chart:series>
          <chart:series chart:style-name="ch11" chart:values-cell-range-address="Arkusz3.M2:Arkusz3.M29" chart:label-cell-address="Arkusz3.M1:Arkusz3.M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  <table:table-cell office:value-type="string">
                <text:p>wybór losowego osobnika z populacji</text:p>
                <draw:g>
                  <svg:desc>Arkusz3.L1:Arkusz3.L1</svg:desc>
                </draw:g>
              </table:table-cell>
              <table:table-cell office:value-type="string">
                <text:p>średnia ze wszystkich osobników w populacji</text:p>
                <draw:g>
                  <svg:desc>Arkusz3.M1:Arkusz3.M1</svg:desc>
                </draw:g>
              </table:table-cell>
            </table:table-row>
          </table:table-header-rows>
          <table:table-rows>
            <table:table-row>
              <table:table-cell office:value-type="float" office:value="-1400">
                <text:p>-1400</text:p>
                <draw:g>
                  <svg:desc>Arkusz3.K2:Arkusz3.K29</svg:desc>
                </draw:g>
              </table:table-cell>
              <table:table-cell office:value-type="float" office:value="-1400">
                <text:p>-1400</text:p>
                <draw:g>
                  <svg:desc>Arkusz3.K2:Arkusz3.K29</svg:desc>
                </draw:g>
              </table:table-cell>
              <table:table-cell office:value-type="float" office:value="0">
                <text:p>0</text:p>
                <draw:g>
                  <svg:desc>Arkusz3.L2:Arkusz3.L29</svg:desc>
                </draw:g>
              </table:table-cell>
              <table:table-cell office:value-type="float" office:value="0">
                <text:p>0</text:p>
                <draw:g>
                  <svg:desc>Arkusz3.M2:Arkusz3.M29</svg:desc>
                </draw:g>
              </table:table-cell>
            </table:table-row>
            <table:table-row>
              <table:table-cell office:value-type="float" office:value="-1300">
                <text:p>-1300</text:p>
              </table:table-cell>
              <table:table-cell office:value-type="float" office:value="-1300">
                <text:p>-1300</text:p>
              </table:table-cell>
              <table:table-cell office:value-type="float" office:value="0">
                <text:p>0</text:p>
              </table:table-cell>
              <table:table-cell office:value-type="float" office:value="0.00100076923076918">
                <text:p>0.00100076923076918</text:p>
              </table:table-cell>
            </table:table-row>
            <table:table-row>
              <table:table-cell office:value-type="float" office:value="-1200">
                <text:p>-1200</text:p>
              </table:table-cell>
              <table:table-cell office:value-type="float" office:value="-1200">
                <text:p>-1200</text:p>
              </table:table-cell>
              <table:table-cell office:value-type="float" office:value="0">
                <text:p>0</text:p>
              </table:table-cell>
              <table:table-cell office:value-type="float" office:value="0.577075333333333">
                <text:p>0.577075333333333</text:p>
              </table:table-cell>
            </table:table-row>
            <table:table-row>
              <table:table-cell office:value-type="float" office:value="-1100">
                <text:p>-1100</text:p>
              </table:table-cell>
              <table:table-cell office:value-type="float" office:value="-1100">
                <text:p>-1100</text:p>
              </table:table-cell>
              <table:table-cell office:value-type="float" office:value="0">
                <text:p>0</text:p>
              </table:table-cell>
              <table:table-cell office:value-type="float" office:value="0.0294018181818183">
                <text:p>0.0294018181818183</text:p>
              </table:table-cell>
            </table:table-row>
            <table:table-row>
              <table:table-cell office:value-type="float" office:value="-1000">
                <text:p>-1000</text:p>
              </table:table-cell>
              <table:table-cell office:value-type="float" office:value="-1000">
                <text:p>-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900">
                <text:p>-900</text:p>
              </table:table-cell>
              <table:table-cell office:value-type="float" office:value="-900">
                <text:p>-900</text:p>
              </table:table-cell>
              <table:table-cell office:value-type="float" office:value="0">
                <text:p>0</text:p>
              </table:table-cell>
              <table:table-cell office:value-type="float" office:value="0.00000011111111108322">
                <text:p>0.00000011111111108322</text:p>
              </table:table-cell>
            </table:table-row>
            <table:table-row>
              <table:table-cell office:value-type="float" office:value="-800">
                <text:p>-800</text:p>
              </table:table-cell>
              <table:table-cell office:value-type="float" office:value="-800">
                <text:p>-800</text:p>
              </table:table-cell>
              <table:table-cell office:value-type="float" office:value="0">
                <text:p>0</text:p>
              </table:table-cell>
              <table:table-cell office:value-type="float" office:value="0.011947875">
                <text:p>0.011947875</text:p>
              </table:table-cell>
            </table:table-row>
            <table:table-row>
              <table:table-cell office:value-type="float" office:value="-700">
                <text:p>-700</text:p>
              </table:table-cell>
              <table:table-cell office:value-type="float" office:value="-700">
                <text:p>-700</text:p>
              </table:table-cell>
              <table:table-cell office:value-type="float" office:value="0">
                <text:p>0</text:p>
              </table:table-cell>
              <table:table-cell office:value-type="float" office:value="0.00039200000000002">
                <text:p>0.00039200000000002</text:p>
              </table:table-cell>
            </table:table-row>
            <table:table-row>
              <table:table-cell office:value-type="float" office:value="-600">
                <text:p>-60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0.00019266666666662">
                <text:p>0.00019266666666662</text:p>
              </table:table-cell>
            </table:table-row>
            <table:table-row>
              <table:table-cell office:value-type="float" office:value="-500">
                <text:p>-500</text:p>
              </table:table-cell>
              <table:table-cell office:value-type="float" office:value="-500">
                <text:p>-500</text:p>
              </table:table-cell>
              <table:table-cell office:value-type="float" office:value="0">
                <text:p>0</text:p>
              </table:table-cell>
              <table:table-cell office:value-type="float" office:value="0.000232999999999947">
                <text:p>0.000232999999999947</text:p>
              </table:table-cell>
            </table:table-row>
            <table:table-row>
              <table:table-cell office:value-type="float" office:value="-400">
                <text:p>-400</text:p>
              </table:table-cell>
              <table:table-cell office:value-type="float" office:value="-400">
                <text:p>-400</text:p>
              </table:table-cell>
              <table:table-cell office:value-type="float" office:value="0">
                <text:p>0</text:p>
              </table:table-cell>
              <table:table-cell office:value-type="float" office:value="0.00725449999999995">
                <text:p>0.00725449999999995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.00369133333333328">
                <text:p>0.00369133333333328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00312169999999995">
                <text:p>0.00312169999999995</text:p>
              </table:table-cell>
              <table:table-cell office:value-type="float" office:value="0.2924877">
                <text:p>0.29248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312200000000004">
                <text:p>0.00312200000000004</text:p>
              </table:table-cell>
              <table:table-cell office:value-type="float" office:value="0.187363">
                <text:p>0.18736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35424">
                <text:p>0.0354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015067">
                <text:p>0.0150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1219375">
                <text:p>0.012193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125800000000027">
                <text:p>0.00012580000000002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.0000324999999999894">
                <text:p>0.00003249999999998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.00503371428571427">
                <text:p>0.0050337142857142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.071241">
                <text:p>0.07124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179245555555556">
                <text:p>0.01792455555555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000900000000001455">
                <text:p>0.0000090000000000145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6527272727274">
                <text:p>0.090652727272727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.000317500000000071">
                <text:p>0.00031750000000007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.244626923076923">
                <text:p>0.24462692307692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.0743849999999999">
                <text:p>0.07438499999999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